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evenodd"/>
    </style:style>
    <style:style style:name="gr3" style:family="graphic">
      <style:graphic-properties draw:fill="solid" draw:fill-color="#ffffff" draw:stroke="solid" draw:stroke-linejoin="miter" fo:margin="1.000000000000000pt" style:wrap="biggest" style:wrap-dynamic-threshold="0.000000000000000pt" svg:fill-rule="evenodd" svg:stroke-color="#000000" svg:stroke-opacity="1" svg:stroke-width="1.000000000000000pt"/>
    </style:style>
    <style:style style:name="gr4" style:family="graphic">
      <style:graphic-properties draw:fill="solid" draw:fill-color="#fff133" draw:stroke="solid" draw:stroke-linejoin="miter" fo:margin="1.000000000000000pt" style:wrap="biggest" style:wrap-dynamic-threshold="0.000000000000000pt" svg:fill-rule="evenodd" svg:stroke-color="#000000" svg:stroke-opacity="1" svg:stroke-width="1.000000000000000pt"/>
    </style:style>
    <style:style style:name="gr5" style:family="graphic">
      <style:graphic-properties draw:fill="solid" draw:fill-color="#bb0000" draw:stroke="solid" draw:stroke-linejoin="miter" fo:margin="1.000000000000000pt" style:wrap="biggest" style:wrap-dynamic-threshold="0.000000000000000pt" svg:fill-rule="evenodd" svg:stroke-color="#000000" svg:stroke-opacity="1" svg:stroke-width="11.400000000000000pt"/>
    </style:style>
    <style:style style:name="gr6" style:family="graphic">
      <style:graphic-properties draw:fill="solid" draw:fill-color="#c0c0c0" draw:stroke="none" fo:margin="1.000000000000000pt" style:wrap="biggest" style:wrap-dynamic-threshold="0.000000000000000pt" svg:fill-rule="evenodd"/>
    </style:style>
    <style:style style:name="gr7" style:family="graphic">
      <style:graphic-properties draw:fill="solid" draw:fill-color="#c0c0c0" draw:stroke="solid" draw:stroke-linejoin="miter" fo:margin="1.000000000000000pt" style:wrap="biggest" style:wrap-dynamic-threshold="0.000000000000000pt" svg:fill-rule="evenodd" svg:stroke-color="#000000" svg:stroke-opacity="1" svg:stroke-width="1.000000000000000pt"/>
    </style:style>
    <style:style style:name="gr8" style:family="graphic">
      <style:graphic-properties draw:fill="solid" draw:fill-color="#c0c0c0" draw:stroke="solid" draw:stroke-linejoin="miter" fo:margin="1.000000000000000pt" style:wrap="biggest" style:wrap-dynamic-threshold="0.000000000000000pt" svg:fill-rule="evenodd" svg:stroke-color="#000000" svg:stroke-opacity="1" svg:stroke-width="0.500000000000000pt"/>
    </style:style>
    <style:style style:name="gr9" style:family="graphic">
      <style:graphic-properties draw:fill="solid" draw:fill-color="#fff133" draw:stroke="none" fo:margin="1.000000000000000pt" style:wrap="biggest" style:wrap-dynamic-threshold="0.000000000000000pt" svg:fill-rule="evenodd"/>
    </style:style>
    <style:style style:name="gr10" style:family="graphic">
      <style:graphic-properties draw:fill="solid" draw:fill-color="#fff133" draw:stroke="solid" draw:stroke-linejoin="miter" fo:margin="1.000000000000000pt" style:wrap="biggest" style:wrap-dynamic-threshold="0.000000000000000pt" svg:fill-rule="evenodd" svg:stroke-color="#000000" svg:stroke-opacity="1" svg:stroke-width="0.500000000000000pt"/>
    </style:style>
    <style:style style:name="gr11" style:family="graphic">
      <style:graphic-properties draw:fill="solid" draw:fill-color="#bb0000" draw:stroke="solid" draw:stroke-linejoin="miter" fo:margin="1.000000000000000pt" style:wrap="biggest" style:wrap-dynamic-threshold="0.000000000000000pt" svg:fill-rule="evenodd" svg:stroke-color="#000000" svg:stroke-opacity="1" svg:stroke-width="16.004879760000001pt"/>
    </style:style>
    <style:style style:name="gr12" style:family="graphic">
      <style:graphic-properties draw:fill="solid" draw:fill-color="#b90000" draw:stroke="none" fo:margin="1.000000000000000pt" style:wrap="biggest" style:wrap-dynamic-threshold="0.000000000000000pt" svg:fill-rule="evenodd"/>
    </style:style>
    <style:style style:name="gr13" style:family="graphic">
      <style:graphic-properties draw:fill="solid" draw:fill-color="#ffe00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4999" draw:layer="" svg:width="49.99998480000pt" svg:height="99.99996000000pt" svg:x="49.99998160000pt" svg:y="0.00004882812pt"/>
          <draw:g draw:style-name="gr1" draw:id="shape3" draw:name="g4528" svg:y="24.98505352618pt">
            <draw:path draw:style-name="gr3" draw:id="shape4" draw:name="path3462" draw:layer="" svg:width="241.54421480992pt" svg:height="323.68772197961pt" draw:transform="matrix(-0.05259662930 0.00000000000 0.00000000000 0.04363265300 76.10546614543pt 40.29598064795pt)" svg:viewBox="0 0 242 324" svg:d="M0 13.5259C0 14.0256 44.7226 191.719 94.4501 253.854C149.898 323.637 184.905 323.688 184.905 323.688C184.905 323.688 241.544 309.521 241.544 309.521C241.544 309.521 208.378 311.194 142.598 226.195C75.9004 140.013 55.1408 -2.46636 56.1399 0.0324311Z" koffice:nodeTypes="ccccccc"/>
            <draw:path draw:style-name="gr3" draw:id="shape5" draw:name="path3441" draw:layer="" svg:width="253.85562350519pt" svg:height="307.62251525472pt" draw:transform="matrix(0.05259662930 0.00000000000 0.00000000000 0.04363265300 73.29580145596pt 41.33515731085pt)" svg:viewBox="0 0 254 308" svg:d="M0.0379922 2.99824C-1.18966 -4.50456 27.1487 179.934 112.164 265.059C154.671 307.623 183.01 307.623 183.01 307.623C183.01 307.623 253.856 293.435 253.856 293.435C253.856 293.435 212.497 296.438 146.673 211.312C79.932 125.002 59.8321 0.500507 60.332 0Z" koffice:nodeTypes="ccccccc"/>
            <draw:path draw:style-name="gr3" draw:id="shape6" draw:name="path3442" draw:layer="" svg:width="241.54421480992pt" svg:height="323.68772197961pt" draw:transform="matrix(0.05259662930 0.00000000000 0.00000000000 0.04363265300 73.18969909182pt 40.61380280086pt)" svg:viewBox="0 0 242 324" svg:d="M0 13.5259C0 14.0256 44.7226 191.719 94.4501 253.854C149.898 323.637 184.905 323.688 184.905 323.688C184.905 323.688 241.544 309.521 241.544 309.521C241.544 309.521 208.378 311.194 142.598 226.195C75.9004 140.013 55.1408 -2.46636 56.1399 0.0324311Z" koffice:nodeTypes="ccccccc"/>
            <draw:path draw:style-name="gr3" draw:id="shape7" draw:name="path3461" draw:layer="" svg:width="253.85562350519pt" svg:height="307.62251525472pt" draw:transform="matrix(-0.05259662930 0.00000000000 0.00000000000 0.04363265300 75.99934307939pt 41.01733515794pt)" svg:viewBox="0 0 254 308" svg:d="M0.0379922 2.99824C-1.18966 -4.50456 27.1487 179.934 112.164 265.059C154.671 307.623 183.01 307.623 183.01 307.623C183.01 307.623 253.856 293.435 253.856 293.435C253.856 293.435 212.497 296.438 146.673 211.312C79.932 125.002 59.8321 0.500507 60.332 0Z" koffice:nodeTypes="ccccccc"/>
            <draw:path draw:style-name="gr4" draw:id="shape8" draw:name="path3443" draw:layer="" svg:width="65.66569575385pt" svg:height="91.57648852174pt" draw:transform="matrix(0.05258458194 0.00093739043 -0.00112996984 0.04362263928 76.03760716133pt 46.30984464000pt)" svg:viewBox="0 0 66 92" svg:d="M0 24.6918L7.359 42.3638C7.359 42.3638 8.52894 34.5682 14.2146 33.1578C19.9003 31.7467 19.9003 31.7467 19.9003 31.7467C19.9003 31.7467 41.5013 71.1181 45.7662 78.173C50.0294 85.2272 42.9229 91.5765 44.3437 91.5765C45.7662 91.5765 65.6657 82.4057 65.6657 82.4057C65.6657 82.4057 57.1376 83.1104 53.5835 77.4667C50.0294 71.8229 25.586 29.63 25.586 29.63C25.586 29.63 30.5609 27.5133 34.825 25.3973C39.0898 23.2806 43.3539 31.7467 43.3539 31.7467L32.6933 10.582C32.6933 10.582 32.6933 17.6369 29.1393 19.048C25.586 20.4583 22.7428 21.8695 22.7428 21.8695C22.7428 21.8695 19.9003 16.9313 16.3463 11.2875C12.793 5.64376 19.9003 0 19.9003 0L1.42162 9.17082C1.42162 9.17082 7.81813 12.6987 9.95057 16.2257C12.0822 19.7536 14.2146 23.2806 14.2146 23.2806C14.2146 23.2806 11.6231 24.6918 7.60987 26.0598C4.72401 27.5564 1.42162 26.1029 0 24.6918Z" koffice:nodeTypes="ccccccccccccccccccccc"/>
            <draw:g draw:style-name="gr1" draw:id="shape9" draw:name="g2599" svg:y="28.72135625409pt">
              <draw:path draw:style-name="gr5" draw:id="shape10" draw:name="path2600" draw:layer="" svg:width="269.58251501561pt" svg:height="113.77291718230pt" draw:transform="matrix(0.00386419802 0.00060331913 0.00222661226 -0.00254763512 66.04392793480pt 66.71123374604pt)" svg:viewBox="0 0 270 114" svg:d="M56.7542 0C28.3771 0 0 28.4431 0 56.8863C0 85.3294 28.3771 113.773 56.7542 113.773L212.828 113.773C241.206 113.773 269.583 85.3294 269.583 56.8863C269.583 27.1636 241.206 0 212.828 0Z" koffice:nodeTypes="ccccccc"/>
              <draw:path draw:style-name="gr5" draw:id="shape11" draw:name="path2601" draw:layer="" svg:width="269.58251501561pt" svg:height="113.77291718230pt" draw:transform="matrix(0.00379103843 0.00068614756 0.00227056823 -0.00254025109 65.73031382180pt 66.94796358495pt)" svg:viewBox="0 0 270 114" svg:d="M56.7542 0C28.3771 0 0 28.4431 0 56.8863C0 85.3294 28.3771 113.773 56.7542 113.773L212.828 113.773C241.206 113.773 269.583 85.3294 269.583 56.8863C269.583 27.1636 241.206 0 212.828 0Z" koffice:nodeTypes="ccccccc"/>
              <draw:path draw:style-name="gr5" draw:id="shape12" draw:name="path2602" draw:layer="" svg:width="269.58251501561pt" svg:height="113.77291718230pt" draw:transform="matrix(0.00386419802 0.00060331913 0.00222661226 -0.00254763512 65.38889010082pt 67.22404997460pt)" svg:viewBox="0 0 270 114" svg:d="M56.7542 0C28.3771 0 0 28.4431 0 56.8863C0 85.3294 28.3771 113.773 56.7542 113.773L212.828 113.773C241.206 113.773 269.583 85.3294 269.583 56.8863C269.583 27.1636 241.206 0 212.828 0Z" koffice:nodeTypes="ccccccc"/>
              <draw:path draw:style-name="gr5" draw:id="shape13" draw:name="path2603" draw:layer="" svg:width="269.58251501561pt" svg:height="113.77291718230pt" draw:transform="matrix(0.00392015431 -0.00024221667 0.00137612794 -0.00293893602 69.60141146709pt 63.73001510235pt)" svg:viewBox="0 0 270 114" svg:d="M56.7542 0C28.3771 0 0 28.4431 0 56.8863C0 85.3294 28.3771 113.773 56.7542 113.773L212.828 113.773C241.206 113.773 269.583 85.3294 269.583 56.8863C269.583 27.1636 241.206 0 212.828 0Z" koffice:nodeTypes="ccccccc"/>
              <draw:path draw:style-name="gr5" draw:id="shape14" draw:name="path2604" draw:layer="" svg:width="269.58251501561pt" svg:height="113.77291718230pt" draw:transform="matrix(0.00387738425 -0.00008249855 0.00148988736 -0.00291711758 69.34933241536pt 64.00131717803pt)" svg:viewBox="0 0 270 114" svg:d="M56.7542 0C28.3771 0 0 28.4431 0 56.8863C0 85.3294 28.3771 113.773 56.7542 113.773L212.828 113.773C241.206 113.773 269.583 85.3294 269.583 56.8863C269.583 27.1636 241.206 0 212.828 0Z" koffice:nodeTypes="ccccccc"/>
              <draw:path draw:style-name="gr5" draw:id="shape15" draw:name="path2605" draw:layer="" svg:width="269.58251501561pt" svg:height="113.77291718230pt" draw:transform="matrix(0.00392514579 -0.00017743038 0.00144511311 -0.00291565504 69.09541964443pt 64.33708026340pt)" svg:viewBox="0 0 270 114" svg:d="M56.7542 0C28.3771 0 0 28.4431 0 56.8863C0 85.3294 28.3771 113.773 56.7542 113.773L212.828 113.773C241.206 113.773 269.583 85.3294 269.583 56.8863C269.583 27.1636 241.206 0 212.828 0Z" koffice:nodeTypes="ccccccc"/>
              <draw:path draw:style-name="gr5" draw:id="shape16" draw:name="path2606" draw:layer="" svg:width="269.58251501561pt" svg:height="113.77291718230pt" draw:transform="matrix(0.00387587488 0.00012310253 0.00170746705 -0.00283235676 68.82024343477pt 64.43782683309pt)" svg:viewBox="0 0 270 114" svg:d="M56.7542 0C28.3771 0 0 28.4431 0 56.8863C0 85.3294 28.3771 113.773 56.7542 113.773L212.828 113.773C241.206 113.773 269.583 85.3294 269.583 56.8863C269.583 27.1636 241.206 0 212.828 0Z" koffice:nodeTypes="ccccccc"/>
              <draw:path draw:style-name="gr5" draw:id="shape17" draw:name="path2607" draw:layer="" svg:width="269.58251501561pt" svg:height="113.77291718230pt" draw:transform="matrix(0.00386747267 -0.00058859519 0.00099631116 -0.00304446903 70.50136065976pt 62.59226680737pt)" svg:viewBox="0 0 270 114" svg:d="M56.7542 0C28.3771 0 0 28.4431 0 56.8863C0 85.3294 28.3771 113.773 56.7542 113.773L212.828 113.773C241.206 113.773 269.583 85.3294 269.583 56.8863C269.583 27.1636 241.206 0 212.828 0Z" koffice:nodeTypes="ccccccc"/>
              <draw:path draw:style-name="gr5" draw:id="shape18" draw:name="path2608" draw:layer="" svg:width="269.58251501561pt" svg:height="113.77291718230pt" draw:transform="matrix(0.00383427915 -0.00048940477 0.00104052788 -0.00305068679 70.30905851805pt 62.90699273102pt)" svg:viewBox="0 0 270 114" svg:d="M56.7542 0C28.3771 0 0 28.4431 0 56.8863C0 85.3294 28.3771 113.773 56.7542 113.773L212.828 113.773C241.206 113.773 269.583 85.3294 269.583 56.8863C269.583 27.1636 241.206 0 212.828 0Z" koffice:nodeTypes="ccccccc"/>
              <draw:path draw:style-name="gr5" draw:id="shape19" draw:name="path2609" draw:layer="" svg:width="269.58251501561pt" svg:height="113.77291718230pt" draw:transform="matrix(0.00386747267 -0.00058859519 0.00099631116 -0.00304446903 70.10753380406pt 63.26677103326pt)" svg:viewBox="0 0 270 114" svg:d="M56.7542 0C28.3771 0 0 28.4431 0 56.8863C0 85.3294 28.3771 113.773 56.7542 113.773L212.828 113.773C241.206 113.773 269.583 85.3294 269.583 56.8863C269.583 27.1636 241.206 0 212.828 0Z" koffice:nodeTypes="ccccccc"/>
              <draw:path draw:style-name="gr5" draw:id="shape20" draw:name="path2610" draw:layer="" svg:width="269.58251501561pt" svg:height="113.77291718230pt" draw:transform="matrix(0.00384497569 -0.00042660551 0.00111152494 -0.00303305468 69.85591375397pt 63.54437185660pt)" svg:viewBox="0 0 270 114" svg:d="M56.7542 0C28.3771 0 0 28.4431 0 56.8863C0 85.3294 28.3771 113.773 56.7542 113.773L212.828 113.773C241.206 113.773 269.583 85.3294 269.583 56.8863C269.583 27.1636 241.206 0 212.828 0Z" koffice:nodeTypes="ccccccc"/>
              <draw:path draw:style-name="gr5" draw:id="shape21" draw:name="path2611" draw:layer="" svg:width="269.58251501561pt" svg:height="113.77291718230pt" draw:transform="matrix(0.00390982594 0.00033986044 0.00197330619 -0.00268994281 67.35495027421pt 65.73914516726pt)" svg:viewBox="0 0 270 114" svg:d="M56.7542 0C28.3771 0 0 28.4431 0 56.8863C0 85.3294 28.3771 113.773 56.7542 113.773L212.828 113.773C241.206 113.773 269.583 85.3294 269.583 56.8863C269.583 27.1636 241.206 0 212.828 0Z" koffice:nodeTypes="ccccccc"/>
              <draw:path draw:style-name="gr5" draw:id="shape22" draw:name="path2612" draw:layer="" svg:width="269.58251501561pt" svg:height="113.77291718230pt" draw:transform="matrix(0.00384485961 0.00042736984 0.00201780959 -0.00268555444 67.06523462492pt 65.99632888721pt)" svg:viewBox="0 0 270 114" svg:d="M56.7542 0C28.3771 0 0 28.4431 0 56.8863C0 85.3294 28.3771 113.773 56.7542 113.773L212.828 113.773C241.206 113.773 269.583 85.3294 269.583 56.8863C269.583 27.1636 241.206 0 212.828 0Z" koffice:nodeTypes="ccccccc"/>
              <draw:path draw:style-name="gr5" draw:id="shape23" draw:name="path2613" draw:layer="" svg:width="269.58251501561pt" svg:height="113.77291718230pt" draw:transform="matrix(0.00390982594 0.00033986044 0.00197330619 -0.00268994281 66.75157617846pt 66.29459648184pt)" svg:viewBox="0 0 270 114" svg:d="M56.7542 0C28.3771 0 0 28.4431 0 56.8863C0 85.3294 28.3771 113.773 56.7542 113.773L212.828 113.773C241.206 113.773 269.583 85.3294 269.583 56.8863C269.583 27.1636 241.206 0 212.828 0Z" koffice:nodeTypes="ccccccc"/>
              <draw:path draw:style-name="gr5" draw:id="shape24" draw:name="path2614" draw:layer="" svg:width="269.58251501561pt" svg:height="113.77291718230pt" draw:transform="matrix(0.00379103843 0.00068614756 0.00227056823 -0.00254025109 66.38534946240pt 66.43514298885pt)" svg:viewBox="0 0 270 114" svg:d="M56.7542 0C28.3771 0 0 28.4431 0 56.8863C0 85.3294 28.3771 113.773 56.7542 113.773L212.828 113.773C241.206 113.773 269.583 85.3294 269.583 56.8863C269.583 27.1636 241.206 0 212.828 0Z" koffice:nodeTypes="ccccccc"/>
              <draw:path draw:style-name="gr5" draw:id="shape25" draw:name="path2615" draw:layer="" svg:width="269.58251501561pt" svg:height="113.77291718230pt" draw:transform="matrix(0.00393065362 0.00003087081 0.00166267306 -0.00283325756 68.54145430503pt 64.75946528046pt)" svg:viewBox="0 0 270 114" svg:d="M56.7542 0C28.3771 0 0 28.4431 0 56.8863C0 85.3294 28.3771 113.773 56.7542 113.773L212.828 113.773C241.206 113.773 269.583 85.3294 269.583 56.8863C269.583 27.1636 241.206 0 212.828 0Z" koffice:nodeTypes="ccccccc"/>
              <draw:path draw:style-name="gr5" draw:id="shape26" draw:name="path2616" draw:layer="" svg:width="269.58251501561pt" svg:height="113.77291718230pt" draw:transform="matrix(0.00387587488 0.00012310253 0.00170746705 -0.00283235676 68.28188227445pt 65.03828337092pt)" svg:viewBox="0 0 270 114" svg:d="M56.7542 0C28.3771 0 0 28.4431 0 56.8863C0 85.3294 28.3771 113.773 56.7542 113.773L212.828 113.773C241.206 113.773 269.583 85.3294 269.583 56.8863C269.583 27.1636 241.206 0 212.828 0Z" koffice:nodeTypes="ccccccc"/>
              <draw:path draw:style-name="gr5" draw:id="shape27" draw:name="path2617" draw:layer="" svg:width="269.58251501561pt" svg:height="113.77291718230pt" draw:transform="matrix(0.00390982594 0.00033986044 0.00197330619 -0.00268994281 67.95831729133pt 65.18368709272pt)" svg:viewBox="0 0 270 114" svg:d="M56.7542 0C28.3771 0 0 28.4431 0 56.8863C0 85.3294 28.3771 113.773 56.7542 113.773L212.828 113.773C241.206 113.773 269.583 85.3294 269.583 56.8863C269.583 27.1636 241.206 0 212.828 0Z" koffice:nodeTypes="ccccccc"/>
              <draw:path draw:style-name="gr5" draw:id="shape28" draw:name="path2618" draw:layer="" svg:width="269.58251501561pt" svg:height="113.77291718230pt" draw:transform="matrix(0.00384485961 0.00042736984 0.00201780959 -0.00268555444 67.66859472958pt 65.44086193849pt)" svg:viewBox="0 0 270 114" svg:d="M56.7542 0C28.3771 0 0 28.4431 0 56.8863C0 85.3294 28.3771 113.773 56.7542 113.773L212.828 113.773C241.206 113.773 269.583 85.3294 269.583 56.8863C269.583 27.1636 241.206 0 212.828 0Z" koffice:nodeTypes="ccccccc"/>
              <draw:path draw:style-name="gr5" draw:id="shape29" draw:name="path2619" draw:layer="" svg:width="269.58251501561pt" svg:height="113.77291718230pt" draw:transform="matrix(0.00365558133 -0.00120967081 0.00026665453 -0.00314872393 72.45116057381pt 58.76288576000pt)" svg:viewBox="0 0 270 114" svg:d="M56.7542 0C28.3771 0 0 28.4431 0 56.8863C0 85.3294 28.3771 113.773 56.7542 113.773L212.828 113.773C241.206 113.773 269.583 85.3294 269.583 56.8863C269.583 27.1636 241.206 0 212.828 0Z" koffice:nodeTypes="ccccccc"/>
              <draw:path draw:style-name="gr5" draw:id="shape30" draw:name="path2620" draw:layer="" svg:width="269.58251501561pt" svg:height="113.77291718230pt" draw:transform="matrix(0.00374011939 -0.00085993720 0.00060893781 -0.00313138740 72.33170232755pt 58.89955293943pt)" svg:viewBox="0 0 270 114" svg:d="M56.7542 0C28.3771 0 0 28.4431 0 56.8863C0 85.3294 28.3771 113.773 56.7542 113.773L212.828 113.773C241.206 113.773 269.583 85.3294 269.583 56.8863C269.583 27.1636 241.206 0 212.828 0Z" koffice:nodeTypes="ccccccc"/>
              <draw:path draw:style-name="gr5" draw:id="shape31" draw:name="path2621" draw:layer="" svg:width="269.58251501561pt" svg:height="113.77291718230pt" draw:transform="matrix(0.00375921423 -0.00096169272 0.00056588513 -0.00312088532 72.18161349225pt 59.27653111317pt)" svg:viewBox="0 0 270 114" svg:d="M56.7542 0C28.3771 0 0 28.4431 0 56.8863C0 85.3294 28.3771 113.773 56.7542 113.773L212.828 113.773C241.206 113.773 269.583 85.3294 269.583 56.8863C269.583 27.1636 241.206 0 212.828 0Z" koffice:nodeTypes="ccccccc"/>
              <draw:path draw:style-name="gr5" draw:id="shape32" draw:name="path2622" draw:layer="" svg:width="269.58251501561pt" svg:height="113.77291718230pt" draw:transform="matrix(0.00374011939 -0.00085993720 0.00060893781 -0.00313138740 72.03442032346pt 59.60787468907pt)" svg:viewBox="0 0 270 114" svg:d="M56.7542 0C28.3771 0 0 28.4431 0 56.8863C0 85.3294 28.3771 113.773 56.7542 113.773L212.828 113.773C241.206 113.773 269.583 85.3294 269.583 56.8863C269.583 27.1636 241.206 0 212.828 0Z" koffice:nodeTypes="ccccccc"/>
              <draw:path draw:style-name="gr5" draw:id="shape33" draw:name="path2623" draw:layer="" svg:width="269.58251501561pt" svg:height="113.77291718230pt" draw:transform="matrix(0.00364624107 -0.00110696272 0.00030856217 -0.00316204946 72.79366984710pt 57.65117693202pt)" svg:viewBox="0 0 270 114" svg:d="M56.7542 0C28.3771 0 0 28.4431 0 56.8863C0 85.3294 28.3771 113.773 56.7542 113.773L212.828 113.773C241.206 113.773 269.583 85.3294 269.583 56.8863C269.583 27.1636 241.206 0 212.828 0Z" koffice:nodeTypes="ccccccc"/>
              <draw:path draw:style-name="gr5" draw:id="shape34" draw:name="path2624" draw:layer="" svg:width="269.58251501561pt" svg:height="113.77291718230pt" draw:transform="matrix(0.00365558133 -0.00120967081 0.00026665453 -0.00314872393 72.67997616078pt 58.03697570370pt)" svg:viewBox="0 0 270 114" svg:d="M56.7542 0C28.3771 0 0 28.4431 0 56.8863C0 85.3294 28.3771 113.773 56.7542 113.773L212.828 113.773C241.206 113.773 269.583 85.3294 269.583 56.8863C269.583 27.1636 241.206 0 212.828 0Z" koffice:nodeTypes="ccccccc"/>
              <draw:path draw:style-name="gr5" draw:id="shape35" draw:name="path2625" draw:layer="" svg:width="269.58251501561pt" svg:height="113.77291718230pt" draw:transform="matrix(0.00364624107 -0.00110696272 0.00030856217 -0.00316204946 72.56484668302pt 58.37708657105pt)" svg:viewBox="0 0 270 114" svg:d="M56.7542 0C28.3771 0 0 28.4431 0 56.8863C0 85.3294 28.3771 113.773 56.7542 113.773L212.828 113.773C241.206 113.773 269.583 85.3294 269.583 56.8863C269.583 27.1636 241.206 0 212.828 0Z" koffice:nodeTypes="ccccccc"/>
              <draw:path draw:style-name="gr5" draw:id="shape36" draw:name="path2626" draw:layer="" svg:width="269.58251501561pt" svg:height="113.77291718230pt" draw:transform="matrix(0.00383875693 -0.00070816550 0.00086085085 -0.00307329528 71.27558765172pt 61.26083322555pt)" svg:viewBox="0 0 270 114" svg:d="M56.7542 0C28.3771 0 0 28.4431 0 56.8863C0 85.3294 28.3771 113.773 56.7542 113.773L212.828 113.773C241.206 113.773 269.583 85.3294 269.583 56.8863C269.583 27.1636 241.206 0 212.828 0Z" koffice:nodeTypes="ccccccc"/>
              <draw:path draw:style-name="gr5" draw:id="shape37" draw:name="path2627" draw:layer="" svg:width="269.58251501561pt" svg:height="113.77291718230pt" draw:transform="matrix(0.00381002172 -0.00060800894 0.00090475227 -0.00308083098 71.09737376816pt 61.58129359581pt)" svg:viewBox="0 0 270 114" svg:d="M56.7542 0C28.3771 0 0 28.4431 0 56.8863C0 85.3294 28.3771 113.773 56.7542 113.773L212.828 113.773C241.206 113.773 269.583 85.3294 269.583 56.8863C269.583 27.1636 241.206 0 212.828 0Z" koffice:nodeTypes="ccccccc"/>
              <draw:path draw:style-name="gr5" draw:id="shape38" draw:name="path2628" draw:layer="" svg:width="269.58251501561pt" svg:height="113.77291718230pt" draw:transform="matrix(0.00383875693 -0.00070816550 0.00086085085 -0.00307329528 70.91190579134pt 61.94709036723pt)" svg:viewBox="0 0 270 114" svg:d="M56.7542 0C28.3771 0 0 28.4431 0 56.8863C0 85.3294 28.3771 113.773 56.7542 113.773L212.828 113.773C241.206 113.773 269.583 85.3294 269.583 56.8863C269.583 27.1636 241.206 0 212.828 0Z" koffice:nodeTypes="ccccccc"/>
              <draw:path draw:style-name="gr5" draw:id="shape39" draw:name="path2629" draw:layer="" svg:width="269.58251501561pt" svg:height="113.77291718230pt" draw:transform="matrix(0.00383427915 -0.00048940477 0.00104052788 -0.00305068679 70.70286264244pt 62.23248725332pt)" svg:viewBox="0 0 270 114" svg:d="M56.7542 0C28.3771 0 0 28.4431 0 56.8863C0 85.3294 28.3771 113.773 56.7542 113.773L212.828 113.773C241.206 113.773 269.583 85.3294 269.583 56.8863C269.583 27.1636 241.206 0 212.828 0Z" koffice:nodeTypes="ccccccc"/>
              <draw:path draw:style-name="gr5" draw:id="shape40" draw:name="path2630" draw:layer="" svg:width="269.58251501561pt" svg:height="113.77291718230pt" draw:transform="matrix(0.00375921423 -0.00096169272 0.00056588513 -0.00312088532 71.88434210606pt 59.98484686507pt)" svg:viewBox="0 0 270 114" svg:d="M56.7542 0C28.3771 0 0 28.4431 0 56.8863C0 85.3294 28.3771 113.773 56.7542 113.773L212.828 113.773C241.206 113.773 269.583 85.3294 269.583 56.8863C269.583 27.1636 241.206 0 212.828 0Z" koffice:nodeTypes="ccccccc"/>
              <draw:path draw:style-name="gr5" draw:id="shape41" draw:name="path2631" draw:layer="" svg:width="269.58251501561pt" svg:height="113.77291718230pt" draw:transform="matrix(0.00381002172 -0.00060800894 0.00090475227 -0.00308083098 71.82473799239pt 60.20877290634pt)" svg:viewBox="0 0 270 114" svg:d="M56.7542 0C28.3771 0 0 28.4431 0 56.8863C0 85.3294 28.3771 113.773 56.7542 113.773L212.828 113.773C241.206 113.773 269.583 85.3294 269.583 56.8863C269.583 27.1636 241.206 0 212.828 0Z" koffice:nodeTypes="ccccccc"/>
              <draw:path draw:style-name="gr5" draw:id="shape42" draw:name="path2632" draw:layer="" svg:width="269.58251501561pt" svg:height="113.77291718230pt" draw:transform="matrix(0.00383875693 -0.00070816550 0.00086085085 -0.00307329528 71.63927001059pt 60.57456974118pt)" svg:viewBox="0 0 270 114" svg:d="M56.7542 0C28.3771 0 0 28.4431 0 56.8863C0 85.3294 28.3771 113.773 56.7542 113.773L212.828 113.773C241.206 113.773 269.583 85.3294 269.583 56.8863C269.583 27.1636 241.206 0 212.828 0Z" koffice:nodeTypes="ccccccc"/>
              <draw:path draw:style-name="gr5" draw:id="shape43" draw:name="path2633" draw:layer="" svg:width="269.58251501561pt" svg:height="113.77291718230pt" draw:transform="matrix(0.00381002172 -0.00060800894 0.00090475227 -0.00308083098 71.46105335707pt 60.89503308027pt)" svg:viewBox="0 0 270 114" svg:d="M56.7542 0C28.3771 0 0 28.4431 0 56.8863C0 85.3294 28.3771 113.773 56.7542 113.773L212.828 113.773C241.206 113.773 269.583 85.3294 269.583 56.8863C269.583 27.1636 241.206 0 212.828 0Z" koffice:nodeTypes="ccccccc"/>
              <draw:path draw:style-name="gr5" draw:id="shape44" draw:name="path2634" draw:layer="" svg:width="269.58251501561pt" svg:height="113.77291718230pt" draw:transform="matrix(0.00337807849 -0.00168257898 -0.00033713974 -0.00314401931 73.55176088431pt 55.60150232980pt)" svg:viewBox="0 0 270 114" svg:d="M56.7542 0C28.3771 0 0 28.4431 0 56.8863C0 85.3294 28.3771 113.773 56.7542 113.773L212.828 113.773C241.206 113.773 269.583 85.3294 269.583 56.8863C269.583 27.1636 241.206 0 212.828 0Z" koffice:nodeTypes="ccccccc"/>
              <draw:path draw:style-name="gr5" draw:id="shape45" draw:name="path2635" draw:layer="" svg:width="269.58251501561pt" svg:height="113.77291718230pt" draw:transform="matrix(0.00362906149 -0.00126438742 0.00019911486 -0.00315223098 73.39371359015pt 55.92208412117pt)" svg:viewBox="0 0 270 114" svg:d="M56.7542 0C28.3771 0 0 28.4431 0 56.8863C0 85.3294 28.3771 113.773 56.7542 113.773L212.828 113.773C241.206 113.773 269.583 85.3294 269.583 56.8863C269.583 27.1636 241.206 0 212.828 0Z" koffice:nodeTypes="ccccccc"/>
              <draw:path draw:style-name="gr5" draw:id="shape46" draw:name="path2636" draw:layer="" svg:width="269.58251501561pt" svg:height="113.77291718230pt" draw:transform="matrix(0.00362189963 -0.00116155911 0.00024072209 -0.00316615698 73.28588941690pt 56.26386026109pt)" svg:viewBox="0 0 270 114" svg:d="M56.7542 0C28.3771 0 0 28.4431 0 56.8863C0 85.3294 28.3771 113.773 56.7542 113.773L212.828 113.773C241.206 113.773 269.583 85.3294 269.583 56.8863C269.583 27.1636 241.206 0 212.828 0Z" koffice:nodeTypes="ccccccc"/>
              <draw:path draw:style-name="gr5" draw:id="shape47" draw:name="path2637" draw:layer="" svg:width="269.58251501561pt" svg:height="113.77291718230pt" draw:transform="matrix(0.00338843409 -0.00157993765 -0.00029832119 -0.00316271723 73.67790663094pt 54.45825939536pt)" svg:viewBox="0 0 270 114" svg:d="M56.7542 0C28.3771 0 0 28.4431 0 56.8863C0 85.3294 28.3771 113.773 56.7542 113.773L212.828 113.773C241.206 113.773 269.583 85.3294 269.583 56.8863C269.583 27.1636 241.206 0 212.828 0Z" koffice:nodeTypes="ccccccc"/>
              <draw:path draw:style-name="gr5" draw:id="shape48" draw:name="path2638" draw:layer="" svg:width="269.58251501561pt" svg:height="113.77291718230pt" draw:transform="matrix(0.00337807849 -0.00168257898 -0.00033713974 -0.00314401931 73.63923761859pt 54.85432533631pt)" svg:viewBox="0 0 270 114" svg:d="M56.7542 0C28.3771 0 0 28.4431 0 56.8863C0 85.3294 28.3771 113.773 56.7542 113.773L212.828 113.773C241.206 113.773 269.583 85.3294 269.583 56.8863C269.583 27.1636 241.206 0 212.828 0Z" koffice:nodeTypes="ccccccc"/>
              <draw:path draw:style-name="gr5" draw:id="shape49" draw:name="path2639" draw:layer="" svg:width="269.58251501561pt" svg:height="113.77291718230pt" draw:transform="matrix(0.00338843409 -0.00157993765 -0.00029832119 -0.00316271723 73.59043006282pt 55.20543427462pt)" svg:viewBox="0 0 270 114" svg:d="M56.7542 0C28.3771 0 0 28.4431 0 56.8863C0 85.3294 28.3771 113.773 56.7542 113.773L212.828 113.773C241.206 113.773 269.583 85.3294 269.583 56.8863C269.583 27.1636 241.206 0 212.828 0Z" koffice:nodeTypes="ccccccc"/>
              <draw:path draw:style-name="gr5" draw:id="shape50" draw:name="path2640" draw:layer="" svg:width="269.58251501561pt" svg:height="113.77291718230pt" draw:transform="matrix(0.00362906149 -0.00126438742 0.00019911486 -0.00315223098 73.18049105495pt 56.65131387710pt)" svg:viewBox="0 0 270 114" svg:d="M56.7542 0C28.3771 0 0 28.4431 0 56.8863C0 85.3294 28.3771 113.773 56.7542 113.773L212.828 113.773C241.206 113.773 269.583 85.3294 269.583 56.8863C269.583 27.1636 241.206 0 212.828 0Z" koffice:nodeTypes="ccccccc"/>
              <draw:path draw:style-name="gr5" draw:id="shape51" draw:name="path2641" draw:layer="" svg:width="269.58251501561pt" svg:height="113.77291718230pt" draw:transform="matrix(0.00364624107 -0.00110696272 0.00030856217 -0.00316204946 73.02831228128pt 56.90680223344pt)" svg:viewBox="0 0 270 114" svg:d="M56.7542 0C28.3771 0 0 28.4431 0 56.8863C0 85.3294 28.3771 113.773 56.7542 113.773L212.828 113.773C241.206 113.773 269.583 85.3294 269.583 56.8863C269.583 27.1636 241.206 0 212.828 0Z" koffice:nodeTypes="ccccccc"/>
              <draw:path draw:style-name="gr5" draw:id="shape52" draw:name="path2642" draw:layer="" svg:width="269.58251501561pt" svg:height="113.77291718230pt" draw:transform="matrix(0.00365558133 -0.00120967081 0.00026665453 -0.00314872393 72.91462314789pt 57.29260762598pt)" svg:viewBox="0 0 270 114" svg:d="M56.7542 0C28.3771 0 0 28.4431 0 56.8863C0 85.3294 28.3771 113.773 56.7542 113.773L212.828 113.773C241.206 113.773 269.583 85.3294 269.583 56.8863C269.583 27.1636 241.206 0 212.828 0Z" koffice:nodeTypes="ccccccc"/>
            </draw:g>
            <draw:g draw:style-name="gr1" draw:id="shape53" draw:name="g2555" svg:y="27.31432185540pt">
              <draw:path draw:style-name="gr5" draw:id="shape54" draw:name="path2512" draw:layer="" svg:width="269.58251501561pt" svg:height="113.77291718230pt" draw:transform="matrix(-0.00390317775 0.00038967635 -0.00202202066 -0.00266449260 82.85713147788pt 65.73924055178pt)" svg:viewBox="0 0 270 114" svg:d="M56.7542 0C28.3771 0 0 28.4431 0 56.8863C0 85.3294 28.3771 113.773 56.7542 113.773L212.828 113.773C241.206 113.773 269.583 85.3294 269.583 56.8863C269.583 27.1636 241.206 0 212.828 0Z" koffice:nodeTypes="ccccccc"/>
              <draw:path draw:style-name="gr5" draw:id="shape55" draw:name="path2513" draw:layer="" svg:width="269.58251501561pt" svg:height="113.77291718230pt" draw:transform="matrix(-0.00383667148 0.00047634625 -0.00206646090 -0.00265953992 83.15150451180pt 65.99269298875pt)" svg:viewBox="0 0 270 114" svg:d="M56.7542 0C28.3771 0 0 28.4431 0 56.8863C0 85.3294 28.3771 113.773 56.7542 113.773L212.828 113.773C241.206 113.773 269.583 85.3294 269.583 56.8863C269.583 27.1636 241.206 0 212.828 0Z" koffice:nodeTypes="ccccccc"/>
              <draw:path draw:style-name="gr5" draw:id="shape56" draw:name="path2514" draw:layer="" svg:width="269.58251501561pt" svg:height="113.77291718230pt" draw:transform="matrix(-0.00390317775 0.00038967635 -0.00202202066 -0.00266449260 83.47054077480pt 66.28694522251pt)" svg:viewBox="0 0 270 114" svg:d="M56.7542 0C28.3771 0 0 28.4431 0 56.8863C0 85.3294 28.3771 113.773 56.7542 113.773L212.828 113.773C241.206 113.773 269.583 85.3294 269.583 56.8863C269.583 27.1636 241.206 0 212.828 0Z" koffice:nodeTypes="ccccccc"/>
              <draw:path draw:style-name="gr5" draw:id="shape57" draw:name="path2515" draw:layer="" svg:width="269.58251501561pt" svg:height="113.77291718230pt" draw:transform="matrix(-0.00389270507 -0.00045710996 -0.00114268405 -0.00300821437 79.54111202780pt 62.56896739652pt)" svg:viewBox="0 0 270 114" svg:d="M56.7542 0C28.3771 0 0 28.4431 0 56.8863C0 85.3294 28.3771 113.773 56.7542 113.773L212.828 113.773C241.206 113.773 269.583 85.3294 269.583 56.8863C269.583 27.1636 241.206 0 212.828 0Z" koffice:nodeTypes="ccccccc"/>
              <draw:path draw:style-name="gr5" draw:id="shape58" draw:name="path2516" draw:layer="" svg:width="269.58251501561pt" svg:height="113.77291718230pt" draw:transform="matrix(-0.00386255261 -0.00029538619 -0.00125790917 -0.00299269419 79.77137149603pt 62.85353607147pt)" svg:viewBox="0 0 270 114" svg:d="M56.7542 0C28.3771 0 0 28.4431 0 56.8863C0 85.3294 28.3771 113.773 56.7542 113.773L212.828 113.773C241.206 113.773 269.583 85.3294 269.583 56.8863C269.583 27.1636 241.206 0 212.828 0Z" koffice:nodeTypes="ccccccc"/>
              <draw:path draw:style-name="gr5" draw:id="shape59" draw:name="path2517" draw:layer="" svg:width="269.58251501561pt" svg:height="113.77291718230pt" draw:transform="matrix(-0.00390276644 -0.00039273774 -0.00121334617 -0.00298877441 79.99840559173pt 63.20252743875pt)" svg:viewBox="0 0 270 114" svg:d="M56.7542 0C28.3771 0 0 28.4431 0 56.8863C0 85.3294 28.3771 113.773 56.7542 113.773L212.828 113.773C241.206 113.773 269.583 85.3294 269.583 56.8863C269.583 27.1636 241.206 0 212.828 0Z" koffice:nodeTypes="ccccccc"/>
              <draw:path draw:style-name="gr5" draw:id="shape60" draw:name="path2518" draw:layer="" svg:width="269.58251501561pt" svg:height="113.77291718230pt" draw:transform="matrix(-0.00387717007 -0.00009014579 -0.00148166670 -0.00292007244 80.26508764644pt 63.31817780928pt)" svg:viewBox="0 0 270 114" svg:d="M56.7542 0C28.3771 0 0 28.4431 0 56.8863C0 85.3294 28.3771 113.773 56.7542 113.773L212.828 113.773C241.206 113.773 269.583 85.3294 269.583 56.8863C269.583 27.1636 241.206 0 212.828 0Z" koffice:nodeTypes="ccccccc"/>
              <draw:path draw:style-name="gr5" draw:id="shape61" draw:name="path2519" draw:layer="" svg:width="269.58251501561pt" svg:height="113.77291718230pt" draw:transform="matrix(-0.00381297348 -0.00079984623 -0.00075541031 -0.00309264842 78.73232773635pt 61.38422092737pt)" svg:viewBox="0 0 270 114" svg:d="M56.7542 0C28.3771 0 0 28.4431 0 56.8863C0 85.3294 28.3771 113.773 56.7542 113.773L212.828 113.773C241.206 113.773 269.583 85.3294 269.583 56.8863C269.583 27.1636 241.206 0 212.828 0Z" koffice:nodeTypes="ccccccc"/>
              <draw:path draw:style-name="gr5" draw:id="shape62" draw:name="path2520" draw:layer="" svg:width="269.58251501561pt" svg:height="113.77291718230pt" draw:transform="matrix(-0.00378763023 -0.00069904581 -0.00079904406 -0.00310128251 78.89953384076pt 61.70883496511pt)" svg:viewBox="0 0 270 114" svg:d="M56.7542 0C28.3771 0 0 28.4431 0 56.8863C0 85.3294 28.3771 113.773 56.7542 113.773L212.828 113.773C241.206 113.773 269.583 85.3294 269.583 56.8863C269.583 27.1636 241.206 0 212.828 0Z" koffice:nodeTypes="ccccccc"/>
              <draw:path draw:style-name="gr5" draw:id="shape63" draw:name="path2521" draw:layer="" svg:width="269.58251501561pt" svg:height="113.77291718230pt" draw:transform="matrix(-0.00381297348 -0.00079984623 -0.00075541031 -0.00309264842 79.07240954732pt 62.07891096428pt)" svg:viewBox="0 0 270 114" svg:d="M56.7542 0C28.3771 0 0 28.4431 0 56.8863C0 85.3294 28.3771 113.773 56.7542 113.773L212.828 113.773C241.206 113.773 269.583 85.3294 269.583 56.8863C269.583 27.1636 241.206 0 212.828 0Z" koffice:nodeTypes="ccccccc"/>
              <draw:path draw:style-name="gr5" draw:id="shape64" draw:name="path2522" draw:layer="" svg:width="269.58251501561pt" svg:height="113.77291718230pt" draw:transform="matrix(-0.00380322851 -0.00063696983 -0.00087127075 -0.00308758979 79.30171704575pt 62.36973957410pt)" svg:viewBox="0 0 270 114" svg:d="M56.7542 0C28.3771 0 0 28.4431 0 56.8863C0 85.3294 28.3771 113.773 56.7542 113.773L212.828 113.773C241.206 113.773 269.583 85.3294 269.583 56.8863C269.583 27.1636 241.206 0 212.828 0Z" koffice:nodeTypes="ccccccc"/>
              <draw:path draw:style-name="gr5" draw:id="shape65" draw:name="path2523" draw:layer="" svg:width="269.58251501561pt" svg:height="113.77291718230pt" draw:transform="matrix(-0.00392804642 0.00012427881 -0.00175810087 -0.00279257385 81.62516925626pt 64.69720754132pt)" svg:viewBox="0 0 270 114" svg:d="M56.7542 0C28.3771 0 0 28.4431 0 56.8863C0 85.3294 28.3771 113.773 56.7542 113.773L212.828 113.773C241.206 113.773 269.583 85.3294 269.583 56.8863C269.583 27.1636 241.206 0 212.828 0Z" koffice:nodeTypes="ccccccc"/>
              <draw:path draw:style-name="gr5" draw:id="shape66" draw:name="path2524" draw:layer="" svg:width="269.58251501561pt" svg:height="113.77291718230pt" draw:transform="matrix(-0.00387008282 0.00021516935 -0.00180285244 -0.00279064045 81.89409133932pt 64.96975648636pt)" svg:viewBox="0 0 270 114" svg:d="M56.7542 0C28.3771 0 0 28.4431 0 56.8863C0 85.3294 28.3771 113.773 56.7542 113.773L212.828 113.773C241.206 113.773 269.583 85.3294 269.583 56.8863C269.583 27.1636 241.206 0 212.828 0Z" koffice:nodeTypes="ccccccc"/>
              <draw:path draw:style-name="gr5" draw:id="shape67" draw:name="path2525" draw:layer="" svg:width="269.58251501561pt" svg:height="113.77291718230pt" draw:transform="matrix(-0.00392804642 0.00012427881 -0.00175810087 -0.00279257385 82.18368272028pt 65.28461634061pt)" svg:viewBox="0 0 270 114" svg:d="M56.7542 0C28.3771 0 0 28.4431 0 56.8863C0 85.3294 28.3771 113.773 56.7542 113.773L212.828 113.773C241.206 113.773 269.583 85.3294 269.583 56.8863C269.583 27.1636 241.206 0 212.828 0Z" koffice:nodeTypes="ccccccc"/>
              <draw:path draw:style-name="gr5" draw:id="shape68" draw:name="path2526" draw:layer="" svg:width="269.58251501561pt" svg:height="113.77291718230pt" draw:transform="matrix(-0.00383667148 0.00047634625 -0.00206646090 -0.00265953992 82.53809774604pt 65.44498408042pt)" svg:viewBox="0 0 270 114" svg:d="M56.7542 0C28.3771 0 0 28.4431 0 56.8863C0 85.3294 28.3771 113.773 56.7542 113.773L212.828 113.773C241.206 113.773 269.583 85.3294 269.583 56.8863C269.583 27.1636 241.206 0 212.828 0Z" koffice:nodeTypes="ccccccc"/>
              <draw:path draw:style-name="gr5" draw:id="shape69" draw:name="path2527" draw:layer="" svg:width="269.58251501561pt" svg:height="113.77291718230pt" draw:transform="matrix(-0.00392459771 -0.00018518865 -0.00143689868 -0.00291850982 80.51805212964pt 63.65444199166pt)" svg:viewBox="0 0 270 114" svg:d="M56.7542 0C28.3771 0 0 28.4431 0 56.8863C0 85.3294 28.3771 113.773 56.7542 113.773L212.828 113.773C241.206 113.773 269.583 85.3294 269.583 56.8863C269.583 27.1636 241.206 0 212.828 0Z" koffice:nodeTypes="ccccccc"/>
              <draw:path draw:style-name="gr5" draw:id="shape70" draw:name="path2528" draw:layer="" svg:width="269.58251501561pt" svg:height="113.77291718230pt" draw:transform="matrix(-0.00387717007 -0.00009014579 -0.00148166670 -0.00292007244 80.75519899924pt 63.94692221047pt)" svg:viewBox="0 0 270 114" svg:d="M56.7542 0C28.3771 0 0 28.4431 0 56.8863C0 85.3294 28.3771 113.773 56.7542 113.773L212.828 113.773C241.206 113.773 269.583 85.3294 269.583 56.8863C269.583 27.1636 241.206 0 212.828 0Z" koffice:nodeTypes="ccccccc"/>
              <draw:path draw:style-name="gr5" draw:id="shape71" draw:name="path2529" draw:layer="" svg:width="269.58251501561pt" svg:height="113.77291718230pt" draw:transform="matrix(-0.00392804642 0.00012427881 -0.00175810087 -0.00279257385 81.06666338572pt 64.10979238564pt)" svg:viewBox="0 0 270 114" svg:d="M56.7542 0C28.3771 0 0 28.4431 0 56.8863C0 85.3294 28.3771 113.773 56.7542 113.773L212.828 113.773C241.206 113.773 269.583 85.3294 269.583 56.8863C269.583 27.1636 241.206 0 212.828 0Z" koffice:nodeTypes="ccccccc"/>
              <draw:path draw:style-name="gr5" draw:id="shape72" draw:name="path2530" draw:layer="" svg:width="269.58251501561pt" svg:height="113.77291718230pt" draw:transform="matrix(-0.00387008282 0.00021516935 -0.00180285244 -0.00279064045 81.33559306227pt 64.38233285549pt)" svg:viewBox="0 0 270 114" svg:d="M56.7542 0C28.3771 0 0 28.4431 0 56.8863C0 85.3294 28.3771 113.773 56.7542 113.773L212.828 113.773C241.206 113.773 269.583 85.3294 269.583 56.8863C269.583 27.1636 241.206 0 212.828 0Z" koffice:nodeTypes="ccccccc"/>
              <draw:path draw:style-name="gr5" draw:id="shape73" draw:name="path2531" draw:layer="" svg:width="269.58251501561pt" svg:height="113.77291718230pt" draw:transform="matrix(-0.00355283335 -0.00140793819 -0.00001915141 -0.00315658310 77.08703904654pt 57.45595899147pt)" svg:viewBox="0 0 270 114" svg:d="M56.7542 0C28.3771 0 0 28.4431 0 56.8863C0 85.3294 28.3771 113.773 56.7542 113.773L212.828 113.773C241.206 113.773 269.583 85.3294 269.583 56.8863C269.583 27.1636 241.206 0 212.828 0Z" koffice:nodeTypes="ccccccc"/>
              <draw:path draw:style-name="gr5" draw:id="shape74" draw:name="path2532" draw:layer="" svg:width="269.58251501561pt" svg:height="113.77291718230pt" draw:transform="matrix(-0.00366461577 -0.00106360462 -0.00036205609 -0.00315809274 77.19552200676pt 57.59889563103pt)" svg:viewBox="0 0 270 114" svg:d="M56.7542 0C28.3771 0 0 28.4431 0 56.8863C0 85.3294 28.3771 113.773 56.7542 113.773L212.828 113.773C241.206 113.773 269.583 85.3294 269.583 56.8863C269.583 27.1636 241.206 0 212.828 0Z" koffice:nodeTypes="ccccccc"/>
              <draw:path draw:style-name="gr5" draw:id="shape75" draw:name="path2533" draw:layer="" svg:width="269.58251501561pt" svg:height="113.77291718230pt" draw:transform="matrix(-0.00367568960 -0.00116618986 -0.00031991984 -0.00314524754 77.31572391941pt 57.98330794464pt)" svg:viewBox="0 0 270 114" svg:d="M56.7542 0C28.3771 0 0 28.4431 0 56.8863C0 85.3294 28.3771 113.773 56.7542 113.773L212.828 113.773C241.206 113.773 269.583 85.3294 269.583 56.8863C269.583 27.1636 241.206 0 212.828 0Z" koffice:nodeTypes="ccccccc"/>
              <draw:path draw:style-name="gr5" draw:id="shape76" draw:name="path2534" draw:layer="" svg:width="269.58251501561pt" svg:height="113.77291718230pt" draw:transform="matrix(-0.00366461577 -0.00106360462 -0.00036205609 -0.00315809274 77.43661514967pt 58.32202500277pt)" svg:viewBox="0 0 270 114" svg:d="M56.7542 0C28.3771 0 0 28.4431 0 56.8863C0 85.3294 28.3771 113.773 56.7542 113.773L212.828 113.773C241.206 113.773 269.583 85.3294 269.583 56.8863C269.583 27.1636 241.206 0 212.828 0Z" koffice:nodeTypes="ccccccc"/>
              <draw:path draw:style-name="gr5" draw:id="shape77" draw:name="path2535" draw:layer="" svg:width="269.58251501561pt" svg:height="113.77291718230pt" draw:transform="matrix(-0.00355156777 -0.00130493846 -0.00005992367 -0.00317218274 76.83245044174pt 56.32782761625pt)" svg:viewBox="0 0 270 114" svg:d="M56.7542 0C28.3771 0 0 28.4431 0 56.8863C0 85.3294 28.3771 113.773 56.7542 113.773L212.828 113.773C241.206 113.773 269.583 85.3294 269.583 56.8863C269.583 27.1636 241.206 0 212.828 0Z" koffice:nodeTypes="ccccccc"/>
              <draw:path draw:style-name="gr5" draw:id="shape78" draw:name="path2536" draw:layer="" svg:width="269.58251501561pt" svg:height="113.77291718230pt" draw:transform="matrix(-0.00355283335 -0.00140793819 -0.00001915141 -0.00315658310 76.91564396960pt 56.71904155118pt)" svg:viewBox="0 0 270 114" svg:d="M56.7542 0C28.3771 0 0 28.4431 0 56.8863C0 85.3294 28.3771 113.773 56.7542 113.773L212.828 113.773C241.206 113.773 269.583 85.3294 269.583 56.8863C269.583 27.1636 241.206 0 212.828 0Z" koffice:nodeTypes="ccccccc"/>
              <draw:path draw:style-name="gr5" draw:id="shape79" draw:name="path2537" draw:layer="" svg:width="269.58251501561pt" svg:height="113.77291718230pt" draw:transform="matrix(-0.00355156777 -0.00130493846 -0.00005992367 -0.00317218274 77.00385311217pt 57.06474505654pt)" svg:viewBox="0 0 270 114" svg:d="M56.7542 0C28.3771 0 0 28.4431 0 56.8863C0 85.3294 28.3771 113.773 56.7542 113.773L212.828 113.773C241.206 113.773 269.583 85.3294 269.583 56.8863C269.583 27.1636 241.206 0 212.828 0Z" koffice:nodeTypes="ccccccc"/>
              <draw:path draw:style-name="gr5" draw:id="shape80" draw:name="path2538" draw:layer="" svg:width="269.58251501561pt" svg:height="113.77291718230pt" draw:transform="matrix(-0.00377494278 -0.00091758060 -0.00061798152 -0.00311396881 78.06418362790pt 60.01311561369pt)" svg:viewBox="0 0 270 114" svg:d="M56.7542 0C28.3771 0 0 28.4431 0 56.8863C0 85.3294 28.3771 113.773 56.7542 113.773L212.828 113.773C241.206 113.773 269.583 85.3294 269.583 56.8863C269.583 27.1636 241.206 0 212.828 0Z" koffice:nodeTypes="ccccccc"/>
              <draw:path draw:style-name="gr5" draw:id="shape81" draw:name="path2539" draw:layer="" svg:width="269.58251501561pt" svg:height="113.77291718230pt" draw:transform="matrix(-0.00375412397 -0.00081606111 -0.00066119731 -0.00312390066 78.21688215230pt 60.34267756326pt)" svg:viewBox="0 0 270 114" svg:d="M56.7542 0C28.3771 0 0 28.4431 0 56.8863C0 85.3294 28.3771 113.773 56.7542 113.773L212.828 113.773C241.206 113.773 269.583 85.3294 269.583 56.8863C269.583 27.1636 241.206 0 212.828 0Z" koffice:nodeTypes="ccccccc"/>
              <draw:path draw:style-name="gr5" draw:id="shape82" draw:name="path2540" draw:layer="" svg:width="269.58251501561pt" svg:height="113.77291718230pt" draw:transform="matrix(-0.00377494278 -0.00091758060 -0.00061798152 -0.00311396881 78.37326377153pt 60.71787671437pt)" svg:viewBox="0 0 270 114" svg:d="M56.7542 0C28.3771 0 0 28.4431 0 56.8863C0 85.3294 28.3771 113.773 56.7542 113.773L212.828 113.773C241.206 113.773 269.583 85.3294 269.583 56.8863C269.583 27.1636 241.206 0 212.828 0Z" koffice:nodeTypes="ccccccc"/>
              <draw:path draw:style-name="gr5" draw:id="shape83" draw:name="path2541" draw:layer="" svg:width="269.58251501561pt" svg:height="113.77291718230pt" draw:transform="matrix(-0.00378763023 -0.00069904581 -0.00079904406 -0.00310128251 78.55947481025pt 61.01414492819pt)" svg:viewBox="0 0 270 114" svg:d="M56.7542 0C28.3771 0 0 28.4431 0 56.8863C0 85.3294 28.3771 113.773 56.7542 113.773L212.828 113.773C241.206 113.773 269.583 85.3294 269.583 56.8863C269.583 27.1636 241.206 0 212.828 0Z" koffice:nodeTypes="ccccccc"/>
              <draw:path draw:style-name="gr5" draw:id="shape84" draw:name="path2542" draw:layer="" svg:width="269.58251501561pt" svg:height="113.77291718230pt" draw:transform="matrix(-0.00367568960 -0.00116618986 -0.00031991984 -0.00314524754 77.55680693767pt 58.70643074811pt)" svg:viewBox="0 0 270 114" svg:d="M56.7542 0C28.3771 0 0 28.4431 0 56.8863C0 85.3294 28.3771 113.773 56.7542 113.773L212.828 113.773C241.206 113.773 269.583 85.3294 269.583 56.8863C269.583 27.1636 241.206 0 212.828 0Z" koffice:nodeTypes="ccccccc"/>
              <draw:path draw:style-name="gr5" draw:id="shape85" draw:name="path2543" draw:layer="" svg:width="269.58251501561pt" svg:height="113.77291718230pt" draw:transform="matrix(-0.00375412397 -0.00081606111 -0.00066119731 -0.00312390066 77.59872186505pt 58.93314894194pt)" svg:viewBox="0 0 270 114" svg:d="M56.7542 0C28.3771 0 0 28.4431 0 56.8863C0 85.3294 28.3771 113.773 56.7542 113.773L212.828 113.773C241.206 113.773 269.583 85.3294 269.583 56.8863C269.583 27.1636 241.206 0 212.828 0Z" koffice:nodeTypes="ccccccc"/>
              <draw:path draw:style-name="gr5" draw:id="shape86" draw:name="path2544" draw:layer="" svg:width="269.58251501561pt" svg:height="113.77291718230pt" draw:transform="matrix(-0.00377494278 -0.00091758060 -0.00061798152 -0.00311396881 77.75510348427pt 59.30834815662pt)" svg:viewBox="0 0 270 114" svg:d="M56.7542 0C28.3771 0 0 28.4431 0 56.8863C0 85.3294 28.3771 113.773 56.7542 113.773L212.828 113.773C241.206 113.773 269.583 85.3294 269.583 56.8863C269.583 27.1636 241.206 0 212.828 0Z" koffice:nodeTypes="ccccccc"/>
              <draw:path draw:style-name="gr5" draw:id="shape87" draw:name="path2545" draw:layer="" svg:width="269.58251501561pt" svg:height="113.77291718230pt" draw:transform="matrix(-0.00375412397 -0.00081606111 -0.00066119731 -0.00312390066 77.90780453983pt 59.63791322082pt)" svg:viewBox="0 0 270 114" svg:d="M56.7542 0C28.3771 0 0 28.4431 0 56.8863C0 85.3294 28.3771 113.773 56.7542 113.773L212.828 113.773C241.206 113.773 269.583 85.3294 269.583 56.8863C269.583 27.1636 241.206 0 212.828 0Z" koffice:nodeTypes="ccccccc"/>
              <draw:path draw:style-name="gr5" draw:id="shape88" draw:name="path2546" draw:layer="" svg:width="269.58251501561pt" svg:height="113.77291718230pt" draw:transform="matrix(-0.00323884275 -0.00186457698 0.00058297176 -0.00311870961 76.23673311713pt 54.24091765235pt)" svg:viewBox="0 0 270 114" svg:d="M56.7542 0C28.3771 0 0 28.4431 0 56.8863C0 85.3294 28.3771 113.773 56.7542 113.773L212.828 113.773C241.206 113.773 269.583 85.3294 269.583 56.8863C269.583 27.1636 241.206 0 212.828 0Z" koffice:nodeTypes="ccccccc"/>
              <draw:path draw:style-name="gr5" draw:id="shape89" draw:name="path2547" draw:layer="" svg:width="269.58251501561pt" svg:height="113.77291718230pt" draw:transform="matrix(-0.00352207973 -0.00146107946 0.00004851762 -0.00315637122 76.36929902137pt 54.56949258936pt)" svg:viewBox="0 0 270 114" svg:d="M56.7542 0C28.3771 0 0 28.4431 0 56.8863C0 85.3294 28.3771 113.773 56.7542 113.773L212.828 113.773C241.206 113.773 269.583 85.3294 269.583 56.8863C269.583 27.1636 241.206 0 212.828 0Z" koffice:nodeTypes="ccccccc"/>
              <draw:path draw:style-name="gr5" draw:id="shape90" draw:name="path2548" draw:layer="" svg:width="269.58251501561pt" svg:height="113.77291718230pt" draw:transform="matrix(-0.00352299728 -0.00135807946 0.00000809223 -0.00317255353 76.45008802067pt 54.91645634141pt)" svg:viewBox="0 0 270 114" svg:d="M56.7542 0C28.3771 0 0 28.4431 0 56.8863C0 85.3294 28.3771 113.773 56.7542 113.773L212.828 113.773C241.206 113.773 269.583 85.3294 269.583 56.8863C269.583 27.1636 241.206 0 212.828 0Z" koffice:nodeTypes="ccccccc"/>
              <draw:path draw:style-name="gr5" draw:id="shape91" draw:name="path2549" draw:layer="" svg:width="269.58251501561pt" svg:height="113.77291718230pt" draw:transform="matrix(-0.00325722531 -0.00176272617 0.00054570326 -0.00313950030 76.20051438510pt 53.09320957364pt)" svg:viewBox="0 0 270 114" svg:d="M56.7542 0C28.3771 0 0 28.4431 0 56.8863C0 85.3294 28.3771 113.773 56.7542 113.773L212.828 113.773C241.206 113.773 269.583 85.3294 269.583 56.8863C269.583 27.1636 241.206 0 212.828 0Z" koffice:nodeTypes="ccccccc"/>
              <draw:path draw:style-name="gr5" draw:id="shape92" draw:name="path2550" draw:layer="" svg:width="269.58251501561pt" svg:height="113.77291718230pt" draw:transform="matrix(-0.00323884275 -0.00186457698 0.00058297176 -0.00311870961 76.20803986917pt 53.49054585397pt)" svg:viewBox="0 0 270 114" svg:d="M56.7542 0C28.3771 0 0 28.4431 0 56.8863C0 85.3294 28.3771 113.773 56.7542 113.773L212.828 113.773C241.206 113.773 269.583 85.3294 269.583 56.8863C269.583 27.1636 241.206 0 212.828 0Z" koffice:nodeTypes="ccccccc"/>
              <draw:path draw:style-name="gr5" draw:id="shape93" draw:name="path2551" draw:layer="" svg:width="269.58251501561pt" svg:height="113.77291718230pt" draw:transform="matrix(-0.00325722531 -0.00176272617 0.00054570326 -0.00313950030 76.22920763306pt 53.84357925323pt)" svg:viewBox="0 0 270 114" svg:d="M56.7542 0C28.3771 0 0 28.4431 0 56.8863C0 85.3294 28.3771 113.773 56.7542 113.773L212.828 113.773C241.206 113.773 269.583 85.3294 269.583 56.8863C269.583 27.1636 241.206 0 212.828 0Z" koffice:nodeTypes="ccccccc"/>
              <draw:path draw:style-name="gr5" draw:id="shape94" draw:name="path2552" draw:layer="" svg:width="269.58251501561pt" svg:height="113.77291718230pt" draw:transform="matrix(-0.00352207973 -0.00146107946 0.00004851762 -0.00315637122 76.52487433828pt 55.30886571485pt)" svg:viewBox="0 0 270 114" svg:d="M56.7542 0C28.3771 0 0 28.4431 0 56.8863C0 85.3294 28.3771 113.773 56.7542 113.773L212.828 113.773C241.206 113.773 269.583 85.3294 269.583 56.8863C269.583 27.1636 241.206 0 212.828 0Z" koffice:nodeTypes="ccccccc"/>
              <draw:path draw:style-name="gr5" draw:id="shape95" draw:name="path2553" draw:layer="" svg:width="269.58251501561pt" svg:height="113.77291718230pt" draw:transform="matrix(-0.00355156777 -0.00130493846 -0.00005992367 -0.00317218274 76.65668911103pt 55.57216518287pt)" svg:viewBox="0 0 270 114" svg:d="M56.7542 0C28.3771 0 0 28.4431 0 56.8863C0 85.3294 28.3771 113.773 56.7542 113.773L212.828 113.773C241.206 113.773 269.583 85.3294 269.583 56.8863C269.583 27.1636 241.206 0 212.828 0Z" koffice:nodeTypes="ccccccc"/>
              <draw:path draw:style-name="gr5" draw:id="shape96" draw:name="path2554" draw:layer="" svg:width="269.58251501561pt" svg:height="113.77291718230pt" draw:transform="matrix(-0.00355283335 -0.00140793819 -0.00001915141 -0.00315658310 76.73987757656pt 55.96338547419pt)" svg:viewBox="0 0 270 114" svg:d="M56.7542 0C28.3771 0 0 28.4431 0 56.8863C0 85.3294 28.3771 113.773 56.7542 113.773L212.828 113.773C241.206 113.773 269.583 85.3294 269.583 56.8863C269.583 27.1636 241.206 0 212.828 0Z" koffice:nodeTypes="ccccccc"/>
            </draw:g>
            <draw:path draw:style-name="gr4" draw:id="shape97" draw:name="path3463" draw:layer="" svg:width="65.66569575385pt" svg:height="91.57648852174pt" draw:transform="matrix(-0.05258458194 0.00093739043 0.00112996984 0.04362263928 73.25755347549pt 45.99201981676pt)" svg:viewBox="0 0 66 92" svg:d="M0 24.6918L7.359 42.3638C7.359 42.3638 8.52894 34.5682 14.2146 33.1578C19.9003 31.7467 19.9003 31.7467 19.9003 31.7467C19.9003 31.7467 41.5013 71.1181 45.7662 78.173C50.0294 85.2272 42.9229 91.5765 44.3437 91.5765C45.7662 91.5765 65.6657 82.4057 65.6657 82.4057C65.6657 82.4057 57.1376 83.1104 53.5835 77.4667C50.0294 71.8229 25.586 29.63 25.586 29.63C25.586 29.63 30.5609 27.5133 34.825 25.3973C39.0898 23.2806 43.3539 31.7467 43.3539 31.7467L32.6933 10.582C32.6933 10.582 32.6933 17.6369 29.1393 19.048C25.586 20.4583 22.7428 21.8695 22.7428 21.8695C22.7428 21.8695 19.9003 16.9313 16.3463 11.2875C12.793 5.64376 19.9003 0 19.9003 0L1.42162 9.17082C1.42162 9.17082 7.81813 12.6987 9.95057 16.2257C12.0822 19.7536 14.2146 23.2806 14.2146 23.2806C14.2146 23.2806 11.6231 24.6918 7.60987 26.0598C4.72401 27.5564 1.42162 26.1029 0 24.6918Z" koffice:nodeTypes="ccccccccccccccccccccc"/>
            <draw:g draw:style-name="gr1" draw:id="shape98" draw:name="g1972" svg:y="4.49589836431pt">
              <draw:rect draw:style-name="gr6" draw:id="shape99" draw:name="rect1804" draw:layer="" svg:width="56.69292000000pt" svg:height="198.42516800000pt" draw:transform="matrix(-0.02237252612 0.01872769841 0.02237252612 0.01872769841 76.84068586205pt 54.28703779155pt)"/>
              <draw:ellipse draw:style-name="gr4" draw:id="shape100" draw:name="path1799" draw:layer="" svg:width="56.69292000000pt" svg:height="56.69277280000pt" draw:transform="matrix(-0.02237252612 0.01872769841 0.02237252612 0.01872769841 57.81523206638pt 38.36112242867pt)" draw:kind="full"/>
              <draw:path draw:style-name="gr7" draw:id="shape101" draw:name="path1800" draw:layer="" svg:width="28.69708546286pt" svg:height="53.30082566113pt" draw:transform="matrix(-0.02237252612 0.01872769841 0.02237252612 0.01872769841 58.21159095148pt 39.22377139508pt)" svg:viewBox="0 0 29 53" svg:d="M0 10.6603L0 53.3008L28.6963 53.3008L28.6971 10.6603C28.6971 -3.55344 0 -3.55344 0 10.6603Z" koffice:nodeTypes="ccccc"/>
              <draw:path draw:style-name="gr4" draw:id="shape102" draw:name="path1801" draw:layer="" svg:width="67.74209287042pt" svg:height="34.75862497638pt" draw:transform="matrix(-0.02237252612 0.01872769841 0.02237252612 0.01872769841 59.20270436851pt 39.32314760824pt)" svg:viewBox="0 0 68 35" svg:d="M5.31385 34.7586L61.899 34.7586C69.6898 26.8672 69.6898 13.651 61.899 6.09775C41.1457 -2.482 26.0679 -1.5704 5.31385 6.09775C-1.31914 13.651 -2.20945 26.1789 5.31385 34.7586Z" koffice:nodeTypes="ccccc"/>
              <draw:path draw:style-name="gr7" draw:id="shape103" draw:name="path1802" draw:layer="" svg:width="56.38725564632pt" svg:height="48.76867366612pt" draw:transform="matrix(-0.02237252612 0.01872769841 0.02237252612 0.01872769841 59.57539000739pt 39.83452156397pt)" svg:viewBox="0 0 56 49" svg:d="M0 6.34916L0 48.7687L56.3873 48.7687L56.3873 6.34916C42.29 -2.11639 14.0964 -2.11639 0 6.34916Z" koffice:nodeTypes="ccccc"/>
              <draw:path draw:style-name="gr4" draw:id="shape104" draw:name="path1803" draw:layer="" svg:width="67.74209287042pt" svg:height="34.75862497638pt" draw:transform="matrix(-0.02237252612 0.01872769841 0.02237252612 0.01872769841 60.15397564767pt 40.11944220306pt)" svg:viewBox="0 0 68 35" svg:d="M5.31385 34.7586L61.899 34.7586C69.6898 26.8672 69.6898 13.651 61.899 6.09775C41.1457 -2.482 26.0679 -1.5704 5.31385 6.09775C-1.31914 13.651 -2.20945 26.1789 5.31385 34.7586Z" koffice:nodeTypes="ccccc"/>
              <draw:path draw:style-name="gr7" draw:id="shape105" draw:name="path1805" draw:layer="" svg:width="56.39839583439pt" svg:height="394.38969631218pt" draw:transform="matrix(-0.02237252612 0.01872769841 0.02237252612 0.01872769841 60.52666596353pt 40.63082643021pt)" svg:viewBox="0 0 56 394" svg:d="M0 6.36734L0.0047746 394.39L56.3984 394.39L56.3928 6.36734C42.2942 -2.12245 14.0978 -2.12245 0 6.36734Z" koffice:nodeTypes="ccccc"/>
              <draw:path draw:style-name="gr4" draw:id="shape106" draw:name="path1806" draw:layer="" svg:width="67.74209287042pt" svg:height="34.75862497638pt" draw:transform="matrix(-0.02237252612 0.01872769841 0.02237252612 0.01872769841 69.21456982216pt 47.70412575951pt)" svg:viewBox="0 0 68 35" svg:d="M5.31385 34.7586L61.899 34.7586C69.6898 26.8672 69.6898 13.651 61.899 6.09775C41.1457 -2.482 26.0679 -1.5704 5.31385 6.09775C-1.31914 13.651 -2.20945 26.1789 5.31385 34.7586Z" koffice:nodeTypes="ccccc"/>
              <draw:path draw:style-name="gr7" draw:id="shape107" draw:name="path1807" draw:layer="" svg:width="56.38725564632pt" svg:height="261.96468976092pt" draw:transform="matrix(-0.02237252612 0.01872769841 0.02237252612 0.01872769841 69.72219889436pt 48.32846070010pt)" svg:viewBox="0 0 56 262" svg:d="M0 6.37595L0 261.965L56.3873 261.965L56.3873 6.37595C42.29 -2.12532 14.0964 -2.12532 0 6.37595Z" koffice:nodeTypes="ccccc"/>
              <draw:path draw:style-name="gr7" draw:id="shape108" draw:name="path1808" draw:layer="" svg:width="94.83829101192pt" svg:height="42.04377601488pt" draw:transform="matrix(-0.02237252612 0.01872769841 0.02237252612 0.01872769841 72.49148437303pt 49.96473589874pt)" svg:viewBox="0 0 95 42" svg:d="M4.02229 42.0438L88.9891 42.0438C96.788 34.3262 96.788 21.4012 88.9891 14.0143C88.9891 14.0143 74.8283 0 46.5061 0C18.1838 0 4.02229 14.0143 4.02229 14.0143C-1.67046 21.4012 -1.00063 33.0004 4.02229 42.0438Z" koffice:nodeTypes="cccccc"/>
              <draw:path draw:style-name="gr7" draw:id="shape109" draw:name="path1809" draw:layer="" svg:width="85.08335369947pt" svg:height="85.07841807812pt" draw:transform="matrix(-0.02237252612 0.01872769841 0.02237252612 0.01872769841 73.03559937367pt 50.57099123889pt)" svg:viewBox="0 0 85 85" svg:d="M0 14.1793L14.1805 85.0784L70.9011 85.0784L85.0809 14.1793C85.3002 11.1964 70.9011 0 42.5408 0C14.1805 0 0.978079 13.8792 0 14.1793Z" koffice:nodeTypes="cccccc"/>
              <draw:path draw:style-name="gr7" draw:id="shape110" draw:name="path1810" draw:layer="" svg:width="28.69708546286pt" svg:height="103.96620274615pt" draw:transform="matrix(-0.02237252612 0.01872769841 0.01829659658 0.01531580032 72.40142993568pt 51.10186339101pt)" svg:viewBox="0 0 29 104" svg:d="M0 103.966C0 75.6246 0 34.6552 14.3489 0C28.6971 34.6552 28.6971 75.6246 28.6971 103.966Z" koffice:nodeTypes="cccc"/>
              <draw:path draw:style-name="gr7" draw:id="shape111" draw:name="path1811" draw:layer="" svg:width="28.69708546286pt" svg:height="86.30698560736pt" draw:transform="matrix(0.02237252612 -0.01872769841 0.01829659658 0.01531580032 71.45015242212pt 52.42902109632pt)" svg:viewBox="0 0 29 86" svg:d="M14.3489 86.307L28.6971 86.307C28.6971 86.307 28.6971 65.9007 28.6971 51.7845C28.6971 17.2612 0 0 0 0Z" koffice:nodeTypes="ccccc"/>
              <draw:path draw:style-name="gr7" draw:id="shape112" draw:name="path1812" draw:layer="" svg:width="28.69708546286pt" svg:height="86.30698560736pt" draw:transform="matrix(-0.02237252612 0.01872769841 0.01829659658 0.01531580032 73.35269784738pt 50.83642950679pt)" svg:viewBox="0 0 29 86" svg:d="M14.3489 86.307L28.6971 86.307C28.6971 86.307 28.6971 65.9007 28.6971 51.7845C28.6971 17.2612 0 0 0 0Z" koffice:nodeTypes="ccccc"/>
              <draw:path draw:style-name="gr4" draw:id="shape113" draw:name="path1814" draw:layer="" svg:width="56.39839583439pt" svg:height="373.31591310374pt" draw:transform="matrix(-0.02237252612 0.01872769841 0.02237252612 0.01872769841 60.66904919424pt 40.75001324840pt)" svg:viewBox="0 0 56 373" svg:d="M0 0L0 42.4811C0 70.8015 14.0978 184.083 14.0978 184.083C14.0978 184.083 0.0047746 302.514 0.0047746 330.835L0.0047746 373.316C0.0047746 344.995 28.1964 198.243 28.1964 198.243C28.1964 198.243 56.3984 330.835 56.3984 373.316L56.3984 330.835C56.3984 302.514 42.2998 184.083 42.2942 184.083C42.2998 184.083 56.3928 84.9613 56.3928 56.6417L56.3928 0C56.3928 28.3204 28.202 169.923 28.202 169.923C28.202 169.923 4.52341e-14 28.3204 0 0Z" koffice:nodeTypes="ccccccccccccc"/>
              <draw:path draw:style-name="gr7" draw:id="shape114" draw:name="path1813" draw:layer="" svg:width="113.78333148997pt" svg:height="323.28556818403pt" draw:transform="matrix(-0.02237252612 0.01872769841 0.02237252612 0.01872769841 75.01741143106pt 51.69908786224pt)" svg:viewBox="0 0 114 323" svg:d="M56.8889 109.721C71.1107 180.509 71.1107 237.14 71.1107 251.297C71.1356 278.191 56.8889 293.77 56.8889 293.77C56.8889 293.77 42.6662 279.612 42.6662 251.297C42.6662 237.14 42.6662 180.509 56.8889 109.721ZM28.4444 10.6179C28.4444 109.721 0 194.667 0 265.455C0 322.085 41.4661 324.152 56.2884 323.119C71.1107 322.085 114.328 322.167 113.778 265.455C113.778 194.667 85.3333 109.721 85.3333 10.6179C71.1107 -3.53929 42.6662 -3.53929 28.4444 10.6179Z" koffice:nodeTypes="ccccccccccc"/>
              <draw:rect draw:style-name="gr7" draw:id="shape115" draw:name="rect1776" draw:layer="" svg:width="18.34717520000pt" svg:height="58.43452720000pt" draw:transform="matrix(-0.03950811051 -0.03764545286 -0.04300753635 0.03489332154 82.37014748422pt 58.14802063692pt)"/>
              <draw:g draw:style-name="gr1" draw:id="shape116" draw:name="g1815" svg:y="12.32795245291pt">
                <draw:path draw:style-name="gr8" draw:id="shape117" draw:name="path1816" draw:layer="" svg:width="170.15823680471pt" svg:height="170.15823680471pt" draw:transform="matrix(-0.07260004274 0.00000000000 0.00000000000 0.05942684031 67.46264638405pt 41.82991490428pt)" svg:viewBox="0 0 170 170" svg:d="M99.259 0L113.439 14.1802L99.259 28.3596L106.349 35.4501L120.529 21.2699L148.888 49.6295L134.709 63.8097L141.799 70.8994L155.979 56.72L170.158 70.8994L127.618 113.439L99.259 85.0796L113.439 70.8994L120.529 77.9899L127.618 70.8994L99.259 42.5398L92.1693 49.6303L99.259 56.72L85.0796 70.8994L70.8994 56.72L77.9891 49.6295L70.8994 42.5398L42.5398 70.8994L49.6295 77.9891L56.7192 70.8994L70.8994 85.0796L56.72 99.259L49.6303 92.1693L42.5398 99.259L70.8994 127.618L77.9899 120.529L70.8994 113.439L85.0796 99.259L113.439 127.618L70.8994 170.158L56.7192 155.979L70.8994 141.799L63.8097 134.709L49.6295 148.888L21.2699 120.529L35.4501 106.349L28.3596 99.259L14.1802 113.439L0 99.259Z" koffice:nodeTypes="ccccccccccccccccccccccccccccccccccccccccccccc"/>
                <draw:path draw:style-name="gr7" draw:id="shape118" draw:name="path1817" draw:layer="" svg:width="70.73145441352pt" svg:height="99.42605741253pt" draw:transform="matrix(-0.03630002137 0.00000000000 0.00000000000 0.02971342016 63.34670892871pt 51.09490636174pt)" svg:viewBox="0 0 71 99" svg:d="M0 0L0 28.4073L70.7315 99.4261L70.7315 42.6114L56.5855 28.4073L28.2927 28.4073Z" koffice:nodeTypes="ccccccc"/>
                <draw:path draw:style-name="gr7" draw:id="shape119" draw:name="path1818" draw:layer="" svg:width="56.95041079018pt" svg:height="84.91608412190pt" draw:transform="matrix(-0.03630002137 0.00000000000 0.00000000000 0.02971342016 65.91916217493pt 49.00654478051pt)" svg:viewBox="0 0 57 85" svg:d="M0 0L56.2803 56.611L56.9504 84.9161L0 27.631Z" koffice:nodeTypes="ccccc"/>
                <draw:path draw:style-name="gr7" draw:id="shape120" draw:name="path1819" draw:layer="" svg:width="28.69708546286pt" svg:height="56.38725564632pt" draw:transform="matrix(-0.03630002137 0.00000000000 0.00000000000 0.02971342016 63.86121091163pt 49.83151550743pt)" svg:viewBox="0 0 29 56" svg:d="M0 56.3873L28.6971 28.1936L28.6971 0L0 28.1936Z" koffice:nodeTypes="ccccc"/>
                <draw:path draw:style-name="gr7" draw:id="shape121" draw:name="path1820" draw:layer="" svg:width="28.69708546286pt" svg:height="56.38725564632pt" draw:transform="matrix(-0.03630002137 0.00000000000 0.00000000000 0.02971342016 66.43365113021pt 47.72583191386pt)" svg:viewBox="0 0 29 56" svg:d="M0 56.3873L28.6971 28.1936L28.6971 0L0 28.1936Z" koffice:nodeTypes="ccccc"/>
                <draw:path draw:style-name="gr7" draw:id="shape122" draw:name="path1821" draw:layer="" svg:width="14.34935264000pt" svg:height="28.69708546286pt" draw:transform="matrix(-0.03630002137 0.00000000000 0.00000000000 0.02971342016 65.40468782038pt 47.72583238927pt)" svg:viewBox="0 0 14 29" svg:d="M0 0L0 28.6971L14.3494 14.3481Z" koffice:nodeTypes="cccc"/>
                <draw:path draw:style-name="gr7" draw:id="shape123" draw:name="path1822" draw:layer="" svg:width="14.34935264000pt" svg:height="28.69708546286pt" draw:transform="matrix(-0.03630002137 0.00000000000 0.00000000000 0.02971342016 62.83223075860pt 49.83150552372pt)" svg:viewBox="0 0 14 29" svg:d="M0 0L0 28.6971L14.3494 14.3481Z" koffice:nodeTypes="cccc"/>
                <draw:path draw:style-name="gr7" draw:id="shape124" draw:name="path1823" draw:layer="" svg:width="28.26235136000pt" svg:height="56.38725564632pt" draw:transform="matrix(-0.03630002137 0.00000000000 0.00000000000 0.02971342016 67.47287398767pt 47.72582811054pt)" svg:viewBox="0 0 28 56" svg:d="M0 0L28.2624 28.1936L28.2624 56.3873L0 27.3335Z" koffice:nodeTypes="ccccc"/>
                <draw:path draw:style-name="gr7" draw:id="shape125" draw:name="path1824" draw:layer="" svg:width="28.69708546286pt" svg:height="56.38725564632pt" draw:transform="matrix(-0.03630002137 0.00000000000 0.00000000000 0.02971342016 61.28876372345pt 45.19901740163pt)" svg:viewBox="0 0 29 56" svg:d="M0 56.3873L28.6971 28.1936L28.6971 0L0 28.1936Z" koffice:nodeTypes="ccccc"/>
                <draw:path draw:style-name="gr7" draw:id="shape126" draw:name="path1825" draw:layer="" svg:width="28.69708546286pt" svg:height="56.38725564632pt" draw:transform="matrix(-0.03630002137 0.00000000000 0.00000000000 0.02971342016 63.34671938311pt 46.88355914201pt)" svg:viewBox="0 0 29 56" svg:d="M0 56.3873L28.6971 28.1936L28.6971 0L0 28.1936Z" koffice:nodeTypes="ccccc"/>
                <draw:path draw:style-name="gr7" draw:id="shape127" draw:name="path1826" draw:layer="" svg:width="56.38725564632pt" svg:height="70.73305139380pt" draw:transform="matrix(-0.03630002137 0.00000000000 0.00000000000 0.02971342016 64.37569227614pt 44.35675128559pt)" svg:viewBox="0 0 56 71" svg:d="M14.0964 70.7331L56.3873 28.2931L56.3873 0L0 56.5861Z" koffice:nodeTypes="ccccc"/>
                <draw:path draw:style-name="gr7" draw:id="shape128" draw:name="path1827" draw:layer="" svg:width="14.34935264000pt" svg:height="28.69708546286pt" draw:transform="matrix(-0.03630002137 0.00000000000 0.00000000000 0.02971342016 62.31774271488pt 44.35674890851pt)" svg:viewBox="0 0 14 29" svg:d="M0 0L0 28.6971L14.3494 14.3481Z" koffice:nodeTypes="cccc"/>
                <draw:path draw:style-name="gr7" draw:id="shape129" draw:name="path1828" draw:layer="" svg:width="28.69708546286pt" svg:height="56.38725564632pt" draw:transform="matrix(-0.03630002137 0.00000000000 0.00000000000 0.02971342016 62.31773864928pt 45.19901740163pt)" svg:viewBox="0 0 29 56" svg:d="M28.6971 56.3873L0 28.1936L0 0L28.6971 28.1936Z" koffice:nodeTypes="ccccc"/>
                <draw:path draw:style-name="gr7" draw:id="shape130" draw:name="path1829" draw:layer="" svg:width="56.38725564632pt" svg:height="70.73305139380pt" draw:transform="matrix(-0.03630002137 0.00000000000 0.00000000000 0.02971342016 60.25978879762pt 44.35674177729pt)" svg:viewBox="0 0 56 71" svg:d="M42.2908 70.7331L0 28.2931L0 0L56.3873 56.5861Z" koffice:nodeTypes="ccccc"/>
                <draw:path draw:style-name="gr7" draw:id="shape131" draw:name="path1830" draw:layer="" svg:width="99.42605741253pt" svg:height="127.11971869375pt" draw:transform="matrix(-0.03630002137 0.00000000000 0.00000000000 0.02971342016 60.25978995922pt 46.88356389616pt)" svg:viewBox="0 0 99 127" svg:d="M4.55724e-14 0L56.8147 56.4976L85.222 56.4976L99.4261 70.6216L99.4261 127.12L0 27.9674Z" koffice:nodeTypes="ccccccc"/>
                <draw:path draw:style-name="gr7" draw:id="shape132" draw:name="path1831" draw:layer="" svg:width="113.77291718230pt" svg:height="85.07841807812pt" draw:transform="matrix(-0.03630002137 0.00000000000 0.00000000000 0.02971342016 62.31773400288pt 49.41036937550pt)" svg:viewBox="0 0 114 85" svg:d="M0 85.0784L85.3294 0L113.773 0L28.4431 85.0784Z" koffice:nodeTypes="ccccc"/>
                <draw:path draw:style-name="gr7" draw:id="shape133" draw:name="path1832" draw:layer="" svg:width="99.42605741253pt" svg:height="99.42605741253pt" draw:transform="matrix(-0.03630002137 0.00000000000 0.00000000000 0.02971342016 61.28875907705pt 49.41036937550pt)" svg:viewBox="0 0 99 99" svg:d="M14.2033 99.4261L99.4261 14.2041L85.222 0L0 85.222Z" koffice:nodeTypes="ccccc"/>
                <draw:path draw:style-name="gr7" draw:id="shape134" draw:name="path1833" draw:layer="" svg:width="85.08001882353pt" svg:height="141.46450580282pt" draw:transform="matrix(-0.03630002137 0.00000000000 0.00000000000 0.02971342016 60.77427727183pt 49.83150390063pt)" svg:viewBox="0 0 85 141" svg:d="M0 84.8787L0 141.465L85.08 56.5858L85.08 0Z" koffice:nodeTypes="ccccc"/>
                <draw:path draw:style-name="gr7" draw:id="shape135" draw:name="path1834" draw:layer="" svg:width="113.77291718230pt" svg:height="85.07841807812pt" draw:transform="matrix(-0.03630002137 0.00000000000 0.00000000000 0.02971342016 58.20182558756pt 46.04129302597pt)" svg:viewBox="0 0 114 85" svg:d="M0 85.0784L85.3294 0L113.773 0L28.4431 85.0784Z" koffice:nodeTypes="ccccc"/>
                <draw:path draw:style-name="gr7" draw:id="shape136" draw:name="path1835" draw:layer="" svg:width="99.42605741253pt" svg:height="99.42605741253pt" draw:transform="matrix(-0.03630002137 0.00000000000 0.00000000000 0.02971342016 57.17286518173pt 46.04128827182pt)" svg:viewBox="0 0 99 99" svg:d="M14.2033 99.4261L99.4261 14.2041L85.222 0L0 85.222Z" koffice:nodeTypes="ccccc"/>
                <draw:path draw:style-name="gr7" draw:id="shape137" draw:name="path1836" draw:layer="" svg:width="85.08001882353pt" svg:height="141.46450580282pt" draw:transform="matrix(-0.03630002137 0.00000000000 0.00000000000 0.02971342016 56.65836900681pt 46.46243202667pt)" svg:viewBox="0 0 85 141" svg:d="M0 84.8787L0 141.465L85.08 56.5858L85.08 0Z" koffice:nodeTypes="ccccc"/>
                <draw:path draw:style-name="gr7" draw:id="shape138" draw:name="path1837" draw:layer="" svg:width="28.69708546286pt" svg:height="42.04535813953pt" draw:transform="matrix(-0.03630002137 0.00000000000 0.00000000000 0.02971342016 57.68734393264pt 44.77788315507pt)" svg:viewBox="0 0 29 42" svg:d="M14.3481 42.0454L28.6971 28.03L28.6971 0L0 28.03Z" koffice:nodeTypes="ccccc"/>
                <draw:path draw:style-name="gr7" draw:id="shape139" draw:name="path1838" draw:layer="" svg:width="28.69708546286pt" svg:height="42.04535813953pt" draw:transform="matrix(-0.03630002137 0.00000000000 0.00000000000 0.02971342016 60.25978995922pt 42.67220954520pt)" svg:viewBox="0 0 29 42" svg:d="M14.3481 42.0454L28.6971 28.03L28.6971 0L0 28.03Z" koffice:nodeTypes="ccccc"/>
                <draw:path draw:style-name="gr7" draw:id="shape140" draw:name="path1839" draw:layer="" svg:width="14.34935264000pt" svg:height="28.69708546286pt" draw:transform="matrix(-0.03630002137 0.00000000000 0.00000000000 0.02971342016 62.31774184368pt 48.56810325946pt)" svg:viewBox="0 0 14 29" svg:d="M0 28.6971L0 28.6971L0 0L14.3494 14.3481Z" koffice:nodeTypes="ccccc"/>
                <draw:path draw:style-name="gr7" draw:id="shape141" draw:name="path1840" draw:layer="" svg:width="28.69708546286pt" svg:height="42.04535813953pt" draw:transform="matrix(-0.03630002137 0.00000000000 0.00000000000 0.02971342016 64.37569605135pt 47.30468388027pt)" svg:viewBox="0 0 29 42" svg:d="M28.6971 42.0454L0 14.0154L14.3489 0L28.6971 14.0154Z" koffice:nodeTypes="ccccc"/>
                <draw:path draw:style-name="gr7" draw:id="shape142" draw:name="path1841" draw:layer="" svg:width="14.34773284571pt" svg:height="28.69708546286pt" draw:transform="matrix(-0.03630002137 0.00000000000 0.00000000000 0.02971342016 60.77426290213pt 44.35675128559pt)" svg:viewBox="0 0 14 29" svg:d="M14.3477 28.6971L0 14.3481L14.3477 0Z" koffice:nodeTypes="cccc"/>
              </draw:g>
              <draw:rect draw:style-name="gr4" draw:id="shape143" draw:name="rect1789" draw:layer="" svg:width="20.15739280000pt" svg:height="64.20795920000pt" draw:transform="matrix(-0.03957923615 -0.03759372774 -0.04307382114 0.03483677616 83.16239433035pt 58.69633039632pt)"/>
              <draw:path draw:style-name="gr7" draw:id="shape144" draw:name="path1777" draw:layer="" svg:width="28.69708546286pt" svg:height="27.89182851003pt" draw:transform="matrix(-0.06008955503 0.00000000000 0.00000000000 0.04996302364 81.96052265355pt 63.47155147303pt)" svg:viewBox="0 0 29 28" svg:d="M0 14.405C0 26.3324 28.6971 43.2165 28.6971 0L0 0Z" koffice:nodeTypes="cccc"/>
              <draw:path draw:style-name="gr7" draw:id="shape145" draw:name="path1778" draw:layer="" svg:width="191.29317033742pt" svg:height="104.57540440663pt" draw:transform="matrix(-0.06008955503 0.00000000000 0.00000000000 0.04996302364 91.93575843306pt 58.51458799536pt)" svg:viewBox="0 0 191 105" svg:d="M90.465 3.32417e-31C-27.2715 3.32417e-31 -0.10753 131.756 10.1083 99.4866C17.6012 75.8191 38.4764 42.6372 62.0961 35.1295C94.3008 24.8928 83.4693 42.6372 95.2127 42.6372C106.958 42.6372 96.1254 24.8934 128.329 35.1295C151.949 42.6372 172.825 75.8191 180.318 99.4866C190.534 131.755 222.87 -8.55006e-15 90.465 3.32417e-31Z" koffice:nodeTypes="ccccccc"/>
              <draw:path draw:style-name="gr7" draw:id="shape146" draw:name="path1779" draw:layer="" svg:width="226.54422900441pt" svg:height="130.01153712521pt" draw:transform="matrix(-0.06008955503 0.00000000000 0.00000000000 0.04996302364 93.03214334763pt 63.32438711306pt)" svg:viewBox="0 0 227 130" svg:d="M226.544 17.0536C226.544 79.4065 175.798 130.012 113.272 130.012C50.7458 130.012 0 79.4065 0 17.0536L0 2.93433C0.000799196 -20.2704 28.3179 101.772 113.272 101.772C198.227 101.772 226.544 2.33022 226.544 2.93433Z" koffice:nodeTypes="ccccccc"/>
              <draw:path draw:style-name="gr7" draw:id="shape147" draw:name="path1781" draw:layer="" svg:width="28.69708546286pt" svg:height="27.89182851003pt" draw:transform="matrix(0.06008955503 0.00000000000 0.00000000000 0.04996302364 90.47714501410pt 63.51672209669pt)" svg:viewBox="0 0 29 28" svg:d="M0 14.405C0 26.3324 28.6971 43.2165 28.6971 0L0 0Z" koffice:nodeTypes="cccc"/>
              <draw:path draw:style-name="gr7" draw:id="shape148" draw:name="path1782" draw:layer="" svg:width="226.54422900441pt" svg:height="226.54374149456pt" draw:transform="matrix(-0.06008955503 0.00000000000 0.00000000000 0.04996302364 93.03214334763pt 57.80644847137pt)" svg:viewBox="0 0 227 227" svg:d="M226.544 113.272C226.544 175.798 175.798 226.544 113.272 226.544C50.7458 226.544 0 175.798 0 113.272C0 50.7458 50.7458 0 113.272 0C175.798 0 226.544 50.7458 226.544 113.272ZM184.067 113.272C184.067 124.995 202.299 115.703 191.546 147.669C184.067 169.908 169.908 184.067 146.33 191.547C114.182 201.745 124.996 184.067 113.272 184.067C101.549 184.067 112.361 201.745 80.2138 191.547C56.6359 184.067 42.4773 169.908 34.9976 146.33C24.7999 114.183 42.4773 124.995 42.4773 113.272C42.4773 101.548 24.7999 112.362 34.9976 80.2139C42.4773 56.6358 56.6359 42.4769 80.2138 34.9973C112.361 24.7992 101.549 42.4769 113.272 42.4769C124.996 42.4769 114.183 24.7997 146.33 34.9973C169.908 42.4769 184.067 56.6358 191.546 80.2139C201.744 112.361 184.067 101.548 184.067 113.272Z" koffice:nodeTypes="cccccccccccccccccc"/>
              <draw:path draw:style-name="gr7" draw:id="shape149" draw:name="path1783" draw:layer="" svg:width="16.39926016000pt" svg:height="86.20242537252pt" draw:transform="matrix(-0.05257836461 0.00000000000 0.00000000000 0.04663214304 92.18046508430pt 61.45236124574pt)" svg:viewBox="0 0 16 86" svg:d="M16.3993 43.1012C0 43.1012 14.8369 96.9327 9.02575 84.2751C3.21457 71.6175 0 57.7034 0 43.1012C0 28.499 3.21457 14.5856 9.02575 1.9272C14.8369 -10.73 0 43.1012 16.3993 43.1012Z" koffice:nodeTypes="ccccc"/>
              <draw:path draw:style-name="gr7" draw:id="shape150" draw:name="path1784" draw:layer="" svg:width="14.34773284571pt" svg:height="75.10702949257pt" draw:transform="matrix(-0.06008955503 0.00000000000 0.00000000000 0.05380633519 81.10883733632pt 61.45238176525pt)" svg:viewBox="0 0 14 75" svg:d="M14.3477 37.5536C14.3477 50.2762 12.6227 62.8772 6.45065 73.4279C0 84.4558 14.3477 37.5536 0 37.5536C14.3477 37.5536 1.36626 -9.34924 6.45065 1.67926C11.5358 12.7079 14.3477 24.8309 14.3477 37.5536Z" koffice:nodeTypes="ccccc"/>
              <draw:path draw:style-name="gr7" draw:id="shape151" draw:name="path1785" draw:layer="" svg:width="80.65263913543pt" svg:height="14.34935264000pt" draw:transform="matrix(-0.06008955503 0.00000000000 0.00000000000 0.04996302364 88.64723214485pt 67.72036703293pt)" svg:viewBox="0 0 81 14" svg:d="M78.8495 6.45182C67.0061 11.5373 53.9878 14.3494 40.3259 14.3494C26.6641 14.3494 13.6457 11.5373 1.80319 6.45182C-10.0393 1.36714 40.3259 14.3494 40.3259 0C40.3259 14.3494 90.692 1.36714 78.8495 6.45182Z" koffice:nodeTypes="ccccc"/>
              <draw:path draw:style-name="gr7" draw:id="shape152" draw:name="path1786" draw:layer="" svg:width="80.65263913543pt" svg:height="14.34872495886pt" draw:transform="matrix(-0.06008955503 0.00000000000 0.00000000000 0.04996302364 88.64723214485pt 58.51458399832pt)" svg:viewBox="0 0 81 14" svg:d="M40.3259 14.3487C40.3259 8.09902e-05 -10.0393 12.9819 1.80319 7.89711C13.6457 2.8123 26.6641 0 40.3259 0C53.9878 0 67.0061 2.8123 78.8495 7.89711C90.692 12.9819 40.3259 8.09902e-05 40.3259 14.3487Z" koffice:nodeTypes="ccccc"/>
              <draw:ellipse draw:style-name="gr4" draw:id="shape153" draw:name="path1780" draw:layer="" svg:width="29.49316640000pt" svg:height="32.17437760000pt" draw:transform="matrix(-0.04090518516 -0.03659932355 -0.04401727999 0.03401169029 93.41650166170pt 59.12026106564pt)" draw:kind="full"/>
              <draw:path draw:style-name="gr4" draw:id="shape154" draw:name="path1787" draw:layer="" svg:width="47.95201200000pt" svg:height="7.98400800000pt" draw:transform="matrix(-0.04090518516 -0.03659932355 0.04401727999 -0.03401169029 92.09464113104pt 60.57304622491pt)" svg:viewBox="0 0 48 8" svg:d="M46.8062 0C39.4315 1.50969 31.7953 2.3025 23.976 2.3025C16.1567 2.3025 8.52054 1.50969 1.14503 4.54292e-14L0 5.56643C7.74493 7.15204 15.7641 7.98401 23.976 7.98401C32.1879 7.98401 40.2071 7.15204 47.952 5.56643Z" koffice:nodeTypes="ccccccc"/>
              <draw:rect draw:style-name="gr6" draw:id="shape155" draw:name="rect1788" draw:layer="" svg:width="0.00000100000pt" svg:height="0.00000100000pt" draw:transform="matrix(-0.06008955503 0.00000000000 0.00000000000 0.04996302364 77.70251994958pt 29.48095189049pt)"/>
              <draw:path draw:style-name="gr4" draw:id="shape156" draw:name="path1790" draw:layer="" svg:width="47.95201200000pt" svg:height="7.98400800000pt" draw:transform="matrix(-0.04090518516 -0.03659932355 -0.04401727999 0.03401169029 82.32228445224pt 68.13034788785pt)" svg:viewBox="0 0 48 8" svg:d="M46.8062 0C39.4315 1.50969 31.7953 2.3025 23.976 2.3025C16.1567 2.3025 8.52054 1.50969 1.14503 4.54292e-14L0 5.56643C7.74493 7.15204 15.7641 7.98401 23.976 7.98401C32.1879 7.98401 40.2071 7.15204 47.952 5.56643Z" koffice:nodeTypes="ccccccc"/>
              <draw:path draw:style-name="gr4" draw:id="shape157" draw:name="path1791" draw:layer="" svg:width="55.06561956073pt" svg:height="12.07842439173pt" draw:transform="matrix(-0.04090518516 -0.03659932355 -0.04401727999 0.03401169029 82.36567987875pt 68.57813513260pt)" svg:viewBox="0 0 55 12" svg:d="M46.8103 11.1378C39.4275 12.6539 30.6495 11.8818 22.8208 11.8818C14.9937 11.8818 7.3836 9.78542 0 8.26929L7.06101 0C14.8144 1.59238 22.8424 2.42789 31.0633 2.42789C39.2842 2.42789 47.3122 1.59238 55.0656 0Z" koffice:nodeTypes="ccccccc"/>
              <draw:path draw:style-name="gr4" draw:id="shape158" draw:name="path1792" draw:layer="" svg:width="47.95201200000pt" svg:height="7.98400800000pt" draw:transform="matrix(-0.04401727999 0.03401169029 0.04090518516 0.03659932355 91.81135534159pt 66.73941468958pt)" svg:viewBox="0 0 48 8" svg:d="M46.8062 0C39.4315 1.50969 31.7953 2.3025 23.976 2.3025C16.1567 2.3025 8.52054 1.50969 1.14503 4.54292e-14L0 5.56643C7.74493 7.15204 15.7641 7.98401 23.976 7.98401C32.1879 7.98401 40.2071 7.15204 47.952 5.56643Z" koffice:nodeTypes="ccccccc"/>
              <draw:ellipse draw:style-name="gr4" draw:id="shape159" draw:name="path1793" draw:layer="" svg:width="29.49316640000pt" svg:height="32.17437760000pt" draw:transform="matrix(-0.04090518516 -0.03659932355 -0.04401727999 0.03401169029 81.55977629155pt 68.32435565727pt)" draw:kind="full"/>
              <draw:path draw:style-name="gr4" draw:id="shape160" draw:name="path1794" draw:layer="" svg:width="55.42866473143pt" svg:height="12.90258318769pt" draw:transform="matrix(-0.04401727999 0.03401169029 0.04090518516 0.03659932355 92.02964320227pt 66.93105521188pt)" svg:viewBox="0 0 55 13" svg:d="M47.1281 0C39.7875 1.50553 33.5197 2.34556 25.7365 2.34556C17.9533 2.34556 7.34146 1.7781 0 0.272573L7.69803 10.4917C15.4072 12.0729 23.3894 12.9026 31.5633 12.9026C39.7373 12.9026 47.7195 12.0729 55.4287 10.4917Z" koffice:nodeTypes="ccccccc"/>
              <draw:path draw:style-name="gr4" draw:id="shape161" draw:name="path1795" draw:layer="" svg:width="3.54601152000pt" svg:height="15.95060160000pt" draw:transform="matrix(-0.06008955503 0.00000000000 0.00000000000 0.04996302364 89.97651736670pt 68.38607435990pt)" svg:viewBox="0 0 4 16" svg:d="M3.54601 0L2.81715 12.2441L0 15.9506L0.848886 3.50443Z" koffice:nodeTypes="ccccc"/>
              <draw:path draw:style-name="gr4" draw:id="shape162" draw:name="path1796" draw:layer="" svg:width="3.39886096000pt" svg:height="14.49225257143pt" draw:transform="matrix(-0.06008955503 0.00000000000 0.00000000000 0.04996302364 82.25246174773pt 68.13925702312pt)" svg:viewBox="0 0 3 14" svg:d="M0 0L2.62676 3.40961L3.39886 14.4923L1.23595 12.105Z" koffice:nodeTypes="ccccc"/>
              <draw:ellipse draw:style-name="gr4" draw:id="shape163" draw:name="path1797" draw:layer="" svg:width="29.49316640000pt" svg:height="32.17437760000pt" draw:transform="matrix(-0.04090518516 -0.03659932355 -0.04401727999 0.03401169029 92.90981373154pt 68.65269284594pt)" draw:kind="full"/>
            </draw:g>
            <draw:path draw:style-name="gr3" draw:id="shape164" draw:name="path3464" draw:layer="" svg:width="169.15643618462pt" svg:height="382.34867714256pt" draw:transform="matrix(-0.05259662930 0.00000000000 0.00000000000 0.04363265300 70.09823254028pt 38.34743566799pt)" svg:viewBox="0 0 169 382" svg:d="M70.9001 14.1592L99.2588 0L127.618 14.1592C127.618 14.1592 68.8983 42.4815 68.8983 141.61C68.8975 212.413 169.156 226.577 169.156 311.544C169.156 348.032 141.798 382.349 113.439 382.349C85.0787 382.349 42.5389 368.189 0 325.705C28.3596 339.865 60.8938 355.525 85.0787 354.526C100.757 354.203 129.119 340.365 129.119 312.043C129.119 255.399 30.8607 226.577 30.8607 141.61C30.8607 42.4815 70.8993 14.1608 70.9001 14.1592Z" koffice:nodeTypes="ccccccccccc"/>
            <draw:path draw:style-name="gr3" draw:id="shape165" draw:name="path3465" draw:layer="" svg:width="165.15747177831pt" svg:height="382.58831212909pt" draw:transform="matrix(-0.05259662930 0.00000000000 0.00000000000 0.04363265300 70.09823254028pt 38.34733094962pt)" svg:viewBox="0 0 165 383" svg:d="M75.8461 14.166L113.098 0L121.078 14.166C121.078 14.166 64.7017 42.4971 64.7017 141.656C64.7009 212.482 165.157 226.65 165.157 311.643C165.157 348.143 143.841 381.496 113.098 382.471C54.5244 384.36 40.915 363.309 0 325.809C34.4315 351.641 83.7891 363.191 102.951 353.14C126.374 340.856 130.899 324.309 130.899 310.144C130.899 253.482 34.4315 226.65 34.4315 141.656C34.4315 42.4971 75.8461 14.166 75.8461 14.166Z" koffice:nodeTypes="ccccccccccc"/>
            <draw:path draw:style-name="gr3" draw:id="shape166" draw:name="path3466" draw:layer="" svg:width="113.47879709474pt" svg:height="91.93865557611pt" draw:transform="matrix(-0.05259662930 0.00000000000 0.00000000000 0.04363265300 66.38949693784pt 38.06681891322pt)" svg:viewBox="0 0 113 92" svg:d="M0 21.0856C5.59038 19.126 28.6343 6.46202 56.9159 34.9542C71.0571 49.2031 71.0563 77.6921 71.0563 91.9387L113.479 49.2007C113.479 49.2007 90.2794 -20.6528 27.576 6.1066C18.6947 10.0476 5.11627 17.7968 0 21.0856Z" koffice:nodeTypes="cccccc"/>
            <draw:path draw:style-name="gr3" draw:id="shape167" draw:name="path3467" draw:layer="" svg:width="99.18509861228pt" svg:height="78.35041530001pt" draw:transform="matrix(-0.05259662930 0.00000000000 0.00000000000 0.04363265300 65.94928418925pt 38.11570166010pt)" svg:viewBox="0 0 99 78" svg:d="M0 14.8875C7.04233 12.5872 29.221 9.81619 51.4658 29.7215C65.5815 43.9294 66.5766 64.145 66.5766 78.3504L98.9639 47.9359C101.705 45.3622 79.1794 -17.2115 19.8952 4.61174C16.3115 6.06059 8.12031 9.66465 0 14.8875Z" koffice:nodeTypes="cccccc"/>
            <draw:path draw:style-name="gr4" draw:id="shape168" draw:name="path3468" draw:layer="" svg:width="65.66569575385pt" svg:height="91.57648852174pt" draw:transform="matrix(-0.04281109956 -0.00452523390 -0.01461373055 0.03794502636 66.94635246104pt 46.74439412227pt)" svg:viewBox="0 0 66 92" svg:d="M0 24.6918L7.359 42.3638C7.359 42.3638 8.52894 34.5682 14.2146 33.1578C19.9003 31.7467 19.9003 31.7467 19.9003 31.7467C19.9003 31.7467 41.5013 71.1181 45.7662 78.173C50.0294 85.2272 42.9229 91.5765 44.3437 91.5765C45.7662 91.5765 65.6657 82.4057 65.6657 82.4057C65.6657 82.4057 57.1376 83.1104 53.5835 77.4667C50.0294 71.8229 25.586 29.63 25.586 29.63C25.586 29.63 30.5609 27.5133 34.825 25.3973C39.0898 23.2806 43.3539 31.7467 43.3539 31.7467L32.6933 10.582C32.6933 10.582 32.6933 17.6369 29.1393 19.048C25.586 20.4583 22.7428 21.8695 22.7428 21.8695C22.7428 21.8695 19.9003 16.9313 16.3463 11.2875C12.793 5.64376 19.9003 0 19.9003 0L1.42162 9.17082C1.42162 9.17082 7.81813 12.6987 9.95057 16.2257C12.0822 19.7536 14.2146 23.2806 14.2146 23.2806C14.2146 23.2806 11.6231 24.6918 7.60987 26.0598C4.72401 27.5564 1.42162 26.1029 0 24.6918Z" koffice:nodeTypes="ccccccccccccccccccccc"/>
            <draw:path draw:style-name="gr4" draw:id="shape169" draw:name="path3469" draw:layer="" svg:width="65.66569575385pt" svg:height="91.57648852174pt" draw:transform="matrix(0.03895399041 0.00528654373 0.00067892948 -0.02906315625 60.95750507684pt 40.66320963457pt)" svg:viewBox="0 0 66 92" svg:d="M0 24.6918L7.359 42.3638C7.359 42.3638 8.52894 34.5682 14.2146 33.1578C19.9003 31.7467 19.9003 31.7467 19.9003 31.7467C19.9003 31.7467 41.5013 71.1181 45.7662 78.173C50.0294 85.2272 42.9229 91.5765 44.3437 91.5765C45.7662 91.5765 65.6657 82.4057 65.6657 82.4057C65.6657 82.4057 57.1376 83.1104 53.5835 77.4667C50.0294 71.8229 25.586 29.63 25.586 29.63C25.586 29.63 30.5609 27.5133 34.825 25.3973C39.0898 23.2806 43.3539 31.7467 43.3539 31.7467L32.6933 10.582C32.6933 10.582 32.6933 17.6369 29.1393 19.048C25.586 20.4583 22.7428 21.8695 22.7428 21.8695C22.7428 21.8695 19.9003 16.9313 16.3463 11.2875C12.793 5.64376 19.9003 0 19.9003 0L1.42162 9.17082C1.42162 9.17082 7.81813 12.6987 9.95057 16.2257C12.0822 19.7536 14.2146 23.2806 14.2146 23.2806C14.2146 23.2806 11.6231 24.6918 7.60987 26.0598C4.72401 27.5564 1.42162 26.1029 0 24.6918Z" koffice:nodeTypes="ccccccccccccccccccccc"/>
            <draw:g draw:style-name="gr1" draw:id="shape170" draw:name="g2127" svg:y="4.49589836431pt">
              <draw:g draw:style-name="gr1" draw:id="shape171" draw:name="g1351" svg:y="9.16465881272pt">
                <draw:ellipse draw:style-name="gr7" draw:id="shape172" draw:name="path727" draw:layer="" svg:width="56.69292000000pt" svg:height="56.69277280000pt" draw:transform="matrix(0.02237252612 0.01872769841 -0.02237252612 0.01872769841 92.18475284171pt 38.36112316760pt)" draw:kind="full"/>
                <draw:path draw:style-name="gr4" draw:id="shape173" draw:name="path725" draw:layer="" svg:width="28.69708546286pt" svg:height="53.30082566113pt" draw:transform="matrix(0.02237252612 0.01872769841 -0.02237252612 0.01872769841 91.78839619339pt 39.22377171574pt)" svg:viewBox="0 0 29 53" svg:d="M0 10.6603L0 53.3008L28.6963 53.3008L28.6971 10.6603C28.6971 -3.55344 0 -3.55344 0 10.6603Z" koffice:nodeTypes="ccccc"/>
                <draw:path draw:style-name="gr7" draw:id="shape174" draw:name="path724" draw:layer="" svg:width="67.74209287042pt" svg:height="34.75862497638pt" draw:transform="matrix(0.02237252612 0.01872769841 -0.02237252612 0.01872769841 90.79728192178pt 39.32314785485pt)" svg:viewBox="0 0 68 35" svg:d="M5.31385 34.7586L61.899 34.7586C69.6898 26.8672 69.6898 13.651 61.899 6.09775C41.1457 -2.482 26.0679 -1.5704 5.31385 6.09775C-1.31914 13.651 -2.20945 26.1789 5.31385 34.7586Z" koffice:nodeTypes="ccccc"/>
                <draw:path draw:style-name="gr4" draw:id="shape175" draw:name="path723" draw:layer="" svg:width="56.38725564632pt" svg:height="48.76867366612pt" draw:transform="matrix(0.02237252612 0.01872769841 -0.02237252612 0.01872769841 90.42459563821pt 39.83452241259pt)" svg:viewBox="0 0 56 49" svg:d="M0 6.34916L0 48.7687L56.3873 48.7687L56.3873 6.34916C42.29 -2.11639 14.0964 -2.11639 0 6.34916Z" koffice:nodeTypes="ccccc"/>
                <draw:path draw:style-name="gr7" draw:id="shape176" draw:name="path722" draw:layer="" svg:width="67.74209287042pt" svg:height="34.75862497638pt" draw:transform="matrix(0.02237252612 0.01872769841 -0.02237252612 0.01872769841 89.84600927055pt 40.11944359821pt)" svg:viewBox="0 0 68 35" svg:d="M5.31385 34.7586L61.899 34.7586C69.6898 26.8672 69.6898 13.651 61.899 6.09775C41.1457 -2.482 26.0679 -1.5704 5.31385 6.09775C-1.31914 13.651 -2.20945 26.1789 5.31385 34.7586Z" koffice:nodeTypes="ccccc"/>
                <draw:rect draw:style-name="gr9" draw:id="shape177" draw:name="rect721" draw:layer="" svg:width="56.69292000000pt" svg:height="198.42516800000pt" draw:transform="matrix(0.02237252612 0.01872769841 -0.02237252612 0.01872769841 73.15929806307pt 54.28703935331pt)"/>
                <draw:path draw:style-name="gr4" draw:id="shape178" draw:name="path719" draw:layer="" svg:width="56.39839583439pt" svg:height="394.38969631218pt" draw:transform="matrix(0.02237252612 0.01872769841 -0.02237252612 0.01872769841 89.47331976534pt 40.63082684561pt)" svg:viewBox="0 0 56 394" svg:d="M0 6.36734L0.0047746 394.39L56.3984 394.39L56.3928 6.36734C42.2942 -2.12245 14.0978 -2.12245 0 6.36734Z" koffice:nodeTypes="ccccc"/>
                <draw:path draw:style-name="gr7" draw:id="shape179" draw:name="path715" draw:layer="" svg:width="67.74209287042pt" svg:height="34.75862497638pt" draw:transform="matrix(0.02237252612 0.01872769841 -0.02237252612 0.01872769841 80.78541593975pt 47.70412504604pt)" svg:viewBox="0 0 68 35" svg:d="M5.31385 34.7586L61.899 34.7586C69.6898 26.8672 69.6898 13.651 61.899 6.09775C41.1457 -2.482 26.0679 -1.5704 5.31385 6.09775C-1.31914 13.651 -2.20945 26.1789 5.31385 34.7586Z" koffice:nodeTypes="ccccc"/>
                <draw:path draw:style-name="gr4" draw:id="shape180" draw:name="path718" draw:layer="" svg:width="56.38725564632pt" svg:height="261.96468976092pt" draw:transform="matrix(0.02237252612 0.01872769841 -0.02237252612 0.01872769841 80.27778699073pt 48.32846103538pt)" svg:viewBox="0 0 56 262" svg:d="M0 6.37595L0 261.965L56.3873 261.965L56.3873 6.37595C42.29 -2.12532 14.0964 -2.12532 0 6.37595Z" koffice:nodeTypes="ccccc"/>
                <draw:path draw:style-name="gr4" draw:id="shape181" draw:name="path714" draw:layer="" svg:width="94.83829101192pt" svg:height="42.04377601488pt" draw:transform="matrix(0.02237252612 0.01872769841 -0.02237252612 0.01872769841 77.50849955209pt 49.96473746050pt)" svg:viewBox="0 0 95 42" svg:d="M4.02229 42.0438L88.9891 42.0438C96.788 34.3262 96.788 21.4012 88.9891 14.0143C88.9891 14.0143 74.8283 0 46.5061 0C18.1838 0 4.02229 14.0143 4.02229 14.0143C-1.67046 21.4012 -1.00063 33.0004 4.02229 42.0438Z" koffice:nodeTypes="cccccc"/>
                <draw:path draw:style-name="gr4" draw:id="shape182" draw:name="path713" draw:layer="" svg:width="85.08335369947pt" svg:height="85.07841807812pt" draw:transform="matrix(0.02237252612 0.01872769841 -0.02237252612 0.01872769841 76.96438455146pt 50.57099280065pt)" svg:viewBox="0 0 85 85" svg:d="M0 14.1793L14.1805 85.0784L70.9011 85.0784L85.0809 14.1793C85.3002 11.1964 70.9011 0 42.5408 0C14.1805 0 0.978079 13.8792 0 14.1793Z" koffice:nodeTypes="cccccc"/>
                <draw:path draw:style-name="gr4" draw:id="shape183" draw:name="path712" draw:layer="" svg:width="28.69708546286pt" svg:height="103.96620274615pt" draw:transform="matrix(0.02237252612 0.01872769841 -0.01829660982 0.01531581140 77.59856241154pt 51.10185790276pt)" svg:viewBox="0 0 29 104" svg:d="M0 103.966C0 75.6246 0 34.6552 14.3489 0C28.6971 34.6552 28.6971 75.6246 28.6971 103.966Z" koffice:nodeTypes="cccc"/>
                <draw:path draw:style-name="gr4" draw:id="shape184" draw:name="path711" draw:layer="" svg:width="28.69708546286pt" svg:height="86.30698560736pt" draw:transform="matrix(-0.02237252612 -0.01872769841 -0.01829660982 0.01531581140 78.54983957293pt 52.42901569727pt)" svg:viewBox="0 0 29 86" svg:d="M14.3489 86.307L28.6971 86.307C28.6971 86.307 28.6971 65.9007 28.6971 51.7845C28.6971 17.2612 0 0 0 0Z" koffice:nodeTypes="ccccc"/>
                <draw:path draw:style-name="gr4" draw:id="shape185" draw:name="path710" draw:layer="" svg:width="28.69708546286pt" svg:height="86.30698560736pt" draw:transform="matrix(0.02237252612 0.01872769841 -0.01829660982 0.01531581140 76.64729427047pt 50.83642421054pt)" svg:viewBox="0 0 29 86" svg:d="M14.3489 86.307L28.6971 86.307C28.6971 86.307 28.6971 65.9007 28.6971 51.7845C28.6971 17.2612 0 0 0 0Z" koffice:nodeTypes="ccccc"/>
                <draw:path draw:style-name="gr4" draw:id="shape186" draw:name="path709" draw:layer="" svg:width="113.78333148997pt" svg:height="323.28556818403pt" draw:transform="matrix(0.02237252612 0.01872769841 -0.02237252612 0.01872769841 74.98257249406pt 51.69908942400pt)" svg:viewBox="0 0 114 323" svg:d="M56.8889 109.721C71.1107 180.509 71.1107 237.14 71.1107 251.297C71.1356 278.191 56.8889 293.77 56.8889 293.77C56.8889 293.77 42.6662 279.612 42.6662 251.297C42.6662 237.14 42.6662 180.509 56.8889 109.721ZM28.4444 10.6179C28.4444 109.721 0 194.667 0 265.455C0 322.085 41.4661 324.152 56.2884 323.119C71.1107 322.085 114.328 322.167 113.778 265.455C113.778 194.667 85.3333 109.721 85.3333 10.6179C71.1107 -3.53929 42.6662 -3.53929 28.4444 10.6179Z" koffice:nodeTypes="ccccccccccc"/>
                <draw:path draw:style-name="gr7" draw:id="shape187" draw:name="path720" draw:layer="" svg:width="56.39839583439pt" svg:height="373.31591310374pt" draw:transform="matrix(0.02237252612 0.01872769841 -0.02237252612 0.01872769841 89.33093653463pt 40.75001366380pt)" svg:viewBox="0 0 56 373" svg:d="M0 0L0 42.4811C0 70.8015 14.0978 184.083 14.0978 184.083C14.0978 184.083 0.0047746 302.514 0.0047746 330.835L0.0047746 373.316C0.0047746 344.995 28.1964 198.243 28.1964 198.243C28.1964 198.243 56.3984 330.835 56.3984 373.316L56.3984 330.835C56.3984 302.514 42.2998 184.083 42.2942 184.083C42.2998 184.083 56.3928 84.9613 56.3928 56.6417L56.3928 0C56.3928 28.3204 28.202 169.923 28.202 169.923C28.202 169.923 4.52341e-14 28.3204 0 0Z" koffice:nodeTypes="ccccccccccccc"/>
              </draw:g>
              <draw:rect draw:style-name="gr4" draw:id="shape188" draw:name="rect685" draw:layer="" svg:width="18.34717520000pt" svg:height="58.43452720000pt" draw:transform="matrix(0.03950811051 -0.03764545286 0.04300753635 0.03489332154 67.62983817126pt 58.14802063692pt)"/>
              <draw:path draw:style-name="gr4" draw:id="shape189" draw:name="path638" draw:layer="" svg:width="28.69708546286pt" svg:height="27.89182851003pt" draw:transform="matrix(0.06008955503 0.00000000000 0.00000000000 0.04996302364 68.03946300193pt 63.47155147303pt)" svg:viewBox="0 0 29 28" svg:d="M0 14.405C0 26.3324 28.6971 43.2165 28.6971 0L0 0Z" koffice:nodeTypes="cccc"/>
              <draw:path draw:style-name="gr4" draw:id="shape190" draw:name="path637" draw:layer="" svg:width="191.29317033742pt" svg:height="104.57540440663pt" draw:transform="matrix(0.06008955503 0.00000000000 0.00000000000 0.04996302364 58.06422722242pt 58.51458799536pt)" svg:viewBox="0 0 191 105" svg:d="M90.465 3.32417e-31C-27.2715 3.32417e-31 -0.10753 131.756 10.1083 99.4866C17.6012 75.8191 38.4764 42.6372 62.0961 35.1295C94.3008 24.8928 83.4693 42.6372 95.2127 42.6372C106.958 42.6372 96.1254 24.8934 128.329 35.1295C151.949 42.6372 172.825 75.8191 180.318 99.4866C190.534 131.755 222.87 -8.55006e-15 90.465 3.32417e-31Z" koffice:nodeTypes="ccccccc"/>
              <draw:path draw:style-name="gr4" draw:id="shape191" draw:name="path634" draw:layer="" svg:width="226.54422900441pt" svg:height="130.01153712521pt" draw:transform="matrix(0.06008955503 0.00000000000 0.00000000000 0.04996302364 56.96784230785pt 63.32438711306pt)" svg:viewBox="0 0 227 130" svg:d="M226.544 17.0536C226.544 79.4065 175.798 130.012 113.272 130.012C50.7458 130.012 0 79.4065 0 17.0536L0 2.93433C0.000799196 -20.2704 28.3179 101.772 113.272 101.772C198.227 101.772 226.544 2.33022 226.544 2.93433Z" koffice:nodeTypes="ccccccc"/>
              <draw:ellipse draw:style-name="gr7" draw:id="shape192" draw:name="path677" draw:layer="" svg:width="29.49316640000pt" svg:height="32.17437760000pt" draw:transform="matrix(0.04090518516 -0.03659932355 0.04401727999 0.03401169029 56.58347893146pt 59.12026106564pt)" draw:kind="full"/>
              <draw:rect draw:style-name="gr7" draw:id="shape193" draw:name="rect684" draw:layer="" svg:width="20.15739280000pt" svg:height="64.20795920000pt" draw:transform="matrix(0.03957923615 -0.03759372774 0.04307382114 0.03483677616 66.83759132514pt 58.69633039632pt)"/>
              <draw:path draw:style-name="gr4" draw:id="shape194" draw:name="path639" draw:layer="" svg:width="28.69708546286pt" svg:height="27.89182851003pt" draw:transform="matrix(-0.06008955503 0.00000000000 0.00000000000 0.04996302364 59.52284064138pt 63.51672209669pt)" svg:viewBox="0 0 29 28" svg:d="M0 14.405C0 26.3324 28.6971 43.2165 28.6971 0L0 0Z" koffice:nodeTypes="cccc"/>
              <draw:path draw:style-name="gr4" draw:id="shape195" draw:name="path630" draw:layer="" svg:width="226.54422900441pt" svg:height="226.54374149456pt" draw:transform="matrix(0.06008955503 0.00000000000 0.00000000000 0.04996302364 56.96784230785pt 57.80644847137pt)" svg:viewBox="0 0 227 227" svg:d="M226.544 113.272C226.544 175.798 175.798 226.544 113.272 226.544C50.7458 226.544 0 175.798 0 113.272C0 50.7458 50.7458 0 113.272 0C175.798 0 226.544 50.7458 226.544 113.272ZM184.067 113.272C184.067 124.995 202.299 115.703 191.546 147.669C184.067 169.908 169.908 184.067 146.33 191.547C114.182 201.745 124.996 184.067 113.272 184.067C101.549 184.067 112.361 201.745 80.2138 191.547C56.6359 184.067 42.4773 169.908 34.9976 146.33C24.7999 114.183 42.4773 124.995 42.4773 113.272C42.4773 101.548 24.7999 112.362 34.9976 80.2139C42.4773 56.6358 56.6359 42.4769 80.2138 34.9973C112.361 24.7992 101.549 42.4769 113.272 42.4769C124.996 42.4769 114.183 24.7997 146.33 34.9973C169.908 42.4769 184.067 56.6358 191.546 80.2139C201.744 112.361 184.067 101.548 184.067 113.272Z" koffice:nodeTypes="cccccccccccccccccc"/>
              <draw:path draw:style-name="gr4" draw:id="shape196" draw:name="path641" draw:layer="" svg:width="16.39926016000pt" svg:height="86.20242537252pt" draw:transform="matrix(0.05257836461 0.00000000000 0.00000000000 0.04663214304 57.81950791538pt 61.45236124574pt)" svg:viewBox="0 0 16 86" svg:d="M16.3993 43.1012C0 43.1012 14.8369 96.9327 9.02575 84.2751C3.21457 71.6175 0 57.7034 0 43.1012C0 28.499 3.21457 14.5856 9.02575 1.9272C14.8369 -10.73 0 43.1012 16.3993 43.1012Z" koffice:nodeTypes="ccccc"/>
              <draw:path draw:style-name="gr4" draw:id="shape197" draw:name="path646" draw:layer="" svg:width="14.34773284571pt" svg:height="75.10702949257pt" draw:transform="matrix(0.06008955503 0.00000000000 0.00000000000 0.05380633519 68.89114831916pt 61.45238176525pt)" svg:viewBox="0 0 14 75" svg:d="M14.3477 37.5536C14.3477 50.2762 12.6227 62.8772 6.45065 73.4279C0 84.4558 14.3477 37.5536 0 37.5536C14.3477 37.5536 1.36626 -9.34924 6.45065 1.67926C11.5358 12.7079 14.3477 24.8309 14.3477 37.5536Z" koffice:nodeTypes="ccccc"/>
              <draw:path draw:style-name="gr4" draw:id="shape198" draw:name="path648" draw:layer="" svg:width="80.65263913543pt" svg:height="14.34935264000pt" draw:transform="matrix(0.06008955503 0.00000000000 0.00000000000 0.04996302364 61.35275351063pt 67.72036703293pt)" svg:viewBox="0 0 81 14" svg:d="M78.8495 6.45182C67.0061 11.5373 53.9878 14.3494 40.3259 14.3494C26.6641 14.3494 13.6457 11.5373 1.80319 6.45182C-10.0393 1.36714 40.3259 14.3494 40.3259 0C40.3259 14.3494 90.692 1.36714 78.8495 6.45182Z" koffice:nodeTypes="ccccc"/>
              <draw:path draw:style-name="gr4" draw:id="shape199" draw:name="path650" draw:layer="" svg:width="80.65263913543pt" svg:height="14.34872495886pt" draw:transform="matrix(0.06008955503 0.00000000000 0.00000000000 0.04996302364 61.35275351063pt 58.51458399832pt)" svg:viewBox="0 0 81 14" svg:d="M40.3259 14.3487C40.3259 8.09902e-05 -10.0393 12.9819 1.80319 7.89711C13.6457 2.8123 26.6641 0 40.3259 0C53.9878 0 67.0061 2.8123 78.8495 7.89711C90.692 12.9819 40.3259 8.09902e-05 40.3259 14.3487Z" koffice:nodeTypes="ccccc"/>
              <draw:path draw:style-name="gr7" draw:id="shape200" draw:name="path667" draw:layer="" svg:width="47.95201200000pt" svg:height="7.98400800000pt" draw:transform="matrix(0.04090518516 -0.03659932355 -0.04401727999 -0.03401169029 57.90534452445pt 60.57304622491pt)" svg:viewBox="0 0 48 8" svg:d="M46.8062 0C39.4315 1.50969 31.7953 2.3025 23.976 2.3025C16.1567 2.3025 8.52054 1.50969 1.14503 4.54292e-14L0 5.56643C7.74493 7.15204 15.7641 7.98401 23.976 7.98401C32.1879 7.98401 40.2071 7.15204 47.952 5.56643Z" koffice:nodeTypes="ccccccc"/>
              <draw:rect draw:style-name="gr6" draw:id="shape201" draw:name="rect716" draw:layer="" svg:width="0.00000100000pt" svg:height="0.00000100000pt" draw:transform="matrix(0.06008955503 0.00000000000 0.00000000000 0.04996302364 72.29746570591pt 29.48095189049pt)"/>
              <draw:path draw:style-name="gr7" draw:id="shape202" draw:name="path664" draw:layer="" svg:width="47.95201200000pt" svg:height="7.98400800000pt" draw:transform="matrix(0.04090518516 -0.03659932355 0.04401727999 0.03401169029 67.67771132789pt 68.13034788785pt)" svg:viewBox="0 0 48 8" svg:d="M46.8062 0C39.4315 1.50969 31.7953 2.3025 23.976 2.3025C16.1567 2.3025 8.52054 1.50969 1.14503 4.54292e-14L0 5.56643C7.74493 7.15204 15.7641 7.98401 23.976 7.98401C32.1879 7.98401 40.2071 7.15204 47.952 5.56643Z" koffice:nodeTypes="ccccccc"/>
              <draw:path draw:style-name="gr7" draw:id="shape203" draw:name="path666" draw:layer="" svg:width="55.06561956073pt" svg:height="12.07842439173pt" draw:transform="matrix(0.04090518516 -0.03659932355 0.04401727999 0.03401169029 67.63431590138pt 68.57813513260pt)" svg:viewBox="0 0 55 12" svg:d="M46.8103 11.1378C39.4275 12.6539 30.6495 11.8818 22.8208 11.8818C14.9937 11.8818 7.3836 9.78542 0 8.26929L7.06101 0C14.8144 1.59238 22.8424 2.42789 31.0633 2.42789C39.2842 2.42789 47.3122 1.59238 55.0656 0Z" koffice:nodeTypes="ccccccc"/>
              <draw:path draw:style-name="gr7" draw:id="shape204" draw:name="path674" draw:layer="" svg:width="47.95201200000pt" svg:height="7.98400800000pt" draw:transform="matrix(0.04401727999 0.03401169029 -0.04090518516 0.03659932355 58.18863284505pt 66.73941468958pt)" svg:viewBox="0 0 48 8" svg:d="M46.8062 0C39.4315 1.50969 31.7953 2.3025 23.976 2.3025C16.1567 2.3025 8.52054 1.50969 1.14503 4.54292e-14L0 5.56643C7.74493 7.15204 15.7641 7.98401 23.976 7.98401C32.1879 7.98401 40.2071 7.15204 47.952 5.56643Z" koffice:nodeTypes="ccccccc"/>
              <draw:ellipse draw:style-name="gr7" draw:id="shape205" draw:name="path676" draw:layer="" svg:width="29.49316640000pt" svg:height="32.17437760000pt" draw:transform="matrix(0.04090518516 -0.03659932355 0.04401727999 0.03401169029 68.44021189509pt 68.32435565727pt)" draw:kind="full"/>
              <draw:path draw:style-name="gr7" draw:id="shape206" draw:name="path680" draw:layer="" svg:width="55.42866473143pt" svg:height="12.90258318769pt" draw:transform="matrix(0.04401727999 0.03401169029 -0.04090518516 0.03659932355 57.97034245322pt 66.93105521188pt)" svg:viewBox="0 0 55 13" svg:d="M47.1281 0C39.7875 1.50553 33.5197 2.34556 25.7365 2.34556C17.9533 2.34556 7.34146 1.7781 0 0.272573L7.69803 10.4917C15.4072 12.0729 23.3894 12.9026 31.5633 12.9026C39.7373 12.9026 47.7195 12.0729 55.4287 10.4917Z" koffice:nodeTypes="ccccccc"/>
              <draw:path draw:style-name="gr7" draw:id="shape207" draw:name="path682" draw:layer="" svg:width="3.54601152000pt" svg:height="15.95060160000pt" draw:transform="matrix(0.06008955503 0.00000000000 0.00000000000 0.04996302364 60.02346828878pt 68.38607435990pt)" svg:viewBox="0 0 4 16" svg:d="M3.54601 0L2.81715 12.2441L0 15.9506L0.848886 3.50443Z" koffice:nodeTypes="ccccc"/>
              <draw:path draw:style-name="gr7" draw:id="shape208" draw:name="path683" draw:layer="" svg:width="3.39886096000pt" svg:height="14.49225257143pt" draw:transform="matrix(0.06008955503 0.00000000000 0.00000000000 0.04996302364 67.74752390776pt 68.13925702312pt)" svg:viewBox="0 0 3 14" svg:d="M0 0L2.62676 3.40961L3.39886 14.4923L1.23595 12.105Z" koffice:nodeTypes="ccccc"/>
              <draw:ellipse draw:style-name="gr7" draw:id="shape209" draw:name="path675" draw:layer="" svg:width="29.49316640000pt" svg:height="32.17437760000pt" draw:transform="matrix(0.04090518516 -0.03659932355 0.04401727999 0.03401169029 57.09016939278pt 68.65269284594pt)" draw:kind="full"/>
              <draw:g draw:style-name="gr1" draw:id="shape210" draw:name="g1679" svg:y="12.32795245291pt">
                <draw:path draw:style-name="gr10" draw:id="shape211" draw:name="path552" draw:layer="" svg:width="170.15823680471pt" svg:height="170.15823680471pt" draw:transform="matrix(0.07260004274 0.00000000000 0.00000000000 0.05942684031 82.53733927143pt 41.82991490428pt)" svg:viewBox="0 0 170 170" svg:d="M99.259 0L113.439 14.1802L99.259 28.3596L106.349 35.4501L120.529 21.2699L148.888 49.6295L134.709 63.8097L141.799 70.8994L155.979 56.72L170.158 70.8994L127.618 113.439L99.259 85.0796L113.439 70.8994L120.529 77.9899L127.618 70.8994L99.259 42.5398L92.1693 49.6303L99.259 56.72L85.0796 70.8994L70.8994 56.72L77.9891 49.6295L70.8994 42.5398L42.5398 70.8994L49.6295 77.9891L56.7192 70.8994L70.8994 85.0796L56.72 99.259L49.6303 92.1693L42.5398 99.259L70.8994 127.618L77.9899 120.529L70.8994 113.439L85.0796 99.259L113.439 127.618L70.8994 170.158L56.7192 155.979L70.8994 141.799L63.8097 134.709L49.6295 148.888L21.2699 120.529L35.4501 106.349L28.3596 99.259L14.1802 113.439L0 99.259Z" koffice:nodeTypes="ccccccccccccccccccccccccccccccccccccccccccccc"/>
                <draw:path draw:style-name="gr4" draw:id="shape212" draw:name="path553" draw:layer="" svg:width="70.73145441352pt" svg:height="99.42605741253pt" draw:transform="matrix(0.03630002137 0.00000000000 0.00000000000 0.02971342016 86.65327672678pt 51.09490636174pt)" svg:viewBox="0 0 71 99" svg:d="M0 0L0 28.4073L70.7315 99.4261L70.7315 42.6114L56.5855 28.4073L28.2927 28.4073Z" koffice:nodeTypes="ccccccc"/>
                <draw:path draw:style-name="gr4" draw:id="shape213" draw:name="path554" draw:layer="" svg:width="56.95041079018pt" svg:height="84.91608412190pt" draw:transform="matrix(0.03630002137 0.00000000000 0.00000000000 0.02971342016 84.08082348056pt 49.00654478051pt)" svg:viewBox="0 0 57 85" svg:d="M0 0L56.2803 56.611L56.9504 84.9161L0 27.631Z" koffice:nodeTypes="ccccc"/>
                <draw:path draw:style-name="gr4" draw:id="shape214" draw:name="path555" draw:layer="" svg:width="28.69708546286pt" svg:height="56.38725564632pt" draw:transform="matrix(0.03630002137 0.00000000000 0.00000000000 0.02971342016 86.13877474385pt 49.83151550743pt)" svg:viewBox="0 0 29 56" svg:d="M0 56.3873L28.6971 28.1936L28.6971 0L0 28.1936Z" koffice:nodeTypes="ccccc"/>
                <draw:path draw:style-name="gr4" draw:id="shape215" draw:name="path556" draw:layer="" svg:width="28.69708546286pt" svg:height="56.38725564632pt" draw:transform="matrix(0.03630002137 0.00000000000 0.00000000000 0.02971342016 83.56633452528pt 47.72583191386pt)" svg:viewBox="0 0 29 56" svg:d="M0 56.3873L28.6971 28.1936L28.6971 0L0 28.1936Z" koffice:nodeTypes="ccccc"/>
                <draw:path draw:style-name="gr4" draw:id="shape216" draw:name="path557" draw:layer="" svg:width="14.34935264000pt" svg:height="28.69708546286pt" draw:transform="matrix(0.03630002137 0.00000000000 0.00000000000 0.02971342016 84.59529783510pt 47.72583238927pt)" svg:viewBox="0 0 14 29" svg:d="M0 0L0 28.6971L14.3494 14.3481Z" koffice:nodeTypes="cccc"/>
                <draw:path draw:style-name="gr4" draw:id="shape217" draw:name="path558" draw:layer="" svg:width="14.34935264000pt" svg:height="28.69708546286pt" draw:transform="matrix(0.03630002137 0.00000000000 0.00000000000 0.02971342016 87.16775489688pt 49.83150552372pt)" svg:viewBox="0 0 14 29" svg:d="M0 0L0 28.6971L14.3494 14.3481Z" koffice:nodeTypes="cccc"/>
                <draw:path draw:style-name="gr4" draw:id="shape218" draw:name="path559" draw:layer="" svg:width="28.26235136000pt" svg:height="56.38725564632pt" draw:transform="matrix(0.03630002137 0.00000000000 0.00000000000 0.02971342016 82.52711166781pt 47.72582811054pt)" svg:viewBox="0 0 28 56" svg:d="M0 0L28.2624 28.1936L28.2624 56.3873L0 27.3335Z" koffice:nodeTypes="ccccc"/>
                <draw:path draw:style-name="gr4" draw:id="shape219" draw:name="path560" draw:layer="" svg:width="28.69708546286pt" svg:height="56.38725564632pt" draw:transform="matrix(0.03630002137 0.00000000000 0.00000000000 0.02971342016 88.71122193203pt 45.19901740163pt)" svg:viewBox="0 0 29 56" svg:d="M0 56.3873L28.6971 28.1936L28.6971 0L0 28.1936Z" koffice:nodeTypes="ccccc"/>
                <draw:path draw:style-name="gr4" draw:id="shape220" draw:name="path561" draw:layer="" svg:width="28.69708546286pt" svg:height="56.38725564632pt" draw:transform="matrix(0.03630002137 0.00000000000 0.00000000000 0.02971342016 86.65326627237pt 46.88355914201pt)" svg:viewBox="0 0 29 56" svg:d="M0 56.3873L28.6971 28.1936L28.6971 0L0 28.1936Z" koffice:nodeTypes="ccccc"/>
                <draw:path draw:style-name="gr4" draw:id="shape221" draw:name="path562" draw:layer="" svg:width="56.38725564632pt" svg:height="70.73305139380pt" draw:transform="matrix(0.03630002137 0.00000000000 0.00000000000 0.02971342016 85.62429337934pt 44.35675128559pt)" svg:viewBox="0 0 56 71" svg:d="M14.0964 70.7331L56.3873 28.2931L56.3873 0L0 56.5861Z" koffice:nodeTypes="ccccc"/>
                <draw:path draw:style-name="gr4" draw:id="shape222" draw:name="path563" draw:layer="" svg:width="14.34935264000pt" svg:height="28.69708546286pt" draw:transform="matrix(0.03630002137 0.00000000000 0.00000000000 0.02971342016 87.68224294060pt 44.35674890851pt)" svg:viewBox="0 0 14 29" svg:d="M0 0L0 28.6971L14.3494 14.3481Z" koffice:nodeTypes="cccc"/>
                <draw:path draw:style-name="gr4" draw:id="shape223" draw:name="path564" draw:layer="" svg:width="28.69708546286pt" svg:height="56.38725564632pt" draw:transform="matrix(0.03630002137 0.00000000000 0.00000000000 0.02971342016 87.68224700620pt 45.19901740163pt)" svg:viewBox="0 0 29 56" svg:d="M28.6971 56.3873L0 28.1936L0 0L28.6971 28.1936Z" koffice:nodeTypes="ccccc"/>
                <draw:path draw:style-name="gr4" draw:id="shape224" draw:name="path565" draw:layer="" svg:width="56.38725564632pt" svg:height="70.73305139380pt" draw:transform="matrix(0.03630002137 0.00000000000 0.00000000000 0.02971342016 89.74019685786pt 44.35674177729pt)" svg:viewBox="0 0 56 71" svg:d="M42.2908 70.7331L0 28.2931L0 0L56.3873 56.5861Z" koffice:nodeTypes="ccccc"/>
                <draw:path draw:style-name="gr4" draw:id="shape225" draw:name="path566" draw:layer="" svg:width="99.42605741253pt" svg:height="127.11971869375pt" draw:transform="matrix(0.03630002137 0.00000000000 0.00000000000 0.02971342016 89.74019569626pt 46.88356389616pt)" svg:viewBox="0 0 99 127" svg:d="M4.55724e-14 0L56.8147 56.4976L85.222 56.4976L99.4261 70.6216L99.4261 127.12L0 27.9674Z" koffice:nodeTypes="ccccccc"/>
                <draw:path draw:style-name="gr4" draw:id="shape226" draw:name="path567" draw:layer="" svg:width="113.77291718230pt" svg:height="85.07841807812pt" draw:transform="matrix(0.03630002137 0.00000000000 0.00000000000 0.02971342016 87.68225165260pt 49.41036937550pt)" svg:viewBox="0 0 114 85" svg:d="M0 85.0784L85.3294 0L113.773 0L28.4431 85.0784Z" koffice:nodeTypes="ccccc"/>
                <draw:path draw:style-name="gr4" draw:id="shape227" draw:name="path568" draw:layer="" svg:width="99.42605741253pt" svg:height="99.42605741253pt" draw:transform="matrix(0.03630002137 0.00000000000 0.00000000000 0.02971342016 88.71122657843pt 49.41036937550pt)" svg:viewBox="0 0 99 99" svg:d="M14.2033 99.4261L99.4261 14.2041L85.222 0L0 85.222Z" koffice:nodeTypes="ccccc"/>
                <draw:path draw:style-name="gr4" draw:id="shape228" draw:name="path569" draw:layer="" svg:width="85.08001882353pt" svg:height="141.46450580282pt" draw:transform="matrix(0.03630002137 0.00000000000 0.00000000000 0.02971342016 89.22570838365pt 49.83150390063pt)" svg:viewBox="0 0 85 141" svg:d="M0 84.8787L0 141.465L85.08 56.5858L85.08 0Z" koffice:nodeTypes="ccccc"/>
                <draw:path draw:style-name="gr4" draw:id="shape229" draw:name="path570" draw:layer="" svg:width="113.77291718230pt" svg:height="85.07841807812pt" draw:transform="matrix(0.03630002137 0.00000000000 0.00000000000 0.02971342016 91.79816006793pt 46.04129302597pt)" svg:viewBox="0 0 114 85" svg:d="M0 85.0784L85.3294 0L113.773 0L28.4431 85.0784Z" koffice:nodeTypes="ccccc"/>
                <draw:path draw:style-name="gr4" draw:id="shape230" draw:name="path571" draw:layer="" svg:width="99.42605741253pt" svg:height="99.42605741253pt" draw:transform="matrix(0.03630002137 0.00000000000 0.00000000000 0.02971342016 92.82712047375pt 46.04128827182pt)" svg:viewBox="0 0 99 99" svg:d="M14.2033 99.4261L99.4261 14.2041L85.222 0L0 85.222Z" koffice:nodeTypes="ccccc"/>
                <draw:path draw:style-name="gr4" draw:id="shape231" draw:name="path572" draw:layer="" svg:width="85.08001882353pt" svg:height="141.46450580282pt" draw:transform="matrix(0.03630002137 0.00000000000 0.00000000000 0.02971342016 93.34161664867pt 46.46243202667pt)" svg:viewBox="0 0 85 141" svg:d="M0 84.8787L0 141.465L85.08 56.5858L85.08 0Z" koffice:nodeTypes="ccccc"/>
                <draw:path draw:style-name="gr4" draw:id="shape232" draw:name="path573" draw:layer="" svg:width="28.69708546286pt" svg:height="42.04535813953pt" draw:transform="matrix(0.03630002137 0.00000000000 0.00000000000 0.02971342016 92.31264172284pt 44.77788315507pt)" svg:viewBox="0 0 29 42" svg:d="M14.3481 42.0454L28.6971 28.03L28.6971 0L0 28.03Z" koffice:nodeTypes="ccccc"/>
                <draw:path draw:style-name="gr4" draw:id="shape233" draw:name="path574" draw:layer="" svg:width="28.69708546286pt" svg:height="42.04535813953pt" draw:transform="matrix(0.03630002137 0.00000000000 0.00000000000 0.02971342016 89.74019569626pt 42.67220954520pt)" svg:viewBox="0 0 29 42" svg:d="M14.3481 42.0454L28.6971 28.03L28.6971 0L0 28.03Z" koffice:nodeTypes="ccccc"/>
                <draw:path draw:style-name="gr4" draw:id="shape234" draw:name="path622" draw:layer="" svg:width="14.34935264000pt" svg:height="28.69708546286pt" draw:transform="matrix(0.03630002137 0.00000000000 0.00000000000 0.02971342016 87.68224381180pt 48.56810325946pt)" svg:viewBox="0 0 14 29" svg:d="M0 28.6971L0 28.6971L0 0L14.3494 14.3481Z" koffice:nodeTypes="ccccc"/>
                <draw:path draw:style-name="gr4" draw:id="shape235" draw:name="path623" draw:layer="" svg:width="28.69708546286pt" svg:height="42.04535813953pt" draw:transform="matrix(0.03630002137 0.00000000000 0.00000000000 0.02971342016 85.62428960414pt 47.30468388027pt)" svg:viewBox="0 0 29 42" svg:d="M28.6971 42.0454L0 14.0154L14.3489 0L28.6971 14.0154Z" koffice:nodeTypes="ccccc"/>
                <draw:path draw:style-name="gr4" draw:id="shape236" draw:name="path624" draw:layer="" svg:width="14.34773284571pt" svg:height="28.69708546286pt" draw:transform="matrix(0.03630002137 0.00000000000 0.00000000000 0.02971342016 89.22572275335pt 44.35675128559pt)" svg:viewBox="0 0 14 29" svg:d="M14.3477 28.6971L0 14.3481L14.3477 0Z" koffice:nodeTypes="cccc"/>
              </draw:g>
            </draw:g>
            <draw:g draw:style-name="gr1" draw:id="shape237" draw:name="g2281" svg:y="26.92372337582pt">
              <draw:path draw:style-name="gr11" draw:id="shape238" draw:name="path2207" draw:layer="" svg:width="269.58251501561pt" svg:height="113.77291718230pt" draw:transform="matrix(0.00314564315 0.00197320987 -0.00073388941 0.00309629899 74.23242580289pt 55.99102732576pt)" svg:viewBox="0 0 270 114" svg:d="M56.7542 0C28.3771 0 0 28.4431 0 56.8863C0 85.3294 28.3771 113.773 56.7542 113.773L212.828 113.773C241.206 113.773 269.583 85.3294 269.583 56.8863C269.583 27.1636 241.206 0 212.828 0Z" koffice:nodeTypes="ccccccc"/>
              <draw:path draw:style-name="gr11" draw:id="shape239" draw:name="path2208" draw:layer="" svg:width="269.58251501561pt" svg:height="113.77291718230pt" draw:transform="matrix(0.00316893755 0.00187206812 -0.00069765949 0.00311835928 74.22841152643pt 55.63755888690pt)" svg:viewBox="0 0 270 114" svg:d="M56.7542 0C28.3771 0 0 28.4431 0 56.8863C0 85.3294 28.3771 113.773 56.7542 113.773L212.828 113.773C241.206 113.773 269.583 85.3294 269.583 56.8863C269.583 27.1636 241.206 0 212.828 0Z" koffice:nodeTypes="ccccccc"/>
              <draw:path draw:style-name="gr11" draw:id="shape240" draw:name="path2209" draw:layer="" svg:width="269.58251501561pt" svg:height="113.77291718230pt" draw:transform="matrix(0.00314564315 0.00197320987 -0.00073388941 0.00309629899 74.24017981746pt 55.24030155522pt)" svg:viewBox="0 0 270 114" svg:d="M56.7542 0C28.3771 0 0 28.4431 0 56.8863C0 85.3294 28.3771 113.773 56.7542 113.773L212.828 113.773C241.206 113.773 269.583 85.3294 269.583 56.8863C269.583 27.1636 241.206 0 212.828 0Z" koffice:nodeTypes="ccccccc"/>
              <draw:path draw:style-name="gr11" draw:id="shape241" draw:name="path2210" draw:layer="" svg:width="269.58251501561pt" svg:height="113.77291718230pt" draw:transform="matrix(0.00316893755 0.00187206812 -0.00069765949 0.00311835928 74.23616939338pt 54.88683314425pt)" svg:viewBox="0 0 270 114" svg:d="M56.7542 0C28.3771 0 0 28.4431 0 56.8863C0 85.3294 28.3771 113.773 56.7542 113.773L212.828 113.773C241.206 113.773 269.583 85.3294 269.583 56.8863C269.583 27.1636 241.206 0 212.828 0Z" koffice:nodeTypes="ccccccc"/>
              <draw:path draw:style-name="gr11" draw:id="shape242" draw:name="path2211" draw:layer="" svg:width="269.58251501561pt" svg:height="113.77291718230pt" draw:transform="matrix(0.00314564315 0.00197320987 -0.00073388941 0.00309629899 74.21691002301pt 57.49248326037pt)" svg:viewBox="0 0 270 114" svg:d="M56.7542 0C28.3771 0 0 28.4431 0 56.8863C0 85.3294 28.3771 113.773 56.7542 113.773L212.828 113.773C241.206 113.773 269.583 85.3294 269.583 56.8863C269.583 27.1636 241.206 0 212.828 0Z" koffice:nodeTypes="ccccccc"/>
              <draw:path draw:style-name="gr11" draw:id="shape243" draw:name="path2212" draw:layer="" svg:width="269.58251501561pt" svg:height="113.77291718230pt" draw:transform="matrix(0.00316893755 0.00187206812 -0.00069765949 0.00311835928 74.21289575750pt 57.13901376215pt)" svg:viewBox="0 0 270 114" svg:d="M56.7542 0C28.3771 0 0 28.4431 0 56.8863C0 85.3294 28.3771 113.773 56.7542 113.773L212.828 113.773C241.206 113.773 269.583 85.3294 269.583 56.8863C269.583 27.1636 241.206 0 212.828 0Z" koffice:nodeTypes="ccccccc"/>
              <draw:path draw:style-name="gr11" draw:id="shape244" draw:name="path2213" draw:layer="" svg:width="269.58251501561pt" svg:height="113.77291718230pt" draw:transform="matrix(0.00314564315 0.00197320987 -0.00073388941 0.00309629899 74.22466403976pt 56.74175727795pt)" svg:viewBox="0 0 270 114" svg:d="M56.7542 0C28.3771 0 0 28.4431 0 56.8863C0 85.3294 28.3771 113.773 56.7542 113.773L212.828 113.773C241.206 113.773 269.583 85.3294 269.583 56.8863C269.583 27.1636 241.206 0 212.828 0Z" koffice:nodeTypes="ccccccc"/>
              <draw:path draw:style-name="gr11" draw:id="shape245" draw:name="path2214" draw:layer="" svg:width="269.58251501561pt" svg:height="113.77291718230pt" draw:transform="matrix(0.00316893755 0.00187206812 -0.00069765949 0.00311835928 74.22065363758pt 56.38828674827pt)" svg:viewBox="0 0 270 114" svg:d="M56.7542 0C28.3771 0 0 28.4431 0 56.8863C0 85.3294 28.3771 113.773 56.7542 113.773L212.828 113.773C241.206 113.773 269.583 85.3294 269.583 56.8863C269.583 27.1636 241.206 0 212.828 0Z" koffice:nodeTypes="ccccccc"/>
              <draw:path draw:style-name="gr11" draw:id="shape246" draw:name="path2197" draw:layer="" svg:width="269.58251501561pt" svg:height="113.77291718230pt" draw:transform="matrix(0.00314564315 0.00197320987 -0.00073388941 0.00309629899 74.26345733639pt 52.98811799901pt)" svg:viewBox="0 0 270 114" svg:d="M56.7542 0C28.3771 0 0 28.4431 0 56.8863C0 85.3294 28.3771 113.773 56.7542 113.773L212.828 113.773C241.206 113.773 269.583 85.3294 269.583 56.8863C269.583 27.1636 241.206 0 212.828 0Z" koffice:nodeTypes="ccccccc"/>
              <draw:path draw:style-name="gr11" draw:id="shape247" draw:name="path2198" draw:layer="" svg:width="269.58251501561pt" svg:height="113.77291718230pt" draw:transform="matrix(0.00316893755 0.00187206812 -0.00069765949 0.00311835928 74.25944305992pt 52.63464956015pt)" svg:viewBox="0 0 270 114" svg:d="M56.7542 0C28.3771 0 0 28.4431 0 56.8863C0 85.3294 28.3771 113.773 56.7542 113.773L212.828 113.773C241.206 113.773 269.583 85.3294 269.583 56.8863C269.583 27.1636 241.206 0 212.828 0Z" koffice:nodeTypes="ccccccc"/>
              <draw:path draw:style-name="gr11" draw:id="shape248" draw:name="path2195" draw:layer="" svg:width="269.58251501561pt" svg:height="113.77291718230pt" draw:transform="matrix(0.00314564315 0.00197320987 -0.00073388941 0.00309629899 74.27121263508pt 52.23739223777pt)" svg:viewBox="0 0 270 114" svg:d="M56.7542 0C28.3771 0 0 28.4431 0 56.8863C0 85.3294 28.3771 113.773 56.7542 113.773L212.828 113.773C241.206 113.773 269.583 85.3294 269.583 56.8863C269.583 27.1636 241.206 0 212.828 0Z" koffice:nodeTypes="ccccccc"/>
              <draw:path draw:style-name="gr11" draw:id="shape249" draw:name="path2196" draw:layer="" svg:width="269.58251501561pt" svg:height="113.77291718230pt" draw:transform="matrix(0.00316893755 0.00187206812 -0.00069765949 0.00311835928 74.26720092688pt 51.88392381751pt)" svg:viewBox="0 0 270 114" svg:d="M56.7542 0C28.3771 0 0 28.4431 0 56.8863C0 85.3294 28.3771 113.773 56.7542 113.773L212.828 113.773C241.206 113.773 269.583 85.3294 269.583 56.8863C269.583 27.1636 241.206 0 212.828 0Z" koffice:nodeTypes="ccccccc"/>
              <draw:path draw:style-name="gr11" draw:id="shape250" draw:name="path2203" draw:layer="" svg:width="269.58251501561pt" svg:height="113.77291718230pt" draw:transform="matrix(0.00314564315 0.00197320987 -0.00073388941 0.00309629899 74.24794153680pt 54.48957584046pt)" svg:viewBox="0 0 270 114" svg:d="M56.7542 0C28.3771 0 0 28.4431 0 56.8863C0 85.3294 28.3771 113.773 56.7542 113.773L212.828 113.773C241.206 113.773 269.583 85.3294 269.583 56.8863C269.583 27.1636 241.206 0 212.828 0Z" koffice:nodeTypes="ccccccc"/>
              <draw:path draw:style-name="gr11" draw:id="shape251" draw:name="path2204" draw:layer="" svg:width="269.58251501561pt" svg:height="113.77291718230pt" draw:transform="matrix(0.00316893755 0.00187206812 -0.00069765949 0.00311835928 74.24392726034pt 54.13610740161pt)" svg:viewBox="0 0 270 114" svg:d="M56.7542 0C28.3771 0 0 28.4431 0 56.8863C0 85.3294 28.3771 113.773 56.7542 113.773L212.828 113.773C241.206 113.773 269.583 85.3294 269.583 56.8863C269.583 27.1636 241.206 0 212.828 0Z" koffice:nodeTypes="ccccccc"/>
              <draw:path draw:style-name="gr11" draw:id="shape252" draw:name="path2205" draw:layer="" svg:width="269.58251501561pt" svg:height="113.77291718230pt" draw:transform="matrix(0.00314564315 0.00197320987 -0.00073388941 0.00309629899 74.25569557326pt 53.73884795120pt)" svg:viewBox="0 0 270 114" svg:d="M56.7542 0C28.3771 0 0 28.4431 0 56.8863C0 85.3294 28.3771 113.773 56.7542 113.773L212.828 113.773C241.206 113.773 269.583 85.3294 269.583 56.8863C269.583 27.1636 241.206 0 212.828 0Z" koffice:nodeTypes="ccccccc"/>
              <draw:path draw:style-name="gr11" draw:id="shape253" draw:name="path2206" draw:layer="" svg:width="269.58251501561pt" svg:height="113.77291718230pt" draw:transform="matrix(0.00316893755 0.00187206812 -0.00069765949 0.00311835928 74.25168517108pt 53.38537742152pt)" svg:viewBox="0 0 270 114" svg:d="M56.7542 0C28.3771 0 0 28.4431 0 56.8863C0 85.3294 28.3771 113.773 56.7542 113.773L212.828 113.773C241.206 113.773 269.583 85.3294 269.583 56.8863C269.583 27.1636 241.206 0 212.828 0Z" koffice:nodeTypes="ccccccc"/>
              <draw:path draw:style-name="gr11" draw:id="shape254" draw:name="path2223" draw:layer="" svg:width="269.58251501561pt" svg:height="113.77291718230pt" draw:transform="matrix(0.00314564315 0.00197320987 -0.00073388941 0.00309629899 74.17036273591pt 61.99684597926pt)" svg:viewBox="0 0 270 114" svg:d="M56.7542 0C28.3771 0 0 28.4431 0 56.8863C0 85.3294 28.3771 113.773 56.7542 113.773L212.828 113.773C241.206 113.773 269.583 85.3294 269.583 56.8863C269.583 27.1636 241.206 0 212.828 0Z" koffice:nodeTypes="ccccccc"/>
              <draw:path draw:style-name="gr11" draw:id="shape255" draw:name="path2224" draw:layer="" svg:width="269.58251501561pt" svg:height="113.77291718230pt" draw:transform="matrix(0.00316893755 0.00187206812 -0.00069765949 0.00311835928 74.16634845945pt 61.64337754040pt)" svg:viewBox="0 0 270 114" svg:d="M56.7542 0C28.3771 0 0 28.4431 0 56.8863C0 85.3294 28.3771 113.773 56.7542 113.773L212.828 113.773C241.206 113.773 269.583 85.3294 269.583 56.8863C269.583 27.1636 241.206 0 212.828 0Z" koffice:nodeTypes="ccccccc"/>
              <draw:path draw:style-name="gr11" draw:id="shape256" draw:name="path2225" draw:layer="" svg:width="269.58251501561pt" svg:height="113.77291718230pt" draw:transform="matrix(0.00314564315 0.00197320987 -0.00073388941 0.00309629899 74.17811675266pt 61.24611999684pt)" svg:viewBox="0 0 270 114" svg:d="M56.7542 0C28.3771 0 0 28.4431 0 56.8863C0 85.3294 28.3771 113.773 56.7542 113.773L212.828 113.773C241.206 113.773 269.583 85.3294 269.583 56.8863C269.583 27.1636 241.206 0 212.828 0Z" koffice:nodeTypes="ccccccc"/>
              <draw:path draw:style-name="gr11" draw:id="shape257" draw:name="path2226" draw:layer="" svg:width="269.58251501561pt" svg:height="113.77291718230pt" draw:transform="matrix(0.00316893755 0.00187206812 -0.00069765949 0.00311835928 74.17410632421pt 60.89265200963pt)" svg:viewBox="0 0 270 114" svg:d="M56.7542 0C28.3771 0 0 28.4431 0 56.8863C0 85.3294 28.3771 113.773 56.7542 113.773L212.828 113.773C241.206 113.773 269.583 85.3294 269.583 56.8863C269.583 27.1636 241.206 0 212.828 0Z" koffice:nodeTypes="ccccccc"/>
              <draw:path draw:style-name="gr11" draw:id="shape258" draw:name="path2227" draw:layer="" svg:width="269.58251501561pt" svg:height="113.77291718230pt" draw:transform="matrix(0.00314564315 0.00197320987 -0.00073388941 0.00309629899 74.15484695822pt 63.49830170199pt)" svg:viewBox="0 0 270 114" svg:d="M56.7542 0C28.3771 0 0 28.4431 0 56.8863C0 85.3294 28.3771 113.773 56.7542 113.773L212.828 113.773C241.206 113.773 269.583 85.3294 269.583 56.8863C269.583 27.1636 241.206 0 212.828 0Z" koffice:nodeTypes="ccccccc"/>
              <draw:path draw:style-name="gr11" draw:id="shape259" draw:name="path2228" draw:layer="" svg:width="269.58251501561pt" svg:height="113.77291718230pt" draw:transform="matrix(0.00316893755 0.00187206812 -0.00069765949 0.00311835928 74.15083270365pt 63.14483114442pt)" svg:viewBox="0 0 270 114" svg:d="M56.7542 0C28.3771 0 0 28.4431 0 56.8863C0 85.3294 28.3771 113.773 56.7542 113.773L212.828 113.773C241.206 113.773 269.583 85.3294 269.583 56.8863C269.583 27.1636 241.206 0 212.828 0Z" koffice:nodeTypes="ccccccc"/>
              <draw:path draw:style-name="gr11" draw:id="shape260" draw:name="path2229" draw:layer="" svg:width="269.58251501561pt" svg:height="113.77291718230pt" draw:transform="matrix(0.00314564315 0.00197320987 -0.00073388941 0.00309629899 74.16260097278pt 62.74757593145pt)" svg:viewBox="0 0 270 114" svg:d="M56.7542 0C28.3771 0 0 28.4431 0 56.8863C0 85.3294 28.3771 113.773 56.7542 113.773L212.828 113.773C241.206 113.773 269.583 85.3294 269.583 56.8863C269.583 27.1636 241.206 0 212.828 0Z" koffice:nodeTypes="ccccccc"/>
              <draw:path draw:style-name="gr11" draw:id="shape261" draw:name="path2230" draw:layer="" svg:width="269.58251501561pt" svg:height="113.77291718230pt" draw:transform="matrix(0.00316893755 0.00187206812 -0.00069765949 0.00311835928 74.15859057060pt 62.39410540177pt)" svg:viewBox="0 0 270 114" svg:d="M56.7542 0C28.3771 0 0 28.4431 0 56.8863C0 85.3294 28.3771 113.773 56.7542 113.773L212.828 113.773C241.206 113.773 269.583 85.3294 269.583 56.8863C269.583 27.1636 241.206 0 212.828 0Z" koffice:nodeTypes="ccccccc"/>
              <draw:path draw:style-name="gr11" draw:id="shape262" draw:name="path2231" draw:layer="" svg:width="269.58251501561pt" svg:height="113.77291718230pt" draw:transform="matrix(0.00314564315 0.00197320987 -0.00073388941 0.00309629899 74.20139425254pt 58.99393828392pt)" svg:viewBox="0 0 270 114" svg:d="M56.7542 0C28.3771 0 0 28.4431 0 56.8863C0 85.3294 28.3771 113.773 56.7542 113.773L212.828 113.773C241.206 113.773 269.583 85.3294 269.583 56.8863C269.583 27.1636 241.206 0 212.828 0Z" koffice:nodeTypes="ccccccc"/>
              <draw:path draw:style-name="gr11" draw:id="shape263" draw:name="path2232" draw:layer="" svg:width="269.58251501561pt" svg:height="113.77291718230pt" draw:transform="matrix(0.00316893755 0.00187206812 -0.00069765949 0.00311835928 74.19737998637pt 58.64046884927pt)" svg:viewBox="0 0 270 114" svg:d="M56.7542 0C28.3771 0 0 28.4431 0 56.8863C0 85.3294 28.3771 113.773 56.7542 113.773L212.828 113.773C241.206 113.773 269.583 85.3294 269.583 56.8863C269.583 27.1636 241.206 0 212.828 0Z" koffice:nodeTypes="ccccccc"/>
              <draw:path draw:style-name="gr11" draw:id="shape264" draw:name="path2233" draw:layer="" svg:width="269.58251501561pt" svg:height="113.77291718230pt" draw:transform="matrix(0.00314564315 0.00197320987 -0.00073388941 0.00309629899 74.20914827740pt 58.24321151758pt)" svg:viewBox="0 0 270 114" svg:d="M56.7542 0C28.3771 0 0 28.4431 0 56.8863C0 85.3294 28.3771 113.773 56.7542 113.773L212.828 113.773C241.206 113.773 269.583 85.3294 269.583 56.8863C269.583 27.1636 241.206 0 212.828 0Z" koffice:nodeTypes="ccccccc"/>
              <draw:path draw:style-name="gr11" draw:id="shape265" draw:name="path2234" draw:layer="" svg:width="269.58251501561pt" svg:height="113.77291718230pt" draw:transform="matrix(0.00316893755 0.00187206812 -0.00069765949 0.00311835928 74.20513786427pt 57.88974204726pt)" svg:viewBox="0 0 270 114" svg:d="M56.7542 0C28.3771 0 0 28.4431 0 56.8863C0 85.3294 28.3771 113.773 56.7542 113.773L212.828 113.773C241.206 113.773 269.583 85.3294 269.583 56.8863C269.583 27.1636 241.206 0 212.828 0Z" koffice:nodeTypes="ccccccc"/>
              <draw:path draw:style-name="gr11" draw:id="shape266" draw:name="path2235" draw:layer="" svg:width="269.58251501561pt" svg:height="113.77291718230pt" draw:transform="matrix(0.00314564315 0.00197320987 -0.00073388941 0.00309629899 74.18587849828pt 60.49539173963pt)" svg:viewBox="0 0 270 114" svg:d="M56.7542 0C28.3771 0 0 28.4431 0 56.8863C0 85.3294 28.3771 113.773 56.7542 113.773L212.828 113.773C241.206 113.773 269.583 85.3294 269.583 56.8863C269.583 27.1636 241.206 0 212.828 0Z" koffice:nodeTypes="ccccccc"/>
              <draw:path draw:style-name="gr11" draw:id="shape267" draw:name="path2236" draw:layer="" svg:width="269.58251501561pt" svg:height="113.77291718230pt" draw:transform="matrix(0.00316893755 0.00187206812 -0.00069765949 0.00311835928 74.18186421744pt 60.14192372451pt)" svg:viewBox="0 0 270 114" svg:d="M56.7542 0C28.3771 0 0 28.4431 0 56.8863C0 85.3294 28.3771 113.773 56.7542 113.773L212.828 113.773C241.206 113.773 269.583 85.3294 269.583 56.8863C269.583 27.1636 241.206 0 212.828 0Z" koffice:nodeTypes="ccccccc"/>
              <draw:path draw:style-name="gr11" draw:id="shape268" draw:name="path2237" draw:layer="" svg:width="269.58251501561pt" svg:height="113.77291718230pt" draw:transform="matrix(0.00314564315 0.00197320987 -0.00073388941 0.00309629899 74.19363250627pt 59.74466660470pt)" svg:viewBox="0 0 270 114" svg:d="M56.7542 0C28.3771 0 0 28.4431 0 56.8863C0 85.3294 28.3771 113.773 56.7542 113.773L212.828 113.773C241.206 113.773 269.583 85.3294 269.583 56.8863C269.583 27.1636 241.206 0 212.828 0Z" koffice:nodeTypes="ccccccc"/>
              <draw:path draw:style-name="gr11" draw:id="shape269" draw:name="path2238" draw:layer="" svg:width="269.58251501561pt" svg:height="113.77291718230pt" draw:transform="matrix(0.00316893755 0.00187206812 -0.00069765949 0.00311835928 74.18962211066pt 59.39119543940pt)" svg:viewBox="0 0 270 114" svg:d="M56.7542 0C28.3771 0 0 28.4431 0 56.8863C0 85.3294 28.3771 113.773 56.7542 113.773L212.828 113.773C241.206 113.773 269.583 85.3294 269.583 56.8863C269.583 27.1636 241.206 0 212.828 0Z" koffice:nodeTypes="ccccccc"/>
              <draw:path draw:style-name="gr11" draw:id="shape270" draw:name="path2239" draw:layer="" svg:width="269.58251501561pt" svg:height="113.77291718230pt" draw:transform="matrix(0.00314564315 0.00197320987 -0.00073388941 0.00309629899 74.10829973461pt 68.00265827660pt)" svg:viewBox="0 0 270 114" svg:d="M56.7542 0C28.3771 0 0 28.4431 0 56.8863C0 85.3294 28.3771 113.773 56.7542 113.773L212.828 113.773C241.206 113.773 269.583 85.3294 269.583 56.8863C269.583 27.1636 241.206 0 212.828 0Z" koffice:nodeTypes="ccccccc"/>
              <draw:path draw:style-name="gr11" draw:id="shape271" draw:name="path2240" draw:layer="" svg:width="269.58251501561pt" svg:height="113.77291718230pt" draw:transform="matrix(0.00316893755 0.00187206812 -0.00069765949 0.00311835928 74.10428548004pt 67.64918771902pt)" svg:viewBox="0 0 270 114" svg:d="M56.7542 0C28.3771 0 0 28.4431 0 56.8863C0 85.3294 28.3771 113.773 56.7542 113.773L212.828 113.773C241.206 113.773 269.583 85.3294 269.583 56.8863C269.583 27.1636 241.206 0 212.828 0Z" koffice:nodeTypes="ccccccc"/>
              <draw:path draw:style-name="gr11" draw:id="shape272" draw:name="path2241" draw:layer="" svg:width="269.58251501561pt" svg:height="113.77291718230pt" draw:transform="matrix(0.00314564315 0.00197320987 -0.00073388941 0.00309629899 74.11605377106pt 67.25193038734pt)" svg:viewBox="0 0 270 114" svg:d="M56.7542 0C28.3771 0 0 28.4431 0 56.8863C0 85.3294 28.3771 113.773 56.7542 113.773L212.828 113.773C241.206 113.773 269.583 85.3294 269.583 56.8863C269.583 27.1636 241.206 0 212.828 0Z" koffice:nodeTypes="ccccccc"/>
              <draw:path draw:style-name="gr11" draw:id="shape273" draw:name="path2242" draw:layer="" svg:width="269.58251501561pt" svg:height="113.77291718230pt" draw:transform="matrix(0.00316893755 0.00187206812 -0.00069765949 0.00311835928 74.11204336889pt 66.89845985766pt)" svg:viewBox="0 0 270 114" svg:d="M56.7542 0C28.3771 0 0 28.4431 0 56.8863C0 85.3294 28.3771 113.773 56.7542 113.773L212.828 113.773C241.206 113.773 269.583 85.3294 269.583 56.8863C269.583 27.1636 241.206 0 212.828 0Z" koffice:nodeTypes="ccccccc"/>
              <draw:path draw:style-name="gr11" draw:id="shape274" draw:name="path2244" draw:layer="" svg:width="269.58251501561pt" svg:height="113.77291718230pt" draw:transform="matrix(0.00316893755 0.00187206812 -0.00069765949 0.00311835928 74.08876970235pt 69.15064344176pt)" svg:viewBox="0 0 270 114" svg:d="M56.7542 0C28.3771 0 0 28.4431 0 56.8863C0 85.3294 28.3771 113.773 56.7542 113.773L212.828 113.773C241.206 113.773 269.583 85.3294 269.583 56.8863C269.583 27.1636 241.206 0 212.828 0Z" koffice:nodeTypes="ccccccc"/>
              <draw:path draw:style-name="gr11" draw:id="shape275" draw:name="path2245" draw:layer="" svg:width="269.58251501561pt" svg:height="113.77291718230pt" draw:transform="matrix(0.00314564315 0.00197320987 -0.00073388941 0.00309629899 74.10053799337pt 68.75338611007pt)" svg:viewBox="0 0 270 114" svg:d="M56.7542 0C28.3771 0 0 28.4431 0 56.8863C0 85.3294 28.3771 113.773 56.7542 113.773L212.828 113.773C241.206 113.773 269.583 85.3294 269.583 56.8863C269.583 27.1636 241.206 0 212.828 0Z" koffice:nodeTypes="ccccccc"/>
              <draw:path draw:style-name="gr11" draw:id="shape276" draw:name="path2246" draw:layer="" svg:width="269.58251501561pt" svg:height="113.77291718230pt" draw:transform="matrix(0.00316893755 0.00187206812 -0.00069765949 0.00311835928 74.09652759119pt 68.39991558039pt)" svg:viewBox="0 0 270 114" svg:d="M56.7542 0C28.3771 0 0 28.4431 0 56.8863C0 85.3294 28.3771 113.773 56.7542 113.773L212.828 113.773C241.206 113.773 269.583 85.3294 269.583 56.8863C269.583 27.1636 241.206 0 212.828 0Z" koffice:nodeTypes="ccccccc"/>
              <draw:path draw:style-name="gr11" draw:id="shape277" draw:name="path2247" draw:layer="" svg:width="269.58251501561pt" svg:height="113.77291718230pt" draw:transform="matrix(0.00314564315 0.00197320987 -0.00073388941 0.00309629899 74.13933126810pt 64.99974894985pt)" svg:viewBox="0 0 270 114" svg:d="M56.7542 0C28.3771 0 0 28.4431 0 56.8863C0 85.3294 28.3771 113.773 56.7542 113.773L212.828 113.773C241.206 113.773 269.583 85.3294 269.583 56.8863C269.583 27.1636 241.206 0 212.828 0Z" koffice:nodeTypes="ccccccc"/>
              <draw:path draw:style-name="gr11" draw:id="shape278" draw:name="path2248" draw:layer="" svg:width="269.58251501561pt" svg:height="113.77291718230pt" draw:transform="matrix(0.00316893755 0.00187206812 -0.00069765949 0.00311835928 74.13531699164pt 64.64628051099pt)" svg:viewBox="0 0 270 114" svg:d="M56.7542 0C28.3771 0 0 28.4431 0 56.8863C0 85.3294 28.3771 113.773 56.7542 113.773L212.828 113.773C241.206 113.773 269.583 85.3294 269.583 56.8863C269.583 27.1636 241.206 0 212.828 0Z" koffice:nodeTypes="ccccccc"/>
              <draw:path draw:style-name="gr11" draw:id="shape279" draw:name="path2249" draw:layer="" svg:width="269.58251501561pt" svg:height="113.77291718230pt" draw:transform="matrix(0.00314564315 0.00197320987 -0.00073388941 0.00309629899 74.14708530456pt 64.24902106059pt)" svg:viewBox="0 0 270 114" svg:d="M56.7542 0C28.3771 0 0 28.4431 0 56.8863C0 85.3294 28.3771 113.773 56.7542 113.773L212.828 113.773C241.206 113.773 269.583 85.3294 269.583 56.8863C269.583 27.1636 241.206 0 212.828 0Z" koffice:nodeTypes="ccccccc"/>
              <draw:path draw:style-name="gr11" draw:id="shape280" draw:name="path2250" draw:layer="" svg:width="269.58251501561pt" svg:height="113.77291718230pt" draw:transform="matrix(0.00316893755 0.00187206812 -0.00069765949 0.00311835928 74.14307488048pt 63.89555264963pt)" svg:viewBox="0 0 270 114" svg:d="M56.7542 0C28.3771 0 0 28.4431 0 56.8863C0 85.3294 28.3771 113.773 56.7542 113.773L212.828 113.773C241.206 113.773 269.583 85.3294 269.583 56.8863C269.583 27.1636 241.206 0 212.828 0Z" koffice:nodeTypes="ccccccc"/>
              <draw:path draw:style-name="gr11" draw:id="shape281" draw:name="path2251" draw:layer="" svg:width="269.58251501561pt" svg:height="113.77291718230pt" draw:transform="matrix(0.00314564315 0.00197320987 -0.00073388941 0.00309629899 74.12381549041pt 66.50120467258pt)" svg:viewBox="0 0 270 114" svg:d="M56.7542 0C28.3771 0 0 28.4431 0 56.8863C0 85.3294 28.3771 113.773 56.7542 113.773L212.828 113.773C241.206 113.773 269.583 85.3294 269.583 56.8863C269.583 27.1636 241.206 0 212.828 0Z" koffice:nodeTypes="ccccccc"/>
              <draw:path draw:style-name="gr11" draw:id="shape282" draw:name="path2252" draw:layer="" svg:width="269.58251501561pt" svg:height="113.77291718230pt" draw:transform="matrix(0.00316893755 0.00187206812 -0.00069765949 0.00311835928 74.11980123584pt 66.14773411501pt)" svg:viewBox="0 0 270 114" svg:d="M56.7542 0C28.3771 0 0 28.4431 0 56.8863C0 85.3294 28.3771 113.773 56.7542 113.773L212.828 113.773C241.206 113.773 269.583 85.3294 269.583 56.8863C269.583 27.1636 241.206 0 212.828 0Z" koffice:nodeTypes="ccccccc"/>
              <draw:path draw:style-name="gr11" draw:id="shape283" draw:name="path2253" draw:layer="" svg:width="269.58251501561pt" svg:height="113.77291718230pt" draw:transform="matrix(0.00314564315 0.00197320987 -0.00073388941 0.00309629899 74.13156952686pt 65.75047678332pt)" svg:viewBox="0 0 270 114" svg:d="M56.7542 0C28.3771 0 0 28.4431 0 56.8863C0 85.3294 28.3771 113.773 56.7542 113.773L212.828 113.773C241.206 113.773 269.583 85.3294 269.583 56.8863C269.583 27.1636 241.206 0 212.828 0Z" koffice:nodeTypes="ccccccc"/>
              <draw:path draw:style-name="gr11" draw:id="shape284" draw:name="path2254" draw:layer="" svg:width="269.58251501561pt" svg:height="113.77291718230pt" draw:transform="matrix(0.00316893755 0.00187206812 -0.00069765949 0.00311835928 74.12755912469pt 65.39700625364pt)" svg:viewBox="0 0 270 114" svg:d="M56.7542 0C28.3771 0 0 28.4431 0 56.8863C0 85.3294 28.3771 113.773 56.7542 113.773L212.828 113.773C241.206 113.773 269.583 85.3294 269.583 56.8863C269.583 27.1636 241.206 0 212.828 0Z" koffice:nodeTypes="ccccccc"/>
              <draw:path draw:style-name="gr11" draw:id="shape285" draw:name="path2271" draw:layer="" svg:width="269.58251501561pt" svg:height="113.77291718230pt" draw:transform="matrix(0.00314564315 0.00197320987 -0.00073388941 0.00309629899 74.06931299932pt 71.77538936134pt)" svg:viewBox="0 0 270 114" svg:d="M56.7542 0C28.3771 0 0 28.4431 0 56.8863C0 85.3294 28.3771 113.773 56.7542 113.773L212.828 113.773C241.206 113.773 269.583 85.3294 269.583 56.8863C269.583 27.1636 241.206 0 212.828 0Z" koffice:nodeTypes="ccccccc"/>
              <draw:path draw:style-name="gr11" draw:id="shape286" draw:name="path2272" draw:layer="" svg:width="269.58251501561pt" svg:height="113.77291718230pt" draw:transform="matrix(0.00316893755 0.00187206812 -0.00069765949 0.00311835928 74.06529874475pt 71.42191880377pt)" svg:viewBox="0 0 270 114" svg:d="M56.7542 0C28.3771 0 0 28.4431 0 56.8863C0 85.3294 28.3771 113.773 56.7542 113.773L212.828 113.773C241.206 113.773 269.583 85.3294 269.583 56.8863C269.583 27.1636 241.206 0 212.828 0Z" koffice:nodeTypes="ccccccc"/>
              <draw:path draw:style-name="gr11" draw:id="shape287" draw:name="path2273" draw:layer="" svg:width="269.58251501561pt" svg:height="113.77291718230pt" draw:transform="matrix(0.00314564315 0.00197320987 -0.00073388941 0.00309629899 74.07706703578pt 71.02466147208pt)" svg:viewBox="0 0 270 114" svg:d="M56.7542 0C28.3771 0 0 28.4431 0 56.8863C0 85.3294 28.3771 113.773 56.7542 113.773L212.828 113.773C241.206 113.773 269.583 85.3294 269.583 56.8863C269.583 27.1636 241.206 0 212.828 0Z" koffice:nodeTypes="ccccccc"/>
              <draw:path draw:style-name="gr11" draw:id="shape288" draw:name="path2274" draw:layer="" svg:width="269.58251501561pt" svg:height="113.77291718230pt" draw:transform="matrix(0.00316893755 0.00187206812 -0.00069765949 0.00311835928 74.07305661170pt 70.67119306112pt)" svg:viewBox="0 0 270 114" svg:d="M56.7542 0C28.3771 0 0 28.4431 0 56.8863C0 85.3294 28.3771 113.773 56.7542 113.773L212.828 113.773C241.206 113.773 269.583 85.3294 269.583 56.8863C269.583 27.1636 241.206 0 212.828 0Z" koffice:nodeTypes="ccccccc"/>
              <draw:path draw:style-name="gr11" draw:id="shape289" draw:name="path2275" draw:layer="" svg:width="269.58251501561pt" svg:height="113.77291718230pt" draw:transform="matrix(0.00316893755 0.00187206812 -0.00069765949 0.00311835928 74.04978296706pt 72.92337452650pt)" svg:viewBox="0 0 270 114" svg:d="M56.7542 0C28.3771 0 0 28.4431 0 56.8863C0 85.3294 28.3771 113.773 56.7542 113.773L212.828 113.773C241.206 113.773 269.583 85.3294 269.583 56.8863C269.583 27.1636 241.206 0 212.828 0Z" koffice:nodeTypes="ccccccc"/>
              <draw:path draw:style-name="gr11" draw:id="shape290" draw:name="path2276" draw:layer="" svg:width="269.58251501561pt" svg:height="113.77291718230pt" draw:transform="matrix(0.00314564315 0.00197320987 -0.00073388941 0.00309629899 74.06155125808pt 72.52611719482pt)" svg:viewBox="0 0 270 114" svg:d="M56.7542 0C28.3771 0 0 28.4431 0 56.8863C0 85.3294 28.3771 113.773 56.7542 113.773L212.828 113.773C241.206 113.773 269.583 85.3294 269.583 56.8863C269.583 27.1636 241.206 0 212.828 0Z" koffice:nodeTypes="ccccccc"/>
              <draw:path draw:style-name="gr11" draw:id="shape291" draw:name="path2277" draw:layer="" svg:width="269.58251501561pt" svg:height="113.77291718230pt" draw:transform="matrix(0.00316893755 0.00187206812 -0.00069765949 0.00311835928 74.05754085590pt 72.17264666514pt)" svg:viewBox="0 0 270 114" svg:d="M56.7542 0C28.3771 0 0 28.4431 0 56.8863C0 85.3294 28.3771 113.773 56.7542 113.773L212.828 113.773C241.206 113.773 269.583 85.3294 269.583 56.8863C269.583 27.1636 241.206 0 212.828 0Z" koffice:nodeTypes="ccccccc"/>
              <draw:path draw:style-name="gr11" draw:id="shape292" draw:name="path2278" draw:layer="" svg:width="269.58251501561pt" svg:height="113.77291718230pt" draw:transform="matrix(0.00314564315 0.00197320987 -0.00073388941 0.00309629899 74.08482875512pt 70.27393575733pt)" svg:viewBox="0 0 270 114" svg:d="M56.7542 0C28.3771 0 0 28.4431 0 56.8863C0 85.3294 28.3771 113.773 56.7542 113.773L212.828 113.773C241.206 113.773 269.583 85.3294 269.583 56.8863C269.583 27.1636 241.206 0 212.828 0Z" koffice:nodeTypes="ccccccc"/>
              <draw:path draw:style-name="gr11" draw:id="shape293" draw:name="path2279" draw:layer="" svg:width="269.58251501561pt" svg:height="113.77291718230pt" draw:transform="matrix(0.00316893755 0.00187206812 -0.00069765949 0.00311835928 74.08081450055pt 69.92046519975pt)" svg:viewBox="0 0 270 114" svg:d="M56.7542 0C28.3771 0 0 28.4431 0 56.8863C0 85.3294 28.3771 113.773 56.7542 113.773L212.828 113.773C241.206 113.773 269.583 85.3294 269.583 56.8863C269.583 27.1636 241.206 0 212.828 0Z" koffice:nodeTypes="ccccccc"/>
              <draw:path draw:style-name="gr11" draw:id="shape294" draw:name="path2280" draw:layer="" svg:width="269.58251501561pt" svg:height="113.77291718230pt" draw:transform="matrix(0.00314564315 0.00197320987 -0.00073388941 0.00309629899 74.09258279158pt 69.52320786807pt)" svg:viewBox="0 0 270 114" svg:d="M56.7542 0C28.3771 0 0 28.4431 0 56.8863C0 85.3294 28.3771 113.773 56.7542 113.773L212.828 113.773C241.206 113.773 269.583 85.3294 269.583 56.8863C269.583 27.1636 241.206 0 212.828 0Z" koffice:nodeTypes="ccccccc"/>
            </draw:g>
            <draw:g draw:style-name="gr1" draw:id="shape295" draw:name="g2339" svg:y="26.96600775049pt">
              <draw:path draw:style-name="gr11" draw:id="shape296" draw:name="path2340" draw:layer="" svg:width="269.58251501561pt" svg:height="113.77291718230pt" draw:transform="matrix(0.00317204354 0.00194337038 -0.00069210226 0.00310303450 74.73529016253pt 56.03398346533pt)" svg:viewBox="0 0 270 114" svg:d="M56.7542 0C28.3771 0 0 28.4431 0 56.8863C0 85.3294 28.3771 113.773 56.7542 113.773L212.828 113.773C241.206 113.773 269.583 85.3294 269.583 56.8863C269.583 27.1636 241.206 0 212.828 0Z" koffice:nodeTypes="ccccccc"/>
              <draw:path draw:style-name="gr11" draw:id="shape297" draw:name="path2341" draw:layer="" svg:width="269.58251501561pt" svg:height="113.77291718230pt" draw:transform="matrix(0.00319397298 0.00184201502 -0.00065557725 0.00312475116 74.72651111482pt 55.68057542090pt)" svg:viewBox="0 0 270 114" svg:d="M56.7542 0C28.3771 0 0 28.4431 0 56.8863C0 85.3294 28.3771 113.773 56.7542 113.773L212.828 113.773C241.206 113.773 269.583 85.3294 269.583 56.8863C269.583 27.1636 241.206 0 212.828 0Z" koffice:nodeTypes="ccccccc"/>
              <draw:path draw:style-name="gr11" draw:id="shape298" draw:name="path2342" draw:layer="" svg:width="269.58251501561pt" svg:height="113.77291718230pt" draw:transform="matrix(0.00317204354 0.00194337038 -0.00069210226 0.00310303450 74.73292332317pt 55.28323218441pt)" svg:viewBox="0 0 270 114" svg:d="M56.7542 0C28.3771 0 0 28.4431 0 56.8863C0 85.3294 28.3771 113.773 56.7542 113.773L212.828 113.773C241.206 113.773 269.583 85.3294 269.583 56.8863C269.583 27.1636 241.206 0 212.828 0Z" koffice:nodeTypes="ccccccc"/>
              <draw:path draw:style-name="gr11" draw:id="shape299" draw:name="path2343" draw:layer="" svg:width="269.58251501561pt" svg:height="113.77291718230pt" draw:transform="matrix(0.00319397298 0.00184201502 -0.00065557725 0.00312475116 74.72414812798pt 54.92982413149pt)" svg:viewBox="0 0 270 114" svg:d="M56.7542 0C28.3771 0 0 28.4431 0 56.8863C0 85.3294 28.3771 113.773 56.7542 113.773L212.828 113.773C241.206 113.773 269.583 85.3294 269.583 56.8863C269.583 27.1636 241.206 0 212.828 0Z" koffice:nodeTypes="ccccccc"/>
              <draw:path draw:style-name="gr11" draw:id="shape300" draw:name="path2344" draw:layer="" svg:width="269.58251501561pt" svg:height="113.77291718230pt" draw:transform="matrix(0.00317204354 0.00194337038 -0.00069210226 0.00310303450 74.74001615023pt 57.53549049361pt)" svg:viewBox="0 0 270 114" svg:d="M56.7542 0C28.3771 0 0 28.4431 0 56.8863C0 85.3294 28.3771 113.773 56.7542 113.773L212.828 113.773C241.206 113.773 269.583 85.3294 269.583 56.8863C269.583 27.1636 241.206 0 212.828 0Z" koffice:nodeTypes="ccccccc"/>
              <draw:path draw:style-name="gr11" draw:id="shape301" draw:name="path2345" draw:layer="" svg:width="269.58251501561pt" svg:height="113.77291718230pt" draw:transform="matrix(0.00319397298 0.00184201502 -0.00065557725 0.00312475116 74.73123709918pt 57.18208138979pt)" svg:viewBox="0 0 270 114" svg:d="M56.7542 0C28.3771 0 0 28.4431 0 56.8863C0 85.3294 28.3771 113.773 56.7542 113.773L212.828 113.773C241.206 113.773 269.583 85.3294 269.583 56.8863C269.583 27.1636 241.206 0 212.828 0Z" koffice:nodeTypes="ccccccc"/>
              <draw:path draw:style-name="gr11" draw:id="shape302" draw:name="path2346" draw:layer="" svg:width="269.58251501561pt" svg:height="113.77291718230pt" draw:transform="matrix(0.00317204354 0.00194337038 -0.00069210226 0.00310303450 74.73764931020pt 56.78473900082pt)" svg:viewBox="0 0 270 114" svg:d="M56.7542 0C28.3771 0 0 28.4431 0 56.8863C0 85.3294 28.3771 113.773 56.7542 113.773L212.828 113.773C241.206 113.773 269.583 85.3294 269.583 56.8863C269.583 27.1636 241.206 0 212.828 0Z" koffice:nodeTypes="ccccccc"/>
              <draw:path draw:style-name="gr11" draw:id="shape303" draw:name="path2347" draw:layer="" svg:width="269.58251501561pt" svg:height="113.77291718230pt" draw:transform="matrix(0.00319397298 0.00184201502 -0.00065557725 0.00312475116 74.72887410834pt 56.43132882910pt)" svg:viewBox="0 0 270 114" svg:d="M56.7542 0C28.3771 0 0 28.4431 0 56.8863C0 85.3294 28.3771 113.773 56.7542 113.773L212.828 113.773C241.206 113.773 269.583 85.3294 269.583 56.8863C269.583 27.1636 241.206 0 212.828 0Z" koffice:nodeTypes="ccccccc"/>
              <draw:path draw:style-name="gr11" draw:id="shape304" draw:name="path2348" draw:layer="" svg:width="269.58251501561pt" svg:height="113.77291718230pt" draw:transform="matrix(0.00317204354 0.00194337038 -0.00069210226 0.00310303450 74.72583819515pt 53.03097195130pt)" svg:viewBox="0 0 270 114" svg:d="M56.7542 0C28.3771 0 0 28.4431 0 56.8863C0 85.3294 28.3771 113.773 56.7542 113.773L212.828 113.773C241.206 113.773 269.583 85.3294 269.583 56.8863C269.583 27.1636 241.206 0 212.828 0Z" koffice:nodeTypes="ccccccc"/>
              <draw:path draw:style-name="gr11" draw:id="shape305" draw:name="path2349" draw:layer="" svg:width="269.58251501561pt" svg:height="113.77291718230pt" draw:transform="matrix(0.00319397298 0.00184201502 -0.00065557725 0.00312475116 74.71705914744pt 52.67756390687pt)" svg:viewBox="0 0 270 114" svg:d="M56.7542 0C28.3771 0 0 28.4431 0 56.8863C0 85.3294 28.3771 113.773 56.7542 113.773L212.828 113.773C241.206 113.773 269.583 85.3294 269.583 56.8863C269.583 27.1636 241.206 0 212.828 0Z" koffice:nodeTypes="ccccccc"/>
              <draw:path draw:style-name="gr11" draw:id="shape306" draw:name="path2350" draw:layer="" svg:width="269.58251501561pt" svg:height="113.77291718230pt" draw:transform="matrix(0.00317204354 0.00194337038 -0.00069210226 0.00310303450 74.72347263996pt 52.28022066755pt)" svg:viewBox="0 0 270 114" svg:d="M56.7542 0C28.3771 0 0 28.4431 0 56.8863C0 85.3294 28.3771 113.773 56.7542 113.773L212.828 113.773C241.206 113.773 269.583 85.3294 269.583 56.8863C269.583 27.1636 241.206 0 212.828 0Z" koffice:nodeTypes="ccccccc"/>
              <draw:path draw:style-name="gr11" draw:id="shape307" draw:name="path2351" draw:layer="" svg:width="269.58251501561pt" svg:height="113.77291718230pt" draw:transform="matrix(0.00319397298 0.00184201502 -0.00065557725 0.00312475116 74.71469616059pt 51.92681261746pt)" svg:viewBox="0 0 270 114" svg:d="M56.7542 0C28.3771 0 0 28.4431 0 56.8863C0 85.3294 28.3771 113.773 56.7542 113.773L212.828 113.773C241.206 113.773 269.583 85.3294 269.583 56.8863C269.583 27.1636 241.206 0 212.828 0Z" koffice:nodeTypes="ccccccc"/>
              <draw:path draw:style-name="gr11" draw:id="shape308" draw:name="path2352" draw:layer="" svg:width="269.58251501561pt" svg:height="113.77291718230pt" draw:transform="matrix(0.00317204354 0.00194337038 -0.00069210226 0.00310303450 74.73056418885pt 54.53248088650pt)" svg:viewBox="0 0 270 114" svg:d="M56.7542 0C28.3771 0 0 28.4431 0 56.8863C0 85.3294 28.3771 113.773 56.7542 113.773L212.828 113.773C241.206 113.773 269.583 85.3294 269.583 56.8863C269.583 27.1636 241.206 0 212.828 0Z" koffice:nodeTypes="ccccccc"/>
              <draw:path draw:style-name="gr11" draw:id="shape309" draw:name="path2353" draw:layer="" svg:width="269.58251501561pt" svg:height="113.77291718230pt" draw:transform="matrix(0.00319397298 0.00184201502 -0.00065557725 0.00312475116 74.72178514113pt 54.17907284207pt)" svg:viewBox="0 0 270 114" svg:d="M56.7542 0C28.3771 0 0 28.4431 0 56.8863C0 85.3294 28.3771 113.773 56.7542 113.773L212.828 113.773C241.206 113.773 269.583 85.3294 269.583 56.8863C269.583 27.1636 241.206 0 212.828 0Z" koffice:nodeTypes="ccccccc"/>
              <draw:path draw:style-name="gr11" draw:id="shape310" draw:name="path2354" draw:layer="" svg:width="269.58251501561pt" svg:height="113.77291718230pt" draw:transform="matrix(0.00317204354 0.00194337038 -0.00069210226 0.00310303450 74.72819734281pt 53.78172748679pt)" svg:viewBox="0 0 270 114" svg:d="M56.7542 0C28.3771 0 0 28.4431 0 56.8863C0 85.3294 28.3771 113.773 56.7542 113.773L212.828 113.773C241.206 113.773 269.583 85.3294 269.583 56.8863C269.583 27.1636 241.206 0 212.828 0Z" koffice:nodeTypes="ccccccc"/>
              <draw:path draw:style-name="gr11" draw:id="shape311" draw:name="path2355" draw:layer="" svg:width="269.58251501561pt" svg:height="113.77291718230pt" draw:transform="matrix(0.00319397298 0.00184201502 -0.00065557725 0.00312475116 74.71942214095pt 53.42831731508pt)" svg:viewBox="0 0 270 114" svg:d="M56.7542 0C28.3771 0 0 28.4431 0 56.8863C0 85.3294 28.3771 113.773 56.7542 113.773L212.828 113.773C241.206 113.773 269.583 85.3294 269.583 56.8863C269.583 27.1636 241.206 0 212.828 0Z" koffice:nodeTypes="ccccccc"/>
              <draw:path draw:style-name="gr11" draw:id="shape312" draw:name="path2356" draw:layer="" svg:width="269.58251501561pt" svg:height="113.77291718230pt" draw:transform="matrix(0.00317204354 0.00194337038 -0.00069210226 0.00310303450 74.75419409731pt 62.04000649337pt)" svg:viewBox="0 0 270 114" svg:d="M56.7542 0C28.3771 0 0 28.4431 0 56.8863C0 85.3294 28.3771 113.773 56.7542 113.773L212.828 113.773C241.206 113.773 269.583 85.3294 269.583 56.8863C269.583 27.1636 241.206 0 212.828 0Z" koffice:nodeTypes="ccccccc"/>
              <draw:path draw:style-name="gr11" draw:id="shape313" draw:name="path2357" draw:layer="" svg:width="269.58251501561pt" svg:height="113.77291718230pt" draw:transform="matrix(0.00319397298 0.00184201502 -0.00065557725 0.00312475116 74.74541504959pt 61.68659844895pt)" svg:viewBox="0 0 270 114" svg:d="M56.7542 0C28.3771 0 0 28.4431 0 56.8863C0 85.3294 28.3771 113.773 56.7542 113.773L212.828 113.773C241.206 113.773 269.583 85.3294 269.583 56.8863C269.583 27.1636 241.206 0 212.828 0Z" koffice:nodeTypes="ccccccc"/>
              <draw:path draw:style-name="gr11" draw:id="shape314" draw:name="path2358" draw:layer="" svg:width="269.58251501561pt" svg:height="113.77291718230pt" draw:transform="matrix(0.00317204354 0.00194337038 -0.00069210226 0.00310303450 74.75182725727pt 61.28925500058pt)" svg:viewBox="0 0 270 114" svg:d="M56.7542 0C28.3771 0 0 28.4431 0 56.8863C0 85.3294 28.3771 113.773 56.7542 113.773L212.828 113.773C241.206 113.773 269.583 85.3294 269.583 56.8863C269.583 27.1636 241.206 0 212.828 0Z" koffice:nodeTypes="ccccccc"/>
              <draw:path draw:style-name="gr11" draw:id="shape315" draw:name="path2359" draw:layer="" svg:width="269.58251501561pt" svg:height="113.77291718230pt" draw:transform="matrix(0.00319397298 0.00184201502 -0.00065557725 0.00312475116 74.74305206342pt 60.93584737141pt)" svg:viewBox="0 0 270 114" svg:d="M56.7542 0C28.3771 0 0 28.4431 0 56.8863C0 85.3294 28.3771 113.773 56.7542 113.773L212.828 113.773C241.206 113.773 269.583 85.3294 269.583 56.8863C269.583 27.1636 241.206 0 212.828 0Z" koffice:nodeTypes="ccccccc"/>
              <draw:path draw:style-name="gr11" draw:id="shape316" draw:name="path2360" draw:layer="" svg:width="269.58251501561pt" svg:height="113.77291718230pt" draw:transform="matrix(0.00317204354 0.00194337038 -0.00069210226 0.00310303450 74.75892008433pt 63.54151330978pt)" svg:viewBox="0 0 270 114" svg:d="M56.7542 0C28.3771 0 0 28.4431 0 56.8863C0 85.3294 28.3771 113.773 56.7542 113.773L212.828 113.773C241.206 113.773 269.583 85.3294 269.583 56.8863C269.583 27.1636 241.206 0 212.828 0Z" koffice:nodeTypes="ccccccc"/>
              <draw:path draw:style-name="gr11" draw:id="shape317" draw:name="path2361" draw:layer="" svg:width="269.58251501561pt" svg:height="113.77291718230pt" draw:transform="matrix(0.00319397298 0.00184201502 -0.00065557725 0.00312475116 74.75014102995pt 63.18810314656pt)" svg:viewBox="0 0 270 114" svg:d="M56.7542 0C28.3771 0 0 28.4431 0 56.8863C0 85.3294 28.3771 113.773 56.7542 113.773L212.828 113.773C241.206 113.773 269.583 85.3294 269.583 56.8863C269.583 27.1636 241.206 0 212.828 0Z" koffice:nodeTypes="ccccccc"/>
              <draw:path draw:style-name="gr11" draw:id="shape318" draw:name="path2362" draw:layer="" svg:width="269.58251501561pt" svg:height="113.77291718230pt" draw:transform="matrix(0.00317204354 0.00194337038 -0.00069210226 0.00310303450 74.75655324497pt 62.79076202887pt)" svg:viewBox="0 0 270 114" svg:d="M56.7542 0C28.3771 0 0 28.4431 0 56.8863C0 85.3294 28.3771 113.773 56.7542 113.773L212.828 113.773C241.206 113.773 269.583 85.3294 269.583 56.8863C269.583 27.1636 241.206 0 212.828 0Z" koffice:nodeTypes="ccccccc"/>
              <draw:path draw:style-name="gr11" draw:id="shape319" draw:name="path2363" draw:layer="" svg:width="269.58251501561pt" svg:height="113.77291718230pt" draw:transform="matrix(0.00319397298 0.00184201502 -0.00065557725 0.00312475116 74.74777804311pt 62.43735185715pt)" svg:viewBox="0 0 270 114" svg:d="M56.7542 0C28.3771 0 0 28.4431 0 56.8863C0 85.3294 28.3771 113.773 56.7542 113.773L212.828 113.773C241.206 113.773 269.583 85.3294 269.583 56.8863C269.583 27.1636 241.206 0 212.828 0Z" koffice:nodeTypes="ccccccc"/>
              <draw:path draw:style-name="gr11" draw:id="shape320" draw:name="path2364" draw:layer="" svg:width="269.58251501561pt" svg:height="113.77291718230pt" draw:transform="matrix(0.00317204354 0.00194337038 -0.00069210226 0.00310303450 74.74474213506pt 59.03699661082pt)" svg:viewBox="0 0 270 114" svg:d="M56.7542 0C28.3771 0 0 28.4431 0 56.8863C0 85.3294 28.3771 113.773 56.7542 113.773L212.828 113.773C241.206 113.773 269.583 85.3294 269.583 56.8863C269.583 27.1636 241.206 0 212.828 0Z" koffice:nodeTypes="ccccccc"/>
              <draw:path draw:style-name="gr11" draw:id="shape321" draw:name="path2365" draw:layer="" svg:width="269.58251501561pt" svg:height="113.77291718230pt" draw:transform="matrix(0.00319397298 0.00184201502 -0.00065557725 0.00312475116 74.73596308421pt 58.68358757056pt)" svg:viewBox="0 0 270 114" svg:d="M56.7542 0C28.3771 0 0 28.4431 0 56.8863C0 85.3294 28.3771 113.773 56.7542 113.773L212.828 113.773C241.206 113.773 269.583 85.3294 269.583 56.8863C269.583 27.1636 241.206 0 212.828 0Z" koffice:nodeTypes="ccccccc"/>
              <draw:path draw:style-name="gr11" draw:id="shape322" draw:name="path2366" draw:layer="" svg:width="269.58251501561pt" svg:height="113.77291718230pt" draw:transform="matrix(0.00317204354 0.00194337038 -0.00069210226 0.00310303450 74.74237529256pt 58.28624433407pt)" svg:viewBox="0 0 270 114" svg:d="M56.7542 0C28.3771 0 0 28.4431 0 56.8863C0 85.3294 28.3771 113.773 56.7542 113.773L212.828 113.773C241.206 113.773 269.583 85.3294 269.583 56.8863C269.583 27.1636 241.206 0 212.828 0Z" koffice:nodeTypes="ccccccc"/>
              <draw:path draw:style-name="gr11" draw:id="shape323" draw:name="path2367" draw:layer="" svg:width="269.58251501561pt" svg:height="113.77291718230pt" draw:transform="matrix(0.00319397298 0.00184201502 -0.00065557725 0.00312475116 74.73360009403pt 57.93283522175pt)" svg:viewBox="0 0 270 114" svg:d="M56.7542 0C28.3771 0 0 28.4431 0 56.8863C0 85.3294 28.3771 113.773 56.7542 113.773L212.828 113.773C241.206 113.773 269.583 85.3294 269.583 56.8863C269.583 27.1636 241.206 0 212.828 0Z" koffice:nodeTypes="ccccccc"/>
              <draw:path draw:style-name="gr11" draw:id="shape324" draw:name="path2368" draw:layer="" svg:width="269.58251501561pt" svg:height="113.77291718230pt" draw:transform="matrix(0.00317204354 0.00194337038 -0.00069210226 0.00310303450 74.74946811495pt 60.53850116012pt)" svg:viewBox="0 0 270 114" svg:d="M56.7542 0C28.3771 0 0 28.4431 0 56.8863C0 85.3294 28.3771 113.773 56.7542 113.773L212.828 113.773C241.206 113.773 269.583 85.3294 269.583 56.8863C269.583 27.1636 241.206 0 212.828 0Z" koffice:nodeTypes="ccccccc"/>
              <draw:path draw:style-name="gr11" draw:id="shape325" draw:name="path2369" draw:layer="" svg:width="269.58251501561pt" svg:height="113.77291718230pt" draw:transform="matrix(0.00319397298 0.00184201502 -0.00065557725 0.00312475116 74.74068906857pt 60.18509353945pt)" svg:viewBox="0 0 270 114" svg:d="M56.7542 0C28.3771 0 0 28.4431 0 56.8863C0 85.3294 28.3771 113.773 56.7542 113.773L212.828 113.773C241.206 113.773 269.583 85.3294 269.583 56.8863C269.583 27.1636 241.206 0 212.828 0Z" koffice:nodeTypes="ccccccc"/>
              <draw:path draw:style-name="gr11" draw:id="shape326" draw:name="path2370" draw:layer="" svg:width="269.58251501561pt" svg:height="113.77291718230pt" draw:transform="matrix(0.00317204354 0.00194337038 -0.00069210226 0.00310303450 74.74710127758pt 59.78775051484pt)" svg:viewBox="0 0 270 114" svg:d="M56.7542 0C28.3771 0 0 28.4431 0 56.8863C0 85.3294 28.3771 113.773 56.7542 113.773L212.828 113.773C241.206 113.773 269.583 85.3294 269.583 56.8863C269.583 27.1636 241.206 0 212.828 0Z" koffice:nodeTypes="ccccccc"/>
              <draw:path draw:style-name="gr11" draw:id="shape327" draw:name="path2371" draw:layer="" svg:width="269.58251501561pt" svg:height="113.77291718230pt" draw:transform="matrix(0.00319397298 0.00184201502 -0.00065557725 0.00312475116 74.73832607372pt 59.43433970749pt)" svg:viewBox="0 0 270 114" svg:d="M56.7542 0C28.3771 0 0 28.4431 0 56.8863C0 85.3294 28.3771 113.773 56.7542 113.773L212.828 113.773C241.206 113.773 269.583 85.3294 269.583 56.8863C269.583 27.1636 241.206 0 212.828 0Z" koffice:nodeTypes="ccccccc"/>
              <draw:path draw:style-name="gr11" draw:id="shape328" draw:name="path2372" draw:layer="" svg:width="269.58251501561pt" svg:height="113.77291718230pt" draw:transform="matrix(0.00317204354 0.00194337038 -0.00069210226 0.00310303450 74.77309801207pt 68.04602316505pt)" svg:viewBox="0 0 270 114" svg:d="M56.7542 0C28.3771 0 0 28.4431 0 56.8863C0 85.3294 28.3771 113.773 56.7542 113.773L212.828 113.773C241.206 113.773 269.583 85.3294 269.583 56.8863C269.583 27.1636 241.206 0 212.828 0Z" koffice:nodeTypes="ccccccc"/>
              <draw:path draw:style-name="gr11" draw:id="shape329" draw:name="path2373" draw:layer="" svg:width="269.58251501561pt" svg:height="113.77291718230pt" draw:transform="matrix(0.00319397298 0.00184201502 -0.00065557725 0.00312475116 74.76431895769pt 67.69261300183pt)" svg:viewBox="0 0 270 114" svg:d="M56.7542 0C28.3771 0 0 28.4431 0 56.8863C0 85.3294 28.3771 113.773 56.7542 113.773L212.828 113.773C241.206 113.773 269.583 85.3294 269.583 56.8863C269.583 27.1636 241.206 0 212.828 0Z" koffice:nodeTypes="ccccccc"/>
              <draw:path draw:style-name="gr11" draw:id="shape330" draw:name="path2374" draw:layer="" svg:width="269.58251501561pt" svg:height="113.77291718230pt" draw:transform="matrix(0.00317204354 0.00194337038 -0.00069210226 0.00310303450 74.77073116604pt 67.29526976534pt)" svg:viewBox="0 0 270 114" svg:d="M56.7542 0C28.3771 0 0 28.4431 0 56.8863C0 85.3294 28.3771 113.773 56.7542 113.773L212.828 113.773C241.206 113.773 269.583 85.3294 269.583 56.8863C269.583 27.1636 241.206 0 212.828 0Z" koffice:nodeTypes="ccccccc"/>
              <draw:path draw:style-name="gr11" draw:id="shape331" draw:name="path2375" draw:layer="" svg:width="269.58251501561pt" svg:height="113.77291718230pt" draw:transform="matrix(0.00319397298 0.00184201502 -0.00065557725 0.00312475116 74.76195596417pt 66.94185959363pt)" svg:viewBox="0 0 270 114" svg:d="M56.7542 0C28.3771 0 0 28.4431 0 56.8863C0 85.3294 28.3771 113.773 56.7542 113.773L212.828 113.773C241.206 113.773 269.583 85.3294 269.583 56.8863C269.583 27.1636 241.206 0 212.828 0Z" koffice:nodeTypes="ccccccc"/>
              <draw:path draw:style-name="gr11" draw:id="shape332" draw:name="path2376" draw:layer="" svg:width="269.58251501561pt" svg:height="113.77291718230pt" draw:transform="matrix(0.00319397298 0.00184201502 -0.00065557725 0.00312475116 74.76904494472pt 69.19411981824pt)" svg:viewBox="0 0 270 114" svg:d="M56.7542 0C28.3771 0 0 28.4431 0 56.8863C0 85.3294 28.3771 113.773 56.7542 113.773L212.828 113.773C241.206 113.773 269.583 85.3294 269.583 56.8863C269.583 27.1636 241.206 0 212.828 0Z" koffice:nodeTypes="ccccccc"/>
              <draw:path draw:style-name="gr11" draw:id="shape333" draw:name="path2377" draw:layer="" svg:width="269.58251501561pt" svg:height="113.77291718230pt" draw:transform="matrix(0.00317204354 0.00194337038 -0.00069210226 0.00310303450 74.77545715306pt 68.79677658175pt)" svg:viewBox="0 0 270 114" svg:d="M56.7542 0C28.3771 0 0 28.4431 0 56.8863C0 85.3294 28.3771 113.773 56.7542 113.773L212.828 113.773C241.206 113.773 269.583 85.3294 269.583 56.8863C269.583 27.1636 241.206 0 212.828 0Z" koffice:nodeTypes="ccccccc"/>
              <draw:path draw:style-name="gr11" draw:id="shape334" draw:name="path2378" draw:layer="" svg:width="269.58251501561pt" svg:height="113.77291718230pt" draw:transform="matrix(0.00319397298 0.00184201502 -0.00065557725 0.00312475116 74.76668195120pt 68.44336641003pt)" svg:viewBox="0 0 270 114" svg:d="M56.7542 0C28.3771 0 0 28.4431 0 56.8863C0 85.3294 28.3771 113.773 56.7542 113.773L212.828 113.773C241.206 113.773 269.583 85.3294 269.583 56.8863C269.583 27.1636 241.206 0 212.828 0Z" koffice:nodeTypes="ccccccc"/>
              <draw:path draw:style-name="gr11" draw:id="shape335" draw:name="path2379" draw:layer="" svg:width="269.58251501561pt" svg:height="113.77291718230pt" draw:transform="matrix(0.00317204354 0.00194337038 -0.00069210226 0.00310303450 74.76364604468pt 65.04301165102pt)" svg:viewBox="0 0 270 114" svg:d="M56.7542 0C28.3771 0 0 28.4431 0 56.8863C0 85.3294 28.3771 113.773 56.7542 113.773L212.828 113.773C241.206 113.773 269.583 85.3294 269.583 56.8863C269.583 27.1636 241.206 0 212.828 0Z" koffice:nodeTypes="ccccccc"/>
              <draw:path draw:style-name="gr11" draw:id="shape336" draw:name="path2380" draw:layer="" svg:width="269.58251501561pt" svg:height="113.77291718230pt" draw:transform="matrix(0.00319397298 0.00184201502 -0.00065557725 0.00312475116 74.75486699697pt 64.68960360660pt)" svg:viewBox="0 0 270 114" svg:d="M56.7542 0C28.3771 0 0 28.4431 0 56.8863C0 85.3294 28.3771 113.773 56.7542 113.773L212.828 113.773C241.206 113.773 269.583 85.3294 269.583 56.8863C269.583 27.1636 241.206 0 212.828 0Z" koffice:nodeTypes="ccccccc"/>
              <draw:path draw:style-name="gr11" draw:id="shape337" draw:name="path2381" draw:layer="" svg:width="269.58251501561pt" svg:height="113.77291718230pt" draw:transform="matrix(0.00317204354 0.00194337038 -0.00069210226 0.00310303450 74.76127919865pt 64.29225825132pt)" svg:viewBox="0 0 270 114" svg:d="M56.7542 0C28.3771 0 0 28.4431 0 56.8863C0 85.3294 28.3771 113.773 56.7542 113.773L212.828 113.773C241.206 113.773 269.583 85.3294 269.583 56.8863C269.583 27.1636 241.206 0 212.828 0Z" koffice:nodeTypes="ccccccc"/>
              <draw:path draw:style-name="gr11" draw:id="shape338" draw:name="path2382" draw:layer="" svg:width="269.58251501561pt" svg:height="113.77291718230pt" draw:transform="matrix(0.00319397298 0.00184201502 -0.00065557725 0.00312475116 74.75250400346pt 63.93885019839pt)" svg:viewBox="0 0 270 114" svg:d="M56.7542 0C28.3771 0 0 28.4431 0 56.8863C0 85.3294 28.3771 113.773 56.7542 113.773L212.828 113.773C241.206 113.773 269.583 85.3294 269.583 56.8863C269.583 27.1636 241.206 0 212.828 0Z" koffice:nodeTypes="ccccccc"/>
              <draw:path draw:style-name="gr11" draw:id="shape339" draw:name="path2383" draw:layer="" svg:width="269.58251501561pt" svg:height="113.77291718230pt" draw:transform="matrix(0.00317204354 0.00194337038 -0.00069210226 0.00310303450 74.76837203171pt 66.54451846743pt)" svg:viewBox="0 0 270 114" svg:d="M56.7542 0C28.3771 0 0 28.4431 0 56.8863C0 85.3294 28.3771 113.773 56.7542 113.773L212.828 113.773C241.206 113.773 269.583 85.3294 269.583 56.8863C269.583 27.1636 241.206 0 212.828 0Z" koffice:nodeTypes="ccccccc"/>
              <draw:path draw:style-name="gr11" draw:id="shape340" draw:name="path2384" draw:layer="" svg:width="269.58251501561pt" svg:height="113.77291718230pt" draw:transform="matrix(0.00319397298 0.00184201502 -0.00065557725 0.00312475116 74.75959297733pt 66.19110830421pt)" svg:viewBox="0 0 270 114" svg:d="M56.7542 0C28.3771 0 0 28.4431 0 56.8863C0 85.3294 28.3771 113.773 56.7542 113.773L212.828 113.773C241.206 113.773 269.583 85.3294 269.583 56.8863C269.583 27.1636 241.206 0 212.828 0Z" koffice:nodeTypes="ccccccc"/>
              <draw:path draw:style-name="gr11" draw:id="shape341" draw:name="path2385" draw:layer="" svg:width="269.58251501561pt" svg:height="113.77291718230pt" draw:transform="matrix(0.00317204354 0.00194337038 -0.00069210226 0.00310303450 74.76600518568pt 65.79376506772pt)" svg:viewBox="0 0 270 114" svg:d="M56.7542 0C28.3771 0 0 28.4431 0 56.8863C0 85.3294 28.3771 113.773 56.7542 113.773L212.828 113.773C241.206 113.773 269.583 85.3294 269.583 56.8863C269.583 27.1636 241.206 0 212.828 0Z" koffice:nodeTypes="ccccccc"/>
              <draw:path draw:style-name="gr11" draw:id="shape342" draw:name="path2386" draw:layer="" svg:width="269.58251501561pt" svg:height="113.77291718230pt" draw:transform="matrix(0.00319397298 0.00184201502 -0.00065557725 0.00312475116 74.75722998382pt 65.44035489601pt)" svg:viewBox="0 0 270 114" svg:d="M56.7542 0C28.3771 0 0 28.4431 0 56.8863C0 85.3294 28.3771 113.773 56.7542 113.773L212.828 113.773C241.206 113.773 269.583 85.3294 269.583 56.8863C269.583 27.1636 241.206 0 212.828 0Z" koffice:nodeTypes="ccccccc"/>
              <draw:path draw:style-name="gr11" draw:id="shape343" draw:name="path2387" draw:layer="" svg:width="269.58251501561pt" svg:height="113.77291718230pt" draw:transform="matrix(0.00317204354 0.00194337038 -0.00069210226 0.00310303450 74.78497307298pt 71.81888263366pt)" svg:viewBox="0 0 270 114" svg:d="M56.7542 0C28.3771 0 0 28.4431 0 56.8863C0 85.3294 28.3771 113.773 56.7542 113.773L212.828 113.773C241.206 113.773 269.583 85.3294 269.583 56.8863C269.583 27.1636 241.206 0 212.828 0Z" koffice:nodeTypes="ccccccc"/>
              <draw:path draw:style-name="gr11" draw:id="shape344" draw:name="path2388" draw:layer="" svg:width="269.58251501561pt" svg:height="113.77291718230pt" draw:transform="matrix(0.00319397298 0.00184201502 -0.00065557725 0.00312475116 74.77619401860pt 71.46547247044pt)" svg:viewBox="0 0 270 114" svg:d="M56.7542 0C28.3771 0 0 28.4431 0 56.8863C0 85.3294 28.3771 113.773 56.7542 113.773L212.828 113.773C241.206 113.773 269.583 85.3294 269.583 56.8863C269.583 27.1636 241.206 0 212.828 0Z" koffice:nodeTypes="ccccccc"/>
              <draw:path draw:style-name="gr11" draw:id="shape345" draw:name="path2389" draw:layer="" svg:width="269.58251501561pt" svg:height="113.77291718230pt" draw:transform="matrix(0.00317204354 0.00194337038 -0.00069210226 0.00310303450 74.78260622695pt 71.06812923395pt)" svg:viewBox="0 0 270 114" svg:d="M56.7542 0C28.3771 0 0 28.4431 0 56.8863C0 85.3294 28.3771 113.773 56.7542 113.773L212.828 113.773C241.206 113.773 269.583 85.3294 269.583 56.8863C269.583 27.1636 241.206 0 212.828 0Z" koffice:nodeTypes="ccccccc"/>
              <draw:path draw:style-name="gr11" draw:id="shape346" draw:name="path2390" draw:layer="" svg:width="269.58251501561pt" svg:height="113.77291718230pt" draw:transform="matrix(0.00319397298 0.00184201502 -0.00065557725 0.00312475116 74.77383103175pt 70.71472118103pt)" svg:viewBox="0 0 270 114" svg:d="M56.7542 0C28.3771 0 0 28.4431 0 56.8863C0 85.3294 28.3771 113.773 56.7542 113.773L212.828 113.773C241.206 113.773 269.583 85.3294 269.583 56.8863C269.583 27.1636 241.206 0 212.828 0Z" koffice:nodeTypes="ccccccc"/>
              <draw:path draw:style-name="gr11" draw:id="shape347" draw:name="path2391" draw:layer="" svg:width="269.58251501561pt" svg:height="113.77291718230pt" draw:transform="matrix(0.00319397298 0.00184201502 -0.00065557725 0.00312475116 74.78092000563pt 72.96697928685pt)" svg:viewBox="0 0 270 114" svg:d="M56.7542 0C28.3771 0 0 28.4431 0 56.8863C0 85.3294 28.3771 113.773 56.7542 113.773L212.828 113.773C241.206 113.773 269.583 85.3294 269.583 56.8863C269.583 27.1636 241.206 0 212.828 0Z" koffice:nodeTypes="ccccccc"/>
              <draw:path draw:style-name="gr11" draw:id="shape348" draw:name="path2392" draw:layer="" svg:width="269.58251501561pt" svg:height="113.77291718230pt" draw:transform="matrix(0.00317204354 0.00194337038 -0.00069210226 0.00310303450 74.78733221397pt 72.56963605036pt)" svg:viewBox="0 0 270 114" svg:d="M56.7542 0C28.3771 0 0 28.4431 0 56.8863C0 85.3294 28.3771 113.773 56.7542 113.773L212.828 113.773C241.206 113.773 269.583 85.3294 269.583 56.8863C269.583 27.1636 241.206 0 212.828 0Z" koffice:nodeTypes="ccccccc"/>
              <draw:path draw:style-name="gr11" draw:id="shape349" draw:name="path2393" draw:layer="" svg:width="269.58251501561pt" svg:height="113.77291718230pt" draw:transform="matrix(0.00319397298 0.00184201502 -0.00065557725 0.00312475116 74.77855701211pt 72.21622587865pt)" svg:viewBox="0 0 270 114" svg:d="M56.7542 0C28.3771 0 0 28.4431 0 56.8863C0 85.3294 28.3771 113.773 56.7542 113.773L212.828 113.773C241.206 113.773 269.583 85.3294 269.583 56.8863C269.583 27.1636 241.206 0 212.828 0Z" koffice:nodeTypes="ccccccc"/>
              <draw:path draw:style-name="gr11" draw:id="shape350" draw:name="path2394" draw:layer="" svg:width="269.58251501561pt" svg:height="113.77291718230pt" draw:transform="matrix(0.00317204354 0.00194337038 -0.00069210226 0.00310303450 74.78024709262pt 70.31737793604pt)" svg:viewBox="0 0 270 114" svg:d="M56.7542 0C28.3771 0 0 28.4431 0 56.8863C0 85.3294 28.3771 113.773 56.7542 113.773L212.828 113.773C241.206 113.773 269.583 85.3294 269.583 56.8863C269.583 27.1636 241.206 0 212.828 0Z" koffice:nodeTypes="ccccccc"/>
              <draw:path draw:style-name="gr11" draw:id="shape351" draw:name="path2395" draw:layer="" svg:width="269.58251501561pt" svg:height="113.77291718230pt" draw:transform="matrix(0.00319397298 0.00184201502 -0.00065557725 0.00312475116 74.77146803824pt 69.96396777283pt)" svg:viewBox="0 0 270 114" svg:d="M56.7542 0C28.3771 0 0 28.4431 0 56.8863C0 85.3294 28.3771 113.773 56.7542 113.773L212.828 113.773C241.206 113.773 269.583 85.3294 269.583 56.8863C269.583 27.1636 241.206 0 212.828 0Z" koffice:nodeTypes="ccccccc"/>
              <draw:path draw:style-name="gr11" draw:id="shape352" draw:name="path2396" draw:layer="" svg:width="269.58251501561pt" svg:height="113.77291718230pt" draw:transform="matrix(0.00317204354 0.00194337038 -0.00069210226 0.00310303450 74.77788024659pt 69.56662453634pt)" svg:viewBox="0 0 270 114" svg:d="M56.7542 0C28.3771 0 0 28.4431 0 56.8863C0 85.3294 28.3771 113.773 56.7542 113.773L212.828 113.773C241.206 113.773 269.583 85.3294 269.583 56.8863C269.583 27.1636 241.206 0 212.828 0Z" koffice:nodeTypes="ccccccc"/>
            </draw:g>
            <draw:g draw:style-name="gr1" draw:id="shape353" draw:name="g2882" svg:y="28.64092364112pt">
              <draw:path draw:style-name="gr5" draw:id="shape354" draw:name="path2798" draw:layer="" svg:width="269.58251501561pt" svg:height="113.77291718230pt" draw:transform="matrix(0.00395423158 0.00098640070 0.00056575721 0.00312450982 76.41402514667pt 53.61785392109pt)" svg:viewBox="0 0 270 114" svg:d="M56.7542 0C28.3771 0 0 28.4431 0 56.8863C0 85.3294 28.3771 113.773 56.7542 113.773L212.828 113.773C241.206 113.773 269.583 85.3294 269.583 56.8863C269.583 27.1636 241.206 0 212.828 0Z" koffice:nodeTypes="ccccccc"/>
              <draw:path draw:style-name="gr5" draw:id="shape355" draw:name="path2792" draw:layer="" svg:width="269.58251501561pt" svg:height="113.77291718230pt" draw:transform="matrix(0.00110054580 0.00317234165 -0.00299993313 0.00207187103 76.75042604612pt 53.59104996465pt)" svg:viewBox="0 0 270 114" svg:d="M56.7542 0C28.3771 0 0 28.4431 0 56.8863C0 85.3294 28.3771 113.773 56.7542 113.773L212.828 113.773C241.206 113.773 269.583 85.3294 269.583 56.8863C269.583 27.1636 241.206 0 212.828 0Z" koffice:nodeTypes="ccccccc"/>
              <draw:path draw:style-name="gr5" draw:id="shape356" draw:name="path2879" draw:layer="" svg:width="269.58251501561pt" svg:height="113.77291718230pt" draw:transform="matrix(0.00288392443 0.00236336659 -0.00137859576 0.00296085927 76.60234705633pt 53.57597502427pt)" svg:viewBox="0 0 270 114" svg:d="M56.7542 0C28.3771 0 0 28.4431 0 56.8863C0 85.3294 28.3771 113.773 56.7542 113.773L212.828 113.773C241.206 113.773 269.583 85.3294 269.583 56.8863C269.583 27.1636 241.206 0 212.828 0Z" koffice:nodeTypes="ccccccc"/>
              <draw:path draw:style-name="gr5" draw:id="shape357" draw:name="path2796" draw:layer="" svg:width="269.58251501561pt" svg:height="113.77291718230pt" draw:transform="matrix(-0.00240862029 0.00267786751 -0.00391699958 -0.00054295089 76.62280003839pt 53.85998913676pt)" svg:viewBox="0 0 270 114" svg:d="M56.7542 0C28.3771 0 0 28.4431 0 56.8863C0 85.3294 28.3771 113.773 56.7542 113.773L212.828 113.773C241.206 113.773 269.583 85.3294 269.583 56.8863C269.583 27.1636 241.206 0 212.828 0Z" koffice:nodeTypes="ccccccc"/>
              <draw:path draw:style-name="gr5" draw:id="shape358" draw:name="path2797" draw:layer="" svg:width="269.58251501561pt" svg:height="113.77291718230pt" draw:transform="matrix(-0.00228068434 0.00269502976 -0.00394395608 -0.00051211710 77.06785915415pt 53.84849101215pt)" svg:viewBox="0 0 270 114" svg:d="M56.7542 0C28.3771 0 0 28.4431 0 56.8863C0 85.3294 28.3771 113.773 56.7542 113.773L212.828 113.773C241.206 113.773 269.583 85.3294 269.583 56.8863C269.583 27.1636 241.206 0 212.828 0Z" koffice:nodeTypes="ccccccc"/>
              <draw:path draw:style-name="gr5" draw:id="shape359" draw:name="path2816" draw:layer="" svg:width="269.58251501561pt" svg:height="113.77291718230pt" draw:transform="matrix(-0.00253197130 0.00260516365 -0.00388897550 -0.00065781429 74.75766090912pt 53.87888277889pt)" svg:viewBox="0 0 270 114" svg:d="M56.7542 0C28.3771 0 0 28.4431 0 56.8863C0 85.3294 28.3771 113.773 56.7542 113.773L212.828 113.773C241.206 113.773 269.583 85.3294 269.583 56.8863C269.583 27.1636 241.206 0 212.828 0Z" koffice:nodeTypes="ccccccc"/>
              <draw:path draw:style-name="gr5" draw:id="shape360" draw:name="path2817" draw:layer="" svg:width="269.58251501561pt" svg:height="113.77291718230pt" draw:transform="matrix(-0.00240492445 0.00262608385 -0.00391733320 -0.00062779412 75.20293812294pt 53.88049668253pt)" svg:viewBox="0 0 270 114" svg:d="M56.7542 0C28.3771 0 0 28.4431 0 56.8863C0 85.3294 28.3771 113.773 56.7542 113.773L212.828 113.773C241.206 113.773 269.583 85.3294 269.583 56.8863C269.583 27.1636 241.206 0 212.828 0Z" koffice:nodeTypes="ccccccc"/>
              <draw:path draw:style-name="gr5" draw:id="shape361" draw:name="path2818" draw:layer="" svg:width="269.58251501561pt" svg:height="113.77291718230pt" draw:transform="matrix(-0.00253197130 0.00260516365 -0.00388897550 -0.00065781429 75.70310541935pt 53.89593273473pt)" svg:viewBox="0 0 270 114" svg:d="M56.7542 0C28.3771 0 0 28.4431 0 56.8863C0 85.3294 28.3771 113.773 56.7542 113.773L212.828 113.773C241.206 113.773 269.583 85.3294 269.583 56.8863C269.583 27.1636 241.206 0 212.828 0Z" koffice:nodeTypes="ccccccc"/>
              <draw:path draw:style-name="gr5" draw:id="shape362" draw:name="path2819" draw:layer="" svg:width="269.58251501561pt" svg:height="113.77291718230pt" draw:transform="matrix(-0.00228068434 0.00269502976 -0.00394395608 -0.00051211710 76.12227052006pt 53.85925873622pt)" svg:viewBox="0 0 270 114" svg:d="M56.7542 0C28.3771 0 0 28.4431 0 56.8863C0 85.3294 28.3771 113.773 56.7542 113.773L212.828 113.773C241.206 113.773 269.583 85.3294 269.583 56.8863C269.583 27.1636 241.206 0 212.828 0Z" koffice:nodeTypes="ccccccc"/>
              <draw:path draw:style-name="gr5" draw:id="shape363" draw:name="path2822" draw:layer="" svg:width="269.58251501561pt" svg:height="113.77291718230pt" draw:transform="matrix(-0.00253197130 0.00260516365 -0.00388897550 -0.00065781429 74.15015749043pt 53.71980141507pt)" svg:viewBox="0 0 270 114" svg:d="M56.7542 0C28.3771 0 0 28.4431 0 56.8863C0 85.3294 28.3771 113.773 56.7542 113.773L212.828 113.773C241.206 113.773 269.583 85.3294 269.583 56.8863C269.583 27.1636 241.206 0 212.828 0Z" koffice:nodeTypes="ccccccc"/>
              <draw:path draw:style-name="gr5" draw:id="shape364" draw:name="path2823" draw:layer="" svg:width="269.58251501561pt" svg:height="113.77291718230pt" draw:transform="matrix(-0.00277913004 0.00238196274 -0.00379636257 -0.00099103875 74.38162998206pt 53.87867891941pt)" svg:viewBox="0 0 270 114" svg:d="M56.7542 0C28.3771 0 0 28.4431 0 56.8863C0 85.3294 28.3771 113.773 56.7542 113.773L212.828 113.773C241.206 113.773 269.583 85.3294 269.583 56.8863C269.583 27.1636 241.206 0 212.828 0Z" koffice:nodeTypes="ccccccc"/>
              <draw:path draw:style-name="gr5" draw:id="shape365" draw:name="path2880" draw:layer="" svg:width="269.58251501561pt" svg:height="113.77291718230pt" draw:transform="matrix(-0.00367202238 0.00152621762 -0.00318637169 -0.00188829585 73.89100674221pt 53.83654618052pt)" svg:viewBox="0 0 270 114" svg:d="M56.7542 0C28.3771 0 0 28.4431 0 56.8863C0 85.3294 28.3771 113.773 56.7542 113.773L212.828 113.773C241.206 113.773 269.583 85.3294 269.583 56.8863C269.583 27.1636 241.206 0 212.828 0Z" koffice:nodeTypes="ccccccc"/>
            </draw:g>
            <draw:g draw:style-name="gr1" draw:id="shape366" draw:name="g3238" svg:y="41.16214228880pt">
              <draw:path draw:style-name="gr5" draw:id="shape367" draw:name="path2942" draw:layer="" svg:width="269.58251501561pt" svg:height="113.77291718230pt" draw:transform="matrix(-0.00319188970 -0.00192038079 -0.00330873445 0.00151442414 83.00833030799pt 69.61705370584pt)" svg:viewBox="0 0 270 114" svg:d="M56.7542 0C28.3771 0 0 28.4431 0 56.8863C0 85.3294 28.3771 113.773 56.7542 113.773L212.828 113.773C241.206 113.773 269.583 85.3294 269.583 56.8863C269.583 27.1636 241.206 0 212.828 0Z" koffice:nodeTypes="ccccccc"/>
              <draw:path draw:style-name="gr5" draw:id="shape368" draw:name="path2943" draw:layer="" svg:width="269.58251501561pt" svg:height="113.77291718230pt" draw:transform="matrix(-0.00308362781 -0.00196931651 -0.00334470858 0.00149207878 83.41235298260pt 69.51427467458pt)" svg:viewBox="0 0 270 114" svg:d="M56.7542 0C28.3771 0 0 28.4431 0 56.8863C0 85.3294 28.3771 113.773 56.7542 113.773L212.828 113.773C241.206 113.773 269.583 85.3294 269.583 56.8863C269.583 27.1636 241.206 0 212.828 0Z" koffice:nodeTypes="ccccccc"/>
              <draw:path draw:style-name="gr5" draw:id="shape369" draw:name="path2944" draw:layer="" svg:width="269.58251501561pt" svg:height="113.77291718230pt" draw:transform="matrix(-0.00319188970 -0.00192038079 -0.00330873445 0.00151442414 83.86158488514pt 69.38575951799pt)" svg:viewBox="0 0 270 114" svg:d="M56.7542 0C28.3771 0 0 28.4431 0 56.8863C0 85.3294 28.3771 113.773 56.7542 113.773L212.828 113.773C241.206 113.773 269.583 85.3294 269.583 56.8863C269.583 27.1636 241.206 0 212.828 0Z" koffice:nodeTypes="ccccccc"/>
              <draw:path draw:style-name="gr5" draw:id="shape370" draw:name="path2945" draw:layer="" svg:width="269.58251501561pt" svg:height="113.77291718230pt" draw:transform="matrix(-0.00308362781 -0.00196931651 -0.00334470858 0.00149207878 84.26558477930pt 69.28299531831pt)" svg:viewBox="0 0 270 114" svg:d="M56.7542 0C28.3771 0 0 28.4431 0 56.8863C0 85.3294 28.3771 113.773 56.7542 113.773L212.828 113.773C241.206 113.773 269.583 85.3294 269.583 56.8863C269.583 27.1636 241.206 0 212.828 0Z" koffice:nodeTypes="ccccccc"/>
              <draw:path draw:style-name="gr5" draw:id="shape371" draw:name="path3208" draw:layer="" svg:width="269.58251501561pt" svg:height="113.77291718230pt" draw:transform="matrix(-0.00380648738 0.00062305623 -0.00088739109 0.00308438511 86.10365056048pt 67.77592778201pt)" svg:viewBox="0 0 270 114" svg:d="M56.7542 0C28.3771 0 0 28.4431 0 56.8863C0 85.3294 28.3771 113.773 56.7542 113.773L212.828 113.773C241.206 113.773 269.583 85.3294 269.583 56.8863C269.583 27.1636 241.206 0 212.828 0Z" koffice:nodeTypes="ccccccc"/>
              <draw:path draw:style-name="gr5" draw:id="shape372" draw:name="path3212" draw:layer="" svg:width="269.58251501561pt" svg:height="113.77291718230pt" draw:transform="matrix(-0.00251304798 0.00253012170 0.00157185895 0.00286940671 85.72363880695pt 67.01597282886pt)" svg:viewBox="0 0 270 114" svg:d="M56.7542 0C28.3771 0 0 28.4431 0 56.8863C0 85.3294 28.3771 113.773 56.7542 113.773L212.828 113.773C241.206 113.773 269.583 85.3294 269.583 56.8863C269.583 27.1636 241.206 0 212.828 0Z" koffice:nodeTypes="ccccccc"/>
              <draw:path draw:style-name="gr5" draw:id="shape373" draw:name="path3209" draw:layer="" svg:width="269.58251501561pt" svg:height="113.77291718230pt" draw:transform="matrix(-0.00383464655 0.00072331238 -0.00084354536 0.00307670447 86.28706215417pt 67.40938529686pt)" svg:viewBox="0 0 270 114" svg:d="M56.7542 0C28.3771 0 0 28.4431 0 56.8863C0 85.3294 28.3771 113.773 56.7542 113.773L212.828 113.773C241.206 113.773 269.583 85.3294 269.583 56.8863C269.583 27.1636 241.206 0 212.828 0Z" koffice:nodeTypes="ccccccc"/>
              <draw:path draw:style-name="gr5" draw:id="shape374" draw:name="path2946" draw:layer="" svg:width="269.58251501561pt" svg:height="113.77291718230pt" draw:transform="matrix(-0.00298215417 -0.00214368049 -0.00345244115 0.00126989171 81.30897980969pt 70.03347432410pt)" svg:viewBox="0 0 270 114" svg:d="M56.7542 0C28.3771 0 0 28.4431 0 56.8863C0 85.3294 28.3771 113.773 56.7542 113.773L212.828 113.773C241.206 113.773 269.583 85.3294 269.583 56.8863C269.583 27.1636 241.206 0 212.828 0Z" koffice:nodeTypes="ccccccc"/>
              <draw:path draw:style-name="gr5" draw:id="shape375" draw:name="path2947" draw:layer="" svg:width="269.58251501561pt" svg:height="113.77291718230pt" draw:transform="matrix(-0.00286923874 -0.00218461617 -0.00348597904 0.00124503346 81.72208993996pt 69.96027038160pt)" svg:viewBox="0 0 270 114" svg:d="M56.7542 0C28.3771 0 0 28.4431 0 56.8863C0 85.3294 28.3771 113.773 56.7542 113.773L212.828 113.773C241.206 113.773 269.583 85.3294 269.583 56.8863C269.583 27.1636 241.206 0 212.828 0Z" koffice:nodeTypes="ccccccc"/>
              <draw:path draw:style-name="gr5" draw:id="shape376" draw:name="path2948" draw:layer="" svg:width="269.58251501561pt" svg:height="113.77291718230pt" draw:transform="matrix(-0.00327209589 -0.00182334388 -0.00324172195 0.00161275934 82.19593387577pt 69.76383839211pt)" svg:viewBox="0 0 270 114" svg:d="M56.7542 0C28.3771 0 0 28.4431 0 56.8863C0 85.3294 28.3771 113.773 56.7542 113.773L212.828 113.773C241.206 113.773 269.583 85.3294 269.583 56.8863C269.583 27.1636 241.206 0 212.828 0Z" koffice:nodeTypes="ccccccc"/>
              <draw:path draw:style-name="gr5" draw:id="shape377" draw:name="path2949" draw:layer="" svg:width="269.58251501561pt" svg:height="113.77291718230pt" draw:transform="matrix(-0.00274710956 -0.00229197586 -0.00355023891 0.00111053305 82.51903463023pt 69.77438905756pt)" svg:viewBox="0 0 270 114" svg:d="M56.7542 0C28.3771 0 0 28.4431 0 56.8863C0 85.3294 28.3771 113.773 56.7542 113.773L212.828 113.773C241.206 113.773 269.583 85.3294 269.583 56.8863C269.583 27.1636 241.206 0 212.828 0Z" koffice:nodeTypes="ccccccc"/>
              <draw:path draw:style-name="gr5" draw:id="shape378" draw:name="path2954" draw:layer="" svg:width="269.58251501561pt" svg:height="113.77291718230pt" draw:transform="matrix(-0.00319188970 -0.00192038079 -0.00330873445 0.00151442414 84.71481668184pt 69.15447804292pt)" svg:viewBox="0 0 270 114" svg:d="M56.7542 0C28.3771 0 0 28.4431 0 56.8863C0 85.3294 28.3771 113.773 56.7542 113.773L212.828 113.773C241.206 113.773 269.583 85.3294 269.583 56.8863C269.583 27.1636 241.206 0 212.828 0Z" koffice:nodeTypes="ccccccc"/>
              <draw:path draw:style-name="gr5" draw:id="shape379" draw:name="path2955" draw:layer="" svg:width="269.58251501561pt" svg:height="113.77291718230pt" draw:transform="matrix(-0.00308362781 -0.00196931651 -0.00334470858 0.00149207878 85.11883682530pt 69.05172231842pt)" svg:viewBox="0 0 270 114" svg:d="M56.7542 0C28.3771 0 0 28.4431 0 56.8863C0 85.3294 28.3771 113.773 56.7542 113.773L212.828 113.773C241.206 113.773 269.583 85.3294 269.583 56.8863C269.583 27.1636 241.206 0 212.828 0Z" koffice:nodeTypes="ccccccc"/>
              <draw:path draw:style-name="gr5" draw:id="shape380" draw:name="path2958" draw:layer="" svg:width="269.58251501561pt" svg:height="113.77291718230pt" draw:transform="matrix(-0.00240205116 -0.00260459105 -0.00368806066 0.00065863056 75.84232522275pt 70.52026463545pt)" svg:viewBox="0 0 270 114" svg:d="M56.7542 0C28.3771 0 0 28.4431 0 56.8863C0 85.3294 28.3771 113.773 56.7542 113.773L212.828 113.773C241.206 113.773 269.583 85.3294 269.583 56.8863C269.583 27.1636 241.206 0 212.828 0Z" koffice:nodeTypes="ccccccc"/>
              <draw:path draw:style-name="gr5" draw:id="shape381" draw:name="path2959" draw:layer="" svg:width="269.58251501561pt" svg:height="113.77291718230pt" draw:transform="matrix(-0.00228158749 -0.00262555071 -0.00371485933 0.00062860880 76.26456546415pt 70.51856631963pt)" svg:viewBox="0 0 270 114" svg:d="M56.7542 0C28.3771 0 0 28.4431 0 56.8863C0 85.3294 28.3771 113.773 56.7542 113.773L212.828 113.773C241.206 113.773 269.583 85.3294 269.583 56.8863C269.583 27.1636 241.206 0 212.828 0Z" koffice:nodeTypes="ccccccc"/>
              <draw:path draw:style-name="gr5" draw:id="shape382" draw:name="path2960" draw:layer="" svg:width="269.58251501561pt" svg:height="113.77291718230pt" draw:transform="matrix(-0.00240205116 -0.00260459105 -0.00368806066 0.00065863056 76.73895378517pt 70.50301975032pt)" svg:viewBox="0 0 270 114" svg:d="M56.7542 0C28.3771 0 0 28.4431 0 56.8863C0 85.3294 28.3771 113.773 56.7542 113.773L212.828 113.773C241.206 113.773 269.583 85.3294 269.583 56.8863C269.583 27.1636 241.206 0 212.828 0Z" koffice:nodeTypes="ccccccc"/>
              <draw:path draw:style-name="gr5" draw:id="shape383" draw:name="path2961" draw:layer="" svg:width="269.58251501561pt" svg:height="113.77291718230pt" draw:transform="matrix(-0.00228158749 -0.00262555071 -0.00371485933 0.00062860880 77.16120162005pt 70.50131719691pt)" svg:viewBox="0 0 270 114" svg:d="M56.7542 0C28.3771 0 0 28.4431 0 56.8863C0 85.3294 28.3771 113.773 56.7542 113.773L212.828 113.773C241.206 113.773 269.583 85.3294 269.583 56.8863C269.583 27.1636 241.206 0 212.828 0Z" koffice:nodeTypes="ccccccc"/>
              <draw:path draw:style-name="gr5" draw:id="shape384" draw:name="path2962" draw:layer="" svg:width="269.58251501561pt" svg:height="113.77291718230pt" draw:transform="matrix(-0.00240205116 -0.00260459105 -0.00368806066 0.00065863056 74.04906556674pt 70.55477135607pt)" svg:viewBox="0 0 270 114" svg:d="M56.7542 0C28.3771 0 0 28.4431 0 56.8863C0 85.3294 28.3771 113.773 56.7542 113.773L212.828 113.773C241.206 113.773 269.583 85.3294 269.583 56.8863C269.583 27.1636 241.206 0 212.828 0Z" koffice:nodeTypes="ccccccc"/>
              <draw:path draw:style-name="gr5" draw:id="shape385" draw:name="path2963" draw:layer="" svg:width="269.58251501561pt" svg:height="113.77291718230pt" draw:transform="matrix(-0.00228158749 -0.00262555071 -0.00371485933 0.00062860880 74.47130833930pt 70.55307304025pt)" svg:viewBox="0 0 270 114" svg:d="M56.7542 0C28.3771 0 0 28.4431 0 56.8863C0 85.3294 28.3771 113.773 56.7542 113.773L212.828 113.773C241.206 113.773 269.583 85.3294 269.583 56.8863C269.583 27.1636 241.206 0 212.828 0Z" koffice:nodeTypes="ccccccc"/>
              <draw:path draw:style-name="gr5" draw:id="shape386" draw:name="path2964" draw:layer="" svg:width="269.58251501561pt" svg:height="113.77291718230pt" draw:transform="matrix(-0.00240205116 -0.00260459105 -0.00368806066 0.00065863056 74.94568653568pt 70.53752011456pt)" svg:viewBox="0 0 270 114" svg:d="M56.7542 0C28.3771 0 0 28.4431 0 56.8863C0 85.3294 28.3771 113.773 56.7542 113.773L212.828 113.773C241.206 113.773 269.583 85.3294 269.583 56.8863C269.583 27.1636 241.206 0 212.828 0Z" koffice:nodeTypes="ccccccc"/>
              <draw:path draw:style-name="gr5" draw:id="shape387" draw:name="path2965" draw:layer="" svg:width="269.58251501561pt" svg:height="113.77291718230pt" draw:transform="matrix(-0.00228158749 -0.00262555071 -0.00371485933 0.00062860880 75.36793437056pt 70.53581544235pt)" svg:viewBox="0 0 270 114" svg:d="M56.7542 0C28.3771 0 0 28.4431 0 56.8863C0 85.3294 28.3771 113.773 56.7542 113.773L212.828 113.773C241.206 113.773 269.583 85.3294 269.583 56.8863C269.583 27.1636 241.206 0 212.828 0Z" koffice:nodeTypes="ccccccc"/>
              <draw:path draw:style-name="gr5" draw:id="shape388" draw:name="path2966" draw:layer="" svg:width="269.58251501561pt" svg:height="113.77291718230pt" draw:transform="matrix(-0.00272687577 -0.00236991791 -0.00358032809 0.00099119448 79.48314569265pt 70.34404274721pt)" svg:viewBox="0 0 270 114" svg:d="M56.7542 0C28.3771 0 0 28.4431 0 56.8863C0 85.3294 28.3771 113.773 56.7542 113.773L212.828 113.773C241.206 113.773 269.583 85.3294 269.583 56.8863C269.583 27.1636 241.206 0 212.828 0Z" koffice:nodeTypes="ccccccc"/>
              <draw:path draw:style-name="gr5" draw:id="shape389" draw:name="path2967" draw:layer="" svg:width="269.58251501561pt" svg:height="113.77291718230pt" draw:transform="matrix(-0.00269853498 -0.00233206508 -0.00357298772 0.00105809389 79.92824623506pt 70.27889703778pt)" svg:viewBox="0 0 270 114" svg:d="M56.7542 0C28.3771 0 0 28.4431 0 56.8863C0 85.3294 28.3771 113.773 56.7542 113.773L212.828 113.773C241.206 113.773 269.583 85.3294 269.583 56.8863C269.583 27.1636 241.206 0 212.828 0Z" koffice:nodeTypes="ccccccc"/>
              <draw:path draw:style-name="gr5" draw:id="shape390" draw:name="path2968" draw:layer="" svg:width="269.58251501561pt" svg:height="113.77291718230pt" draw:transform="matrix(-0.00281430272 -0.00229718386 -0.00354144312 0.00108467578 80.39536517167pt 70.20786991160pt)" svg:viewBox="0 0 270 114" svg:d="M56.7542 0C28.3771 0 0 28.4431 0 56.8863C0 85.3294 28.3771 113.773 56.7542 113.773L212.828 113.773C241.206 113.773 269.583 85.3294 269.583 56.8863C269.583 27.1636 241.206 0 212.828 0Z" koffice:nodeTypes="ccccccc"/>
              <draw:path draw:style-name="gr5" draw:id="shape391" draw:name="path2969" draw:layer="" svg:width="269.58251501561pt" svg:height="113.77291718230pt" draw:transform="matrix(-0.00286923874 -0.00218461617 -0.00348597904 0.00124503346 80.84820639573pt 70.12908125917pt)" svg:viewBox="0 0 270 114" svg:d="M56.7542 0C28.3771 0 0 28.4431 0 56.8863C0 85.3294 28.3771 113.773 56.7542 113.773L212.828 113.773C241.206 113.773 269.583 85.3294 269.583 56.8863C269.583 27.1636 241.206 0 212.828 0Z" koffice:nodeTypes="ccccccc"/>
              <draw:path draw:style-name="gr5" draw:id="shape392" draw:name="path2970" draw:layer="" svg:width="269.58251501561pt" svg:height="113.77291718230pt" draw:transform="matrix(-0.00240205116 -0.00260459105 -0.00368806066 0.00065863056 77.63558487876pt 70.48577274640pt)" svg:viewBox="0 0 270 114" svg:d="M56.7542 0C28.3771 0 0 28.4431 0 56.8863C0 85.3294 28.3771 113.773 56.7542 113.773L212.828 113.773C241.206 113.773 269.583 85.3294 269.583 56.8863C269.583 27.1636 241.206 0 212.828 0Z" koffice:nodeTypes="ccccccc"/>
              <draw:path draw:style-name="gr5" draw:id="shape393" draw:name="path2971" draw:layer="" svg:width="269.58251501561pt" svg:height="113.77291718230pt" draw:transform="matrix(-0.00247766139 -0.00249792685 -0.00365917377 0.00082635078 78.08210235444pt 70.43450784424pt)" svg:viewBox="0 0 270 114" svg:d="M56.7542 0C28.3771 0 0 28.4431 0 56.8863C0 85.3294 28.3771 113.773 56.7542 113.773L212.828 113.773C241.206 113.773 269.583 85.3294 269.583 56.8863C269.583 27.1636 241.206 0 212.828 0Z" koffice:nodeTypes="ccccccc"/>
              <draw:path draw:style-name="gr5" draw:id="shape394" draw:name="path2972" draw:layer="" svg:width="269.58251501561pt" svg:height="113.77291718230pt" draw:transform="matrix(-0.00274102876 -0.00235844966 -0.00357434822 0.00100620033 78.57826758894pt 70.37158928431pt)" svg:viewBox="0 0 270 114" svg:d="M56.7542 0C28.3771 0 0 28.4431 0 56.8863C0 85.3294 28.3771 113.773 56.7542 113.773L212.828 113.773C241.206 113.773 269.583 85.3294 269.583 56.8863C269.583 27.1636 241.206 0 212.828 0Z" koffice:nodeTypes="ccccccc"/>
              <draw:path draw:style-name="gr5" draw:id="shape395" draw:name="path2973" draw:layer="" svg:width="269.58251501561pt" svg:height="113.77291718230pt" draw:transform="matrix(-0.00242694419 -0.00253257580 -0.00367530993 0.00077453508 78.96806964075pt 70.37186561801pt)" svg:viewBox="0 0 270 114" svg:d="M56.7542 0C28.3771 0 0 28.4431 0 56.8863C0 85.3294 28.3771 113.773 56.7542 113.773L212.828 113.773C241.206 113.773 269.583 85.3294 269.583 56.8863C269.583 27.1636 241.206 0 212.828 0Z" koffice:nodeTypes="ccccccc"/>
              <draw:path draw:style-name="gr5" draw:id="shape396" draw:name="path2974" draw:layer="" svg:width="269.58251501561pt" svg:height="113.77291718230pt" draw:transform="matrix(-0.00180530356 -0.00292287984 -0.00376934258 0.00009448694 68.57047676037pt 70.35604965614pt)" svg:viewBox="0 0 270 114" svg:d="M56.7542 0C28.3771 0 0 28.4431 0 56.8863C0 85.3294 28.3771 113.773 56.7542 113.773L212.828 113.773C241.206 113.773 269.583 85.3294 269.583 56.8863C269.583 27.1636 241.206 0 212.828 0Z" koffice:nodeTypes="ccccccc"/>
              <draw:path draw:style-name="gr5" draw:id="shape397" draw:name="path2975" draw:layer="" svg:width="269.58251501561pt" svg:height="113.77291718230pt" draw:transform="matrix(-0.00168230239 -0.00292542240 -0.00378930712 0.00006092652 68.98626663050pt 70.41774478979pt)" svg:viewBox="0 0 270 114" svg:d="M56.7542 0C28.3771 0 0 28.4431 0 56.8863C0 85.3294 28.3771 113.773 56.7542 113.773L212.828 113.773C241.206 113.773 269.583 85.3294 269.583 56.8863C269.583 27.1636 241.206 0 212.828 0Z" koffice:nodeTypes="ccccccc"/>
              <draw:path draw:style-name="gr5" draw:id="shape398" draw:name="path2976" draw:layer="" svg:width="269.58251501561pt" svg:height="113.77291718230pt" draw:transform="matrix(-0.00215374579 -0.00275255508 -0.00373792454 0.00041744874 69.51433045255pt 70.43826325463pt)" svg:viewBox="0 0 270 114" svg:d="M56.7542 0C28.3771 0 0 28.4431 0 56.8863C0 85.3294 28.3771 113.773 56.7542 113.773L212.828 113.773C241.206 113.773 269.583 85.3294 269.583 56.8863C269.583 27.1636 241.206 0 212.828 0Z" koffice:nodeTypes="ccccccc"/>
              <draw:path draw:style-name="gr5" draw:id="shape399" draw:name="path2977" draw:layer="" svg:width="269.58251501561pt" svg:height="113.77291718230pt" draw:transform="matrix(-0.00203170425 -0.00276563865 -0.00376187566 0.00038577829 69.93547296218pt 70.46395422590pt)" svg:viewBox="0 0 270 114" svg:d="M56.7542 0C28.3771 0 0 28.4431 0 56.8863C0 85.3294 28.3771 113.773 56.7542 113.773L212.828 113.773C241.206 113.773 269.583 85.3294 269.583 56.8863C269.583 27.1636 241.206 0 212.828 0Z" koffice:nodeTypes="ccccccc"/>
              <draw:path draw:style-name="gr5" draw:id="shape400" draw:name="path2978" draw:layer="" svg:width="269.58251501561pt" svg:height="113.77291718230pt" draw:transform="matrix(-0.00168230239 -0.00292542240 -0.00378930712 0.00006092652 67.21466890862pt 70.18256684786pt)" svg:viewBox="0 0 270 114" svg:d="M56.7542 0C28.3771 0 0 28.4431 0 56.8863C0 85.3294 28.3771 113.773 56.7542 113.773L212.828 113.773C241.206 113.773 269.583 85.3294 269.583 56.8863C269.583 27.1636 241.206 0 212.828 0Z" koffice:nodeTypes="ccccccc"/>
              <draw:path draw:style-name="gr5" draw:id="shape401" draw:name="path2979" draw:layer="" svg:width="269.58251501561pt" svg:height="113.77291718230pt" draw:transform="matrix(-0.00180530356 -0.00292287984 -0.00376934258 0.00009448694 67.68468005092pt 70.23846280398pt)" svg:viewBox="0 0 270 114" svg:d="M56.7542 0C28.3771 0 0 28.4431 0 56.8863C0 85.3294 28.3771 113.773 56.7542 113.773L212.828 113.773C241.206 113.773 269.583 85.3294 269.583 56.8863C269.583 27.1636 241.206 0 212.828 0Z" koffice:nodeTypes="ccccccc"/>
              <draw:path draw:style-name="gr5" draw:id="shape402" draw:name="path2980" draw:layer="" svg:width="269.58251501561pt" svg:height="113.77291718230pt" draw:transform="matrix(-0.00168230239 -0.00292542240 -0.00378930712 0.00006092652 68.10046561807pt 70.30016005642pt)" svg:viewBox="0 0 270 114" svg:d="M56.7542 0C28.3771 0 0 28.4431 0 56.8863C0 85.3294 28.3771 113.773 56.7542 113.773L212.828 113.773C241.206 113.773 269.583 85.3294 269.583 56.8863C269.583 27.1636 241.206 0 212.828 0Z" koffice:nodeTypes="ccccccc"/>
              <draw:path draw:style-name="gr5" draw:id="shape403" draw:name="path2981" draw:layer="" svg:width="269.58251501561pt" svg:height="113.77291718230pt" draw:transform="matrix(-0.00215374579 -0.00275255508 -0.00373792454 0.00041744874 72.20092398448pt 70.56112802900pt)" svg:viewBox="0 0 270 114" svg:d="M56.7542 0C28.3771 0 0 28.4431 0 56.8863C0 85.3294 28.3771 113.773 56.7542 113.773L212.828 113.773C241.206 113.773 269.583 85.3294 269.583 56.8863C269.583 27.1636 241.206 0 212.828 0Z" koffice:nodeTypes="ccccccc"/>
              <draw:path draw:style-name="gr5" draw:id="shape404" draw:name="path2982" draw:layer="" svg:width="269.58251501561pt" svg:height="113.77291718230pt" draw:transform="matrix(-0.00203170425 -0.00276563865 -0.00376187566 0.00038577829 72.62206796219pt 70.58681688147pt)" svg:viewBox="0 0 270 114" svg:d="M56.7542 0C28.3771 0 0 28.4431 0 56.8863C0 85.3294 28.3771 113.773 56.7542 113.773L212.828 113.773C241.206 113.773 269.583 85.3294 269.583 56.8863C269.583 27.1636 241.206 0 212.828 0Z" koffice:nodeTypes="ccccccc"/>
              <draw:path draw:style-name="gr5" draw:id="shape405" draw:name="path2983" draw:layer="" svg:width="269.58251501561pt" svg:height="113.77291718230pt" draw:transform="matrix(-0.00240205116 -0.00260459105 -0.00368806066 0.00065863056 73.15244712896pt 70.57202683518pt)" svg:viewBox="0 0 270 114" svg:d="M56.7542 0C28.3771 0 0 28.4431 0 56.8863C0 85.3294 28.3771 113.773 56.7542 113.773L212.828 113.773C241.206 113.773 269.583 85.3294 269.583 56.8863C269.583 27.1636 241.206 0 212.828 0Z" koffice:nodeTypes="ccccccc"/>
              <draw:path draw:style-name="gr5" draw:id="shape406" draw:name="path2984" draw:layer="" svg:width="269.58251501561pt" svg:height="113.77291718230pt" draw:transform="matrix(-0.00228158749 -0.00262555071 -0.00371485933 0.00062860880 73.57468230804pt 70.57031580658pt)" svg:viewBox="0 0 270 114" svg:d="M56.7542 0C28.3771 0 0 28.4431 0 56.8863C0 85.3294 28.3771 113.773 56.7542 113.773L212.828 113.773C241.206 113.773 269.583 85.3294 269.583 56.8863C269.583 27.1636 241.206 0 212.828 0Z" koffice:nodeTypes="ccccccc"/>
              <draw:path draw:style-name="gr5" draw:id="shape407" draw:name="path2985" draw:layer="" svg:width="269.58251501561pt" svg:height="113.77291718230pt" draw:transform="matrix(-0.00215374579 -0.00275255508 -0.00373792454 0.00041744874 70.40986036428pt 70.47921535436pt)" svg:viewBox="0 0 270 114" svg:d="M56.7542 0C28.3771 0 0 28.4431 0 56.8863C0 85.3294 28.3771 113.773 56.7542 113.773L212.828 113.773C241.206 113.773 269.583 85.3294 269.583 56.8863C269.583 27.1636 241.206 0 212.828 0Z" koffice:nodeTypes="ccccccc"/>
              <draw:path draw:style-name="gr5" draw:id="shape408" draw:name="path2986" draw:layer="" svg:width="269.58251501561pt" svg:height="113.77291718230pt" draw:transform="matrix(-0.00203170425 -0.00276563865 -0.00376187566 0.00038577829 70.83100257017pt 70.50490420683pt)" svg:viewBox="0 0 270 114" svg:d="M56.7542 0C28.3771 0 0 28.4431 0 56.8863C0 85.3294 28.3771 113.773 56.7542 113.773L212.828 113.773C241.206 113.773 269.583 85.3294 269.583 56.8863C269.583 27.1636 241.206 0 212.828 0Z" koffice:nodeTypes="ccccccc"/>
              <draw:path draw:style-name="gr5" draw:id="shape409" draw:name="path2987" draw:layer="" svg:width="269.58251501561pt" svg:height="113.77291718230pt" draw:transform="matrix(-0.00215374579 -0.00275255508 -0.00373792454 0.00041744874 71.30539394619pt 70.52017592928pt)" svg:viewBox="0 0 270 114" svg:d="M56.7542 0C28.3771 0 0 28.4431 0 56.8863C0 85.3294 28.3771 113.773 56.7542 113.773L212.828 113.773C241.206 113.773 269.583 85.3294 269.583 56.8863C269.583 27.1636 241.206 0 212.828 0Z" koffice:nodeTypes="ccccccc"/>
              <draw:path draw:style-name="gr5" draw:id="shape410" draw:name="path2988" draw:layer="" svg:width="269.58251501561pt" svg:height="113.77291718230pt" draw:transform="matrix(-0.00203170425 -0.00276563865 -0.00376187566 0.00038577829 71.72653033041pt 70.54586054415pt)" svg:viewBox="0 0 270 114" svg:d="M56.7542 0C28.3771 0 0 28.4431 0 56.8863C0 85.3294 28.3771 113.773 56.7542 113.773L212.828 113.773C241.206 113.773 269.583 85.3294 269.583 56.8863C269.583 27.1636 241.206 0 212.828 0Z" koffice:nodeTypes="ccccccc"/>
              <draw:path draw:style-name="gr5" draw:id="shape411" draw:name="path2989" draw:layer="" svg:width="269.58251501561pt" svg:height="113.77291718230pt" draw:transform="matrix(0.00388618733 -0.00049457426 0.00110127488 -0.00301904672 64.49847979023pt 68.32894482819pt)" svg:viewBox="0 0 270 114" svg:d="M56.7542 0C28.3771 0 0 28.4431 0 56.8863C0 85.3294 28.3771 113.773 56.7542 113.773L212.828 113.773C241.206 113.773 269.583 85.3294 269.583 56.8863C269.583 27.1636 241.206 0 212.828 0Z" koffice:nodeTypes="ccccccc"/>
              <draw:path draw:style-name="gr5" draw:id="shape412" draw:name="path2990" draw:layer="" svg:width="269.58251501561pt" svg:height="113.77291718230pt" draw:transform="matrix(0.00309035310 -0.00196193754 -0.00082499795 -0.00309648873 64.62478051057pt 68.89970814164pt)" svg:viewBox="0 0 270 114" svg:d="M56.7542 0C28.3771 0 0 28.4431 0 56.8863C0 85.3294 28.3771 113.773 56.7542 113.773L212.828 113.773C241.206 113.773 269.583 85.3294 269.583 56.8863C269.583 27.1636 241.206 0 212.828 0Z" koffice:nodeTypes="ccccccc"/>
              <draw:path draw:style-name="gr5" draw:id="shape413" draw:name="path2991" draw:layer="" svg:width="269.58251501561pt" svg:height="113.77291718230pt" draw:transform="matrix(0.00207585689 -0.00279418944 -0.00202608856 -0.00266234732 64.91836356063pt 69.36834775199pt)" svg:viewBox="0 0 270 114" svg:d="M56.7542 0C28.3771 0 0 28.4431 0 56.8863C0 85.3294 28.3771 113.773 56.7542 113.773L212.828 113.773C241.206 113.773 269.583 85.3294 269.583 56.8863C269.583 27.1636 241.206 0 212.828 0Z" koffice:nodeTypes="ccccccc"/>
              <draw:path draw:style-name="gr5" draw:id="shape414" draw:name="path2992" draw:layer="" svg:width="269.58251501561pt" svg:height="113.77291718230pt" draw:transform="matrix(0.00082449046 -0.00317252705 -0.00303169154 -0.00190388887 65.26769197446pt 69.65825628143pt)" svg:viewBox="0 0 270 114" svg:d="M56.7542 0C28.3771 0 0 28.4431 0 56.8863C0 85.3294 28.3771 113.773 56.7542 113.773L212.828 113.773C241.206 113.773 269.583 85.3294 269.583 56.8863C269.583 27.1636 241.206 0 212.828 0Z" koffice:nodeTypes="ccccccc"/>
              <draw:path draw:style-name="gr5" draw:id="shape415" draw:name="path2993" draw:layer="" svg:width="269.58251501561pt" svg:height="113.77291718230pt" draw:transform="matrix(0.00387074725 0.00020663484 0.00179409431 -0.00279458671 65.22091828406pt 67.33090232597pt)" svg:viewBox="0 0 270 114" svg:d="M56.7542 0C28.3771 0 0 28.4431 0 56.8863C0 85.3294 28.3771 113.773 56.7542 113.773L212.828 113.773C241.206 113.773 269.583 85.3294 269.583 56.8863C269.583 27.1636 241.206 0 212.828 0Z" koffice:nodeTypes="ccccccc"/>
              <draw:path draw:style-name="gr5" draw:id="shape416" draw:name="path2994" draw:layer="" svg:width="269.58251501561pt" svg:height="113.77291718230pt" draw:transform="matrix(0.00392842609 0.00011564418 0.00174934780 -0.00279644066 64.93232296190pt 67.64641696514pt)" svg:viewBox="0 0 270 114" svg:d="M56.7542 0C28.3771 0 0 28.4431 0 56.8863C0 85.3294 28.3771 113.773 56.7542 113.773L212.828 113.773C241.206 113.773 269.583 85.3294 269.583 56.8863C269.583 27.1636 241.206 0 212.828 0Z" koffice:nodeTypes="ccccccc"/>
              <draw:path draw:style-name="gr5" draw:id="shape417" draw:name="path2995" draw:layer="" svg:width="269.58251501561pt" svg:height="113.77291718230pt" draw:transform="matrix(0.00384961205 -0.00039622343 0.00114565880 -0.00302413183 64.71237883366pt 67.97417981321pt)" svg:viewBox="0 0 270 114" svg:d="M56.7542 0C28.3771 0 0 28.4431 0 56.8863C0 85.3294 28.3771 113.773 56.7542 113.773L212.828 113.773C241.206 113.773 269.583 85.3294 269.583 56.8863C269.583 27.1636 241.206 0 212.828 0Z" koffice:nodeTypes="ccccccc"/>
              <draw:path draw:style-name="gr5" draw:id="shape418" draw:name="path2996" draw:layer="" svg:width="269.58251501561pt" svg:height="113.77291718230pt" draw:transform="matrix(-0.00021912614 -0.00328532648 -0.00348575757 -0.00120438593 65.67423267321pt 69.96189020011pt)" svg:viewBox="0 0 270 114" svg:d="M56.7542 0C28.3771 0 0 28.4431 0 56.8863C0 85.3294 28.3771 113.773 56.7542 113.773L212.828 113.773C241.206 113.773 269.583 85.3294 269.583 56.8863C269.583 27.1636 241.206 0 212.828 0Z" koffice:nodeTypes="ccccccc"/>
              <draw:path draw:style-name="gr5" draw:id="shape419" draw:name="path2997" draw:layer="" svg:width="269.58251501561pt" svg:height="113.77291718230pt" draw:transform="matrix(-0.00095976934 -0.00314575075 -0.00372919203 -0.00056605530 66.19632990518pt 70.07804690836pt)" svg:viewBox="0 0 270 114" svg:d="M56.7542 0C28.3771 0 0 28.4431 0 56.8863C0 85.3294 28.3771 113.773 56.7542 113.773L212.828 113.773C241.206 113.773 269.583 85.3294 269.583 56.8863C269.583 27.1636 241.206 0 212.828 0Z" koffice:nodeTypes="ccccccc"/>
              <draw:path draw:style-name="gr5" draw:id="shape420" draw:name="path2998" draw:layer="" svg:width="269.58251501561pt" svg:height="113.77291718230pt" draw:transform="matrix(-0.00180530356 -0.00292287984 -0.00376934258 0.00009448694 66.77635068774pt 70.11788421108pt)" svg:viewBox="0 0 270 114" svg:d="M56.7542 0C28.3771 0 0 28.4431 0 56.8863C0 85.3294 28.3771 113.773 56.7542 113.773L212.828 113.773C241.206 113.773 269.583 85.3294 269.583 56.8863C269.583 27.1636 241.206 0 212.828 0Z" koffice:nodeTypes="ccccccc"/>
              <draw:path draw:style-name="gr5" draw:id="shape421" draw:name="path3205" draw:layer="" svg:width="269.58251501561pt" svg:height="113.77291718230pt" draw:transform="matrix(-0.00381521989 -0.00079203343 -0.00240137788 0.00243390662 85.38126531577pt 68.61525131854pt)" svg:viewBox="0 0 270 114" svg:d="M56.7542 0C28.3771 0 0 28.4431 0 56.8863C0 85.3294 28.3771 113.773 56.7542 113.773L212.828 113.773C241.206 113.773 269.583 85.3294 269.583 56.8863C269.583 27.1636 241.206 0 212.828 0Z" koffice:nodeTypes="ccccccc"/>
              <draw:path draw:style-name="gr5" draw:id="shape422" draw:name="path3206" draw:layer="" svg:width="269.58251501561pt" svg:height="113.77291718230pt" draw:transform="matrix(-0.00367951799 -0.00102686336 -0.00258684811 0.00231864886 85.48901050052pt 68.70699870627pt)" svg:viewBox="0 0 270 114" svg:d="M56.7542 0C28.3771 0 0 28.4431 0 56.8863C0 85.3294 28.3771 113.773 56.7542 113.773L212.828 113.773C241.206 113.773 269.583 85.3294 269.583 56.8863C269.583 27.1636 241.206 0 212.828 0Z" koffice:nodeTypes="ccccccc"/>
              <draw:path draw:style-name="gr5" draw:id="shape423" draw:name="path3207" draw:layer="" svg:width="269.58251501561pt" svg:height="113.77291718230pt" draw:transform="matrix(-0.00386555836 -0.00059694868 -0.00222067255 0.00255131205 86.18650497143pt 68.18735323995pt)" svg:viewBox="0 0 270 114" svg:d="M56.7542 0C28.3771 0 0 28.4431 0 56.8863C0 85.3294 28.3771 113.773 56.7542 113.773L212.828 113.773C241.206 113.773 269.583 85.3294 269.583 56.8863C269.583 27.1636 241.206 0 212.828 0Z" koffice:nodeTypes="ccccccc"/>
              <draw:path draw:style-name="gr5" draw:id="shape424" draw:name="path3211" draw:layer="" svg:width="269.58251501561pt" svg:height="113.77291718230pt" draw:transform="matrix(-0.00365268767 -0.00109187069 -0.00264494270 0.00227226867 85.82415293136pt 68.50439003139pt)" svg:viewBox="0 0 270 114" svg:d="M56.7542 0C28.3771 0 0 28.4431 0 56.8863C0 85.3294 28.3771 113.773 56.7542 113.773L212.828 113.773C241.206 113.773 269.583 85.3294 269.583 56.8863C269.583 27.1636 241.206 0 212.828 0Z" koffice:nodeTypes="ccccccc"/>
              <draw:path draw:style-name="gr5" draw:id="shape425" draw:name="path3232" draw:layer="" svg:width="269.58251501561pt" svg:height="113.77291718230pt" draw:transform="matrix(0.00358070776 -0.00135745045 0.00288834869 0.00202951497 83.39113612998pt 66.82540311116pt)" svg:viewBox="0 0 270 114" svg:d="M56.7542 0C28.3771 0 0 28.4431 0 56.8863C0 85.3294 28.3771 113.773 56.7542 113.773L212.828 113.773C241.206 113.773 269.583 85.3294 269.583 56.8863C269.583 27.1636 241.206 0 212.828 0Z" koffice:nodeTypes="ccccccc"/>
              <draw:path draw:style-name="gr5" draw:id="shape426" draw:name="path3233" draw:layer="" svg:width="269.58251501561pt" svg:height="113.77291718230pt" draw:transform="matrix(0.00348607396 -0.00142325232 0.00292884696 0.00201352388 83.01915786284pt 66.65813698540pt)" svg:viewBox="0 0 270 114" svg:d="M56.7542 0C28.3771 0 0 28.4431 0 56.8863C0 85.3294 28.3771 113.773 56.7542 113.773L212.828 113.773C241.206 113.773 269.583 85.3294 269.583 56.8863C269.583 27.1636 241.206 0 212.828 0Z" koffice:nodeTypes="ccccccc"/>
              <draw:path draw:style-name="gr5" draw:id="shape427" draw:name="path3234" draw:layer="" svg:width="269.58251501561pt" svg:height="113.77291718230pt" draw:transform="matrix(0.00369559086 -0.00112112862 0.00269182139 0.00221075365 82.58086544962pt 66.40768290469pt)" svg:viewBox="0 0 270 114" svg:d="M56.7542 0C28.3771 0 0 28.4431 0 56.8863C0 85.3294 28.3771 113.773 56.7542 113.773L212.828 113.773C241.206 113.773 269.583 85.3294 269.583 56.8863C269.583 27.1636 241.206 0 212.828 0Z" koffice:nodeTypes="ccccccc"/>
              <draw:path draw:style-name="gr5" draw:id="shape428" draw:name="path3235" draw:layer="" svg:width="269.58251501561pt" svg:height="113.77291718230pt" draw:transform="matrix(0.00348607396 -0.00142325232 0.00292884696 0.00201352388 84.58366631993pt 67.39257967132pt)" svg:viewBox="0 0 270 114" svg:d="M56.7542 0C28.3771 0 0 28.4431 0 56.8863C0 85.3294 28.3771 113.773 56.7542 113.773L212.828 113.773C241.206 113.773 269.583 85.3294 269.583 56.8863C269.583 27.1636 241.206 0 212.828 0Z" koffice:nodeTypes="ccccccc"/>
              <draw:path draw:style-name="gr5" draw:id="shape429" draw:name="path3236" draw:layer="" svg:width="269.58251501561pt" svg:height="113.77291718230pt" draw:transform="matrix(0.00358070776 -0.00135745045 0.00288834869 0.00202951497 84.17338909294pt 67.19262869171pt)" svg:viewBox="0 0 270 114" svg:d="M56.7542 0C28.3771 0 0 28.4431 0 56.8863C0 85.3294 28.3771 113.773 56.7542 113.773L212.828 113.773C241.206 113.773 269.583 85.3294 269.583 56.8863C269.583 27.1636 241.206 0 212.828 0Z" koffice:nodeTypes="ccccccc"/>
              <draw:path draw:style-name="gr5" draw:id="shape430" draw:name="path3237" draw:layer="" svg:width="269.58251501561pt" svg:height="113.77291718230pt" draw:transform="matrix(0.00348607396 -0.00142325232 0.00292884696 0.00201352388 83.80141082580pt 67.02536044716pt)" svg:viewBox="0 0 270 114" svg:d="M56.7542 0C28.3771 0 0 28.4431 0 56.8863C0 85.3294 28.3771 113.773 56.7542 113.773L212.828 113.773C241.206 113.773 269.583 85.3294 269.583 56.8863C269.583 27.1636 241.206 0 212.828 0Z" koffice:nodeTypes="ccccccc"/>
            </draw:g>
            <draw:g draw:style-name="gr1" draw:id="shape431" draw:name="g3412" svg:y="0.00000000000pt">
              <draw:path draw:style-name="gr4" draw:id="shape432" draw:name="path3410" draw:layer="" svg:width="113.77283690903pt" svg:height="155.82404964103pt" draw:transform="matrix(0.01764816916 0.00000000000 0.00000000000 0.02095080721 73.47010931172pt 24.99986798403pt)" svg:viewBox="0 0 114 156" svg:d="M42.665 0L42.665 42.496L0 42.496L0 70.832L42.665 70.832L42.665 155.824L71.1081 155.824L71.1081 70.832L113.773 70.832L113.773 42.496L71.1081 42.496L71.1081 0Z" koffice:nodeTypes="ccccccccccccc"/>
              <draw:ellipse draw:style-name="gr4" draw:id="shape433" draw:name="path3409" draw:layer="" svg:width="99.21258560000pt" svg:height="91.71210880000pt" draw:transform="matrix(0.01008467566 0.00000000000 0.00000000000 0.01295095099 73.97036800076pt 27.67234104523pt)" draw:kind="full"/>
              <draw:path draw:style-name="gr3" draw:id="shape434" draw:name="path3408" draw:layer="" svg:width="595.55032719328pt" svg:height="560.68184512086pt" draw:transform="matrix(0.01866496843 0.00000000000 0.00000000000 0.02806113407 69.02119570088pt 28.26623583481pt)" svg:viewBox="0 0 596 561" svg:d="M595.55 396.711C595.55 451.456 587.213 513.226 572.139 560.682C476.033 539.524 357.588 528.945 300.777 528.945C230.676 528.945 103.763 539.524 24.4417 550.103C9.36673 502.647 0 451.456 0 396.711C0 177.726 84.2553 84.632 294.132 0C480.858 84.632 595.55 177.726 595.55 396.711Z" koffice:nodeTypes="ccccccc"/>
              <draw:path draw:style-name="gr4" draw:id="shape435" draw:name="path3321" draw:layer="" svg:width="538.16472385306pt" svg:height="99.42605741253pt" draw:transform="matrix(0.02067415954 0.00000000000 0.00000000000 0.01560051577 68.99724537110pt 38.59606530039pt)" svg:viewBox="0 0 538 99" svg:d="M538.165 63.9163C538.165 28.635 417.616 0 269.082 0C120.549 0 0 28.635 0 63.9163L0 85.222C0 49.9407 120.549 28.4073 269.082 28.4073C417.616 28.4073 538.165 64.1448 538.165 99.4261Z" koffice:nodeTypes="ccccccc"/>
              <draw:g draw:style-name="gr1" draw:id="shape436" draw:name="g3384" svg:y="10.28333445100pt">
                <draw:path draw:style-name="gr4" draw:id="shape437" draw:name="path3303" draw:layer="" svg:width="198.85251568485pt" svg:height="170.15823680471pt" draw:transform="matrix(0.02069302544 0.00000000000 0.00000000000 0.01560051577 72.51188268646pt 35.27941920767pt)" svg:viewBox="0 0 199 170" svg:d="M99.4261 0L56.8147 42.5398L85.222 70.8994L71.0187 85.0796L42.6114 56.72L0 99.259L42.6114 141.799L71.0187 113.439L85.222 127.618L85.222 170.158L113.63 170.158L113.63 127.618L127.833 113.439L156.241 141.799L198.853 99.259L156.241 56.72L127.833 85.0796L113.63 70.8994L142.038 42.5398Z" koffice:nodeTypes="cccccccccccccccccccc"/>
                <draw:path draw:style-name="gr4" draw:id="shape438" draw:name="path3305" draw:layer="" svg:width="70.73305139380pt" svg:height="170.15823680471pt" draw:transform="matrix(0.02003395258 -0.00390593233 0.00518095416 0.01510363934 67.95345471859pt 36.11262301067pt)" svg:viewBox="0 0 71 170" svg:d="M34.9836 0L28.2931 42.5398L28.2931 70.8994L14.1469 85.0796L14.1469 56.7192L0 99.259L14.1469 141.798L14.1469 113.439L28.2931 127.618L28.2931 170.158L42.44 170.157L42.44 127.617L56.5869 113.439L56.5861 141.797L70.7331 99.2582L56.5861 56.7184L56.5869 85.0788L42.44 70.8986L42.44 42.539Z" koffice:nodeTypes="cccccccccccccccccccc"/>
                <draw:path draw:style-name="gr4" draw:id="shape439" draw:name="path3306" draw:layer="" svg:width="70.73305139380pt" svg:height="170.15823680471pt" draw:transform="matrix(0.02014747451 0.00355857125 -0.00472020326 0.01518922377 79.76444360048pt 35.86140307083pt)" svg:viewBox="0 0 71 170" svg:d="M34.9836 0L28.2931 42.5398L28.2931 70.8994L14.1469 85.0796L14.1469 56.7192L0 99.259L14.1469 141.798L14.1469 113.439L28.2931 127.618L28.2931 170.158L42.44 170.157L42.44 127.617L56.5869 113.439L56.5861 141.797L70.7331 99.2582L56.5861 56.7184L56.5869 85.0788L42.44 70.8986L42.44 42.539Z" koffice:nodeTypes="cccccccccccccccccccc"/>
                <draw:path draw:style-name="gr4" draw:id="shape440" draw:name="path3307" draw:layer="" svg:width="141.46474534986pt" svg:height="113.78094463717pt" draw:transform="matrix(0.01634215130 -0.00199221707 0.00330318626 0.01540047036 69.99336161595pt 36.53750153517pt)" svg:viewBox="0 0 141 114" svg:d="M42.4392 28.4498C42.4392 14.2249 56.5861 0 70.7322 0C84.879 0 99.0251 14.2249 99.0251 28.4498C99.0251 42.6746 84.879 56.8923 84.879 56.8923L141.465 113.781L113.172 113.781L70.7322 71.1139L28.2931 113.781L0 113.781L56.5861 56.8923C56.5861 56.8923 42.4392 42.6746 42.4392 28.4498Z" koffice:nodeTypes="ccccccccccc"/>
                <draw:path draw:style-name="gr4" draw:id="shape441" draw:name="path3308" draw:layer="" svg:width="141.46474534986pt" svg:height="113.78094463717pt" draw:transform="matrix(0.01636017492 0.00190632063 -0.00316075617 0.01541745932 76.81087054588pt 36.26019617173pt)" svg:viewBox="0 0 141 114" svg:d="M42.4392 28.4498C42.4392 14.2249 56.5861 0 70.7322 0C84.879 0 99.0251 14.2249 99.0251 28.4498C99.0251 42.6746 84.879 56.8923 84.879 56.8923L141.465 113.781L113.172 113.781L70.7322 71.1139L28.2931 113.781L0 113.781L56.5861 56.8923C56.5861 56.8923 42.4392 42.6746 42.4392 28.4498Z" koffice:nodeTypes="ccccccccccc"/>
                <draw:path draw:style-name="gr4" draw:id="shape442" draw:name="path3320" draw:layer="" svg:width="538.16472385306pt" svg:height="99.42605741253pt" draw:transform="matrix(0.02069302544 0.00000000000 0.00000000000 0.01560051577 68.99244614730pt 37.93273995369pt)" svg:viewBox="0 0 538 99" svg:d="M538.165 63.9163C538.165 28.635 417.616 0 269.082 0C120.549 0 0 28.635 0 63.9163L0 85.222C0 49.9407 120.549 28.4073 269.082 28.4073C417.616 28.4073 538.165 64.1448 538.165 99.4261Z" koffice:nodeTypes="ccccccc"/>
              </draw:g>
              <draw:path draw:style-name="gr4" draw:id="shape443" draw:name="path3391" draw:layer="" svg:width="538.16472385306pt" svg:height="99.42605741253pt" draw:transform="matrix(0.01894509782 0.00000000000 0.00000000000 0.01560051577 69.47719337742pt 42.75323341187pt)" svg:viewBox="0 0 538 99" svg:d="M538.165 63.9163C538.165 28.635 417.616 0 269.082 0C120.549 0 0 28.635 0 63.9163L0 85.222C0 49.9407 120.549 28.4073 269.082 28.4073C417.616 28.4073 538.165 64.1448 538.165 99.4261Z" koffice:nodeTypes="ccccccc"/>
              <draw:g draw:style-name="gr1" draw:id="shape444" draw:name="g3392" svg:y="14.44050256248pt">
                <draw:path draw:style-name="gr4" draw:id="shape445" draw:name="path3393" draw:layer="" svg:width="198.85251568485pt" svg:height="170.15823680471pt" draw:transform="matrix(0.01948797315 0.00000000000 0.00000000000 0.01560051577 72.69414439592pt 39.43658731915pt)" svg:viewBox="0 0 199 170" svg:d="M99.4261 0L56.8147 42.5398L85.222 70.8994L71.0187 85.0796L42.6114 56.72L0 99.259L42.6114 141.799L71.0187 113.439L85.222 127.618L85.222 170.158L113.63 170.158L113.63 127.618L127.833 113.439L156.241 141.799L198.853 99.259L156.241 56.72L127.833 85.0796L113.63 70.8994L142.038 42.5398Z" koffice:nodeTypes="cccccccccccccccccccc"/>
                <draw:path draw:style-name="gr4" draw:id="shape446" draw:name="path3394" draw:layer="" svg:width="70.73305139380pt" svg:height="170.15823680471pt" draw:transform="matrix(0.01886728121 -0.00390593233 0.00487924281 0.01510363934 68.40117514811pt 40.26979112215pt)" svg:viewBox="0 0 71 170" svg:d="M34.9836 0L28.2931 42.5398L28.2931 70.8994L14.1469 85.0796L14.1469 56.7192L0 99.259L14.1469 141.798L14.1469 113.439L28.2931 127.618L28.2931 170.158L42.44 170.157L42.44 127.617L56.5869 113.439L56.5861 141.797L70.7331 99.2582L56.5861 56.7184L56.5869 85.0788L42.44 70.8986L42.44 42.539Z" koffice:nodeTypes="cccccccccccccccccccc"/>
                <draw:path draw:style-name="gr4" draw:id="shape447" draw:name="path3395" draw:layer="" svg:width="70.73305139380pt" svg:height="170.15823680471pt" draw:transform="matrix(0.01897419223 0.00355857125 -0.00444532360 0.01518922377 79.52435454537pt 40.01857118231pt)" svg:viewBox="0 0 71 170" svg:d="M34.9836 0L28.2931 42.5398L28.2931 70.8994L14.1469 85.0796L14.1469 56.7192L0 99.259L14.1469 141.798L14.1469 113.439L28.2931 127.618L28.2931 170.158L42.44 170.157L42.44 127.617L56.5869 113.439L56.5861 141.797L70.7331 99.2582L56.5861 56.7184L56.5869 85.0788L42.44 70.8986L42.44 42.539Z" koffice:nodeTypes="cccccccccccccccccccc"/>
                <draw:path draw:style-name="gr4" draw:id="shape448" draw:name="path3396" draw:layer="" svg:width="141.46474534986pt" svg:height="113.78094463717pt" draw:transform="matrix(0.01539047089 -0.00199221707 0.00311082618 0.01540047036 70.32228866367pt 40.69466964665pt)" svg:viewBox="0 0 141 114" svg:d="M42.4392 28.4498C42.4392 14.2249 56.5861 0 70.7322 0C84.879 0 99.0251 14.2249 99.0251 28.4498C99.0251 42.6746 84.879 56.8923 84.879 56.8923L141.465 113.781L113.172 113.781L70.7322 71.1139L28.2931 113.781L0 113.781L56.5861 56.8923C56.5861 56.8923 42.4392 42.6746 42.4392 28.4498Z" koffice:nodeTypes="ccccccccccc"/>
                <draw:path draw:style-name="gr4" draw:id="shape449" draw:name="path3397" draw:layer="" svg:width="141.46474534986pt" svg:height="113.78094463717pt" draw:transform="matrix(0.01540744492 0.00190632063 -0.00297669046 0.01541745932 76.74278195414pt 40.41736428321pt)" svg:viewBox="0 0 141 114" svg:d="M42.4392 28.4498C42.4392 14.2249 56.5861 0 70.7322 0C84.879 0 99.0251 14.2249 99.0251 28.4498C99.0251 42.6746 84.879 56.8923 84.879 56.8923L141.465 113.781L113.172 113.781L70.7322 71.1139L28.2931 113.781L0 113.781L56.5861 56.8923C56.5861 56.8923 42.4392 42.6746 42.4392 28.4498Z" koffice:nodeTypes="ccccccccccc"/>
                <draw:path draw:style-name="gr4" draw:id="shape450" draw:name="path3398" draw:layer="" svg:width="538.16472385306pt" svg:height="99.42605741253pt" draw:transform="matrix(0.01948797315 0.00000000000 0.00000000000 0.01560051577 69.37966121473pt 42.08990806517pt)" svg:viewBox="0 0 538 99" svg:d="M538.165 63.9163C538.165 28.635 417.616 0 269.082 0C120.549 0 0 28.635 0 63.9163L0 85.222C0 49.9407 120.549 28.4073 269.082 28.4073C417.616 28.4073 538.165 64.1448 538.165 99.4261Z" koffice:nodeTypes="ccccccc"/>
              </draw:g>
              <draw:path draw:style-name="gr4" draw:id="shape451" draw:name="path3399" draw:layer="" svg:width="538.16472385306pt" svg:height="99.42605741253pt" draw:transform="matrix(0.01950087396 0.00000000000 0.00000000000 0.01560051577 69.33318519087pt 34.73583549364pt)" svg:viewBox="0 0 538 99" svg:d="M538.165 63.9163C538.165 28.635 417.616 0 269.082 0C120.549 0 0 28.635 0 63.9163L0 85.222C0 49.9407 120.549 28.4073 269.082 28.4073C417.616 28.4073 538.165 64.1448 538.165 99.4261Z" koffice:nodeTypes="ccccccc"/>
              <draw:g draw:style-name="gr1" draw:id="shape452" draw:name="g3400" svg:y="6.43456203250pt">
                <draw:path draw:style-name="gr4" draw:id="shape453" draw:name="path3401" draw:layer="" svg:width="198.85251568485pt" svg:height="170.15823680471pt" draw:transform="matrix(0.01905857555 0.00000000000 0.00000000000 0.01471551177 72.75256544380pt 31.43002099684pt)" svg:viewBox="0 0 199 170" svg:d="M99.4261 0L56.8147 42.5398L85.222 70.8994L71.0187 85.0796L42.6114 56.72L0 99.259L42.6114 141.799L71.0187 113.439L85.222 127.618L85.222 170.158L113.63 170.158L113.63 127.618L127.833 113.439L156.241 141.799L198.853 99.259L156.241 56.72L127.833 85.0796L113.63 70.8994L142.038 42.5398Z" koffice:nodeTypes="cccccccccccccccccccc"/>
                <draw:path draw:style-name="gr4" draw:id="shape454" draw:name="path3402" draw:layer="" svg:width="70.73305139380pt" svg:height="170.15823680471pt" draw:transform="matrix(0.01845155992 -0.00368435211 0.00477173368 0.01424682272 68.55418739306pt 32.21595785638pt)" svg:viewBox="0 0 71 170" svg:d="M34.9836 0L28.2931 42.5398L28.2931 70.8994L14.1469 85.0796L14.1469 56.7192L0 99.259L14.1469 141.798L14.1469 113.439L28.2931 127.618L28.2931 170.158L42.44 170.157L42.44 127.617L56.5869 113.439L56.5861 141.797L70.7331 99.2582L56.5861 56.7184L56.5869 85.0788L42.44 70.8986L42.44 42.539Z" koffice:nodeTypes="cccccccccccccccccccc"/>
                <draw:path draw:style-name="gr4" draw:id="shape455" draw:name="path3403" draw:layer="" svg:width="70.73305139380pt" svg:height="170.15823680471pt" draw:transform="matrix(0.01855611526 0.00335669653 -0.00434737543 0.01432755202 79.43227888178pt 31.97898941017pt)" svg:viewBox="0 0 71 170" svg:d="M34.9836 0L28.2931 42.5398L28.2931 70.8994L14.1469 85.0796L14.1469 56.7192L0 99.259L14.1469 141.798L14.1469 113.439L28.2931 127.618L28.2931 170.158L42.44 170.157L42.44 127.617L56.5869 113.439L56.5861 141.797L70.7331 99.2582L56.5861 56.7184L56.5869 85.0788L42.44 70.8986L42.44 42.539Z" koffice:nodeTypes="cccccccccccccccccccc"/>
                <draw:path draw:style-name="gr4" draw:id="shape456" draw:name="path3404" draw:layer="" svg:width="141.46474534986pt" svg:height="113.78094463717pt" draw:transform="matrix(0.01505135757 -0.00187920028 0.00304228230 0.01452681477 70.43297113250pt 32.61673338336pt)" svg:viewBox="0 0 141 114" svg:d="M42.4392 28.4498C42.4392 14.2249 56.5861 0 70.7322 0C84.879 0 99.0251 14.2249 99.0251 28.4498C99.0251 42.6746 84.879 56.8923 84.879 56.8923L141.465 113.781L113.172 113.781L70.7322 71.1139L28.2931 113.781L0 113.781L56.5861 56.8923C56.5861 56.8923 42.4392 42.6746 42.4392 28.4498Z" koffice:nodeTypes="ccccccccccc"/>
                <draw:path draw:style-name="gr4" draw:id="shape457" draw:name="path3405" draw:layer="" svg:width="141.46474534986pt" svg:height="113.78094463717pt" draw:transform="matrix(0.01506795759 0.00179817668 -0.00291110212 0.01454283996 76.71199540443pt 32.35515931745pt)" svg:viewBox="0 0 141 114" svg:d="M42.4392 28.4498C42.4392 14.2249 56.5861 0 70.7322 0C84.879 0 99.0251 14.2249 99.0251 28.4498C99.0251 42.6746 84.879 56.8923 84.879 56.8923L141.465 113.781L113.172 113.781L70.7322 71.1139L28.2931 113.781L0 113.781L56.5861 56.8923C56.5861 56.8923 42.4392 42.6746 42.4392 28.4498Z" koffice:nodeTypes="ccccccccccc"/>
                <draw:path draw:style-name="gr4" draw:id="shape458" draw:name="path3406" draw:layer="" svg:width="538.16472385306pt" svg:height="99.42605741253pt" draw:transform="matrix(0.01905857555 0.00000000000 0.00000000000 0.01471551177 69.51111351759pt 33.93282111244pt)" svg:viewBox="0 0 538 99" svg:d="M538.165 63.9163C538.165 28.635 417.616 0 269.082 0C120.549 0 0 28.635 0 63.9163L0 85.222C0 49.9407 120.549 28.4073 269.082 28.4073C417.616 28.4073 538.165 64.1448 538.165 99.4261Z" koffice:nodeTypes="ccccccc"/>
              </draw:g>
              <draw:ellipse draw:style-name="gr12" draw:id="shape459" draw:name="path3411" draw:layer="" svg:width="601.38622400000pt" svg:height="192.85156800000pt" draw:transform="matrix(0.01705291407 0.00000000000 0.00000000000 0.00867053347 69.46800079425pt 43.22275505921pt)" draw:kind="full"/>
            </draw:g>
            <draw:path draw:style-name="gr3" draw:id="shape460" draw:name="path3453" draw:layer="" svg:width="169.15643618462pt" svg:height="382.34867714256pt" draw:transform="matrix(0.05259662930 0.00000000000 0.00000000000 0.04363265300 79.19691199506pt 38.66525782090pt)" svg:viewBox="0 0 169 382" svg:d="M70.9001 14.1592L99.2588 0L127.618 14.1592C127.618 14.1592 68.8983 42.4815 68.8983 141.61C68.8975 212.413 169.156 226.577 169.156 311.544C169.156 348.032 141.798 382.349 113.439 382.349C85.0787 382.349 42.5389 368.189 0 325.705C28.3596 339.865 60.8938 355.525 85.0787 354.526C100.757 354.203 129.119 340.365 129.119 312.043C129.119 255.399 30.8607 226.577 30.8607 141.61C30.8607 42.4815 70.8993 14.1608 70.9001 14.1592Z" koffice:nodeTypes="ccccccccccc"/>
            <draw:path draw:style-name="gr11" draw:id="shape461" draw:name="path3586" draw:layer="" svg:width="269.58251501561pt" svg:height="113.77291718230pt" draw:transform="matrix(0.00453857547 -0.00032351262 0.00207656195 0.00490518785 73.77530685079pt 73.43431307576pt)" svg:viewBox="0 0 270 114" svg:d="M56.7542 0C28.3771 0 0 28.4431 0 56.8863C0 85.3294 28.3771 113.773 56.7542 113.773L212.828 113.773C241.206 113.773 269.583 85.3294 269.583 56.8863C269.583 27.1636 241.206 0 212.828 0Z" koffice:nodeTypes="ccccccc"/>
            <draw:path draw:style-name="gr3" draw:id="shape462" draw:name="path3457" draw:layer="" svg:width="165.15747177831pt" svg:height="382.58831212909pt" draw:transform="matrix(0.05259662930 0.00000000000 0.00000000000 0.04363265300 79.19691199506pt 38.66515310253pt)" svg:viewBox="0 0 165 383" svg:d="M75.8461 14.166L113.098 0L121.078 14.166C121.078 14.166 64.7017 42.4971 64.7017 141.656C64.7009 212.482 165.157 226.65 165.157 311.643C165.157 348.143 143.841 381.496 113.098 382.471C54.5244 384.36 40.915 363.309 0 325.809C34.4315 351.641 83.7891 363.191 102.951 353.14C126.374 340.856 130.899 324.309 130.899 310.144C130.899 253.482 34.4315 226.65 34.4315 141.656C34.4315 42.4971 75.8461 14.166 75.8461 14.166Z" koffice:nodeTypes="ccccccccccc"/>
            <draw:path draw:style-name="gr3" draw:id="shape463" draw:name="path3452" draw:layer="" svg:width="113.47879709474pt" svg:height="91.93865557611pt" draw:transform="matrix(0.05259662930 0.00000000000 0.00000000000 0.04363265300 82.90564759751pt 38.38464106614pt)" svg:viewBox="0 0 113 92" svg:d="M0 21.0856C5.59038 19.126 28.6343 6.46202 56.9159 34.9542C71.0571 49.2031 71.0563 77.6921 71.0563 91.9387L113.479 49.2007C113.479 49.2007 90.2794 -20.6528 27.576 6.1066C18.6947 10.0476 5.11627 17.7968 0 21.0856Z" koffice:nodeTypes="cccccc"/>
            <draw:path draw:style-name="gr3" draw:id="shape464" draw:name="path3458" draw:layer="" svg:width="99.18509861228pt" svg:height="78.35041530001pt" draw:transform="matrix(0.05259662930 0.00000000000 0.00000000000 0.04363265300 83.34586034609pt 38.43352381301pt)" svg:viewBox="0 0 99 78" svg:d="M0 14.8875C7.04233 12.5872 29.221 9.81619 51.4658 29.7215C65.5815 43.9294 66.5766 64.145 66.5766 78.3504L98.9639 47.9359C101.705 45.3622 79.1794 -17.2115 19.8952 4.61174C16.3115 6.06059 8.12031 9.66465 0 14.8875Z" koffice:nodeTypes="cccccc"/>
            <draw:path draw:style-name="gr4" draw:id="shape465" draw:name="path3459" draw:layer="" svg:width="65.66569575385pt" svg:height="91.57648852174pt" draw:transform="matrix(0.04281109956 -0.00452523390 0.01461373055 0.03794502636 82.34880127516pt 47.06221894551pt)" svg:viewBox="0 0 66 92" svg:d="M0 24.6918L7.359 42.3638C7.359 42.3638 8.52894 34.5682 14.2146 33.1578C19.9003 31.7467 19.9003 31.7467 19.9003 31.7467C19.9003 31.7467 41.5013 71.1181 45.7662 78.173C50.0294 85.2272 42.9229 91.5765 44.3437 91.5765C45.7662 91.5765 65.6657 82.4057 65.6657 82.4057C65.6657 82.4057 57.1376 83.1104 53.5835 77.4667C50.0294 71.8229 25.586 29.63 25.586 29.63C25.586 29.63 30.5609 27.5133 34.825 25.3973C39.0898 23.2806 43.3539 31.7467 43.3539 31.7467L32.6933 10.582C32.6933 10.582 32.6933 17.6369 29.1393 19.048C25.586 20.4583 22.7428 21.8695 22.7428 21.8695C22.7428 21.8695 19.9003 16.9313 16.3463 11.2875C12.793 5.64376 19.9003 0 19.9003 0L1.42162 9.17082C1.42162 9.17082 7.81813 12.6987 9.95057 16.2257C12.0822 19.7536 14.2146 23.2806 14.2146 23.2806C14.2146 23.2806 11.6231 24.6918 7.60987 26.0598C4.72401 27.5564 1.42162 26.1029 0 24.6918Z" koffice:nodeTypes="ccccccccccccccccccccc"/>
            <draw:path draw:style-name="gr4" draw:id="shape466" draw:name="path3460" draw:layer="" svg:width="65.66569575385pt" svg:height="91.57648852174pt" draw:transform="matrix(-0.03895399041 0.00528654373 -0.00067892948 -0.02906315625 88.33764635914pt 40.98102644683pt)" svg:viewBox="0 0 66 92" svg:d="M0 24.6918L7.359 42.3638C7.359 42.3638 8.52894 34.5682 14.2146 33.1578C19.9003 31.7467 19.9003 31.7467 19.9003 31.7467C19.9003 31.7467 41.5013 71.1181 45.7662 78.173C50.0294 85.2272 42.9229 91.5765 44.3437 91.5765C45.7662 91.5765 65.6657 82.4057 65.6657 82.4057C65.6657 82.4057 57.1376 83.1104 53.5835 77.4667C50.0294 71.8229 25.586 29.63 25.586 29.63C25.586 29.63 30.5609 27.5133 34.825 25.3973C39.0898 23.2806 43.3539 31.7467 43.3539 31.7467L32.6933 10.582C32.6933 10.582 32.6933 17.6369 29.1393 19.048C25.586 20.4583 22.7428 21.8695 22.7428 21.8695C22.7428 21.8695 19.9003 16.9313 16.3463 11.2875C12.793 5.64376 19.9003 0 19.9003 0L1.42162 9.17082C1.42162 9.17082 7.81813 12.6987 9.95057 16.2257C12.0822 19.7536 14.2146 23.2806 14.2146 23.2806C14.2146 23.2806 11.6231 24.6918 7.60987 26.0598C4.72401 27.5564 1.42162 26.1029 0 24.6918Z" koffice:nodeTypes="ccccccccccccccccccccc"/>
            <draw:path draw:style-name="gr11" draw:id="shape467" draw:name="path3483" draw:layer="" svg:width="269.58251501561pt" svg:height="113.77291718230pt" draw:transform="matrix(0.00453857547 -0.00032351262 0.00207656195 0.00490518785 74.38861216305pt 73.39762280201pt)" svg:viewBox="0 0 270 114" svg:d="M56.7542 0C28.3771 0 0 28.4431 0 56.8863C0 85.3294 28.3771 113.773 56.7542 113.773L212.828 113.773C241.206 113.773 269.583 85.3294 269.583 56.8863C269.583 27.1636 241.206 0 212.828 0Z" koffice:nodeTypes="ccccccc"/>
            <draw:path draw:style-name="gr11" draw:id="shape468" draw:name="path3587" draw:layer="" svg:width="269.58251501561pt" svg:height="113.77291718230pt" draw:transform="matrix(0.00764127285 -0.00032351262 0.00349617726 0.00490518785 73.31241567729pt 73.91131333769pt)" svg:viewBox="0 0 270 114" svg:d="M56.7542 0C28.3771 0 0 28.4431 0 56.8863C0 85.3294 28.3771 113.773 56.7542 113.773L212.828 113.773C241.206 113.773 269.583 85.3294 269.583 56.8863C269.583 27.1636 241.206 0 212.828 0Z" koffice:nodeTypes="ccccccc"/>
            <draw:path draw:style-name="gr11" draw:id="shape469" draw:name="path3588" draw:layer="" svg:width="269.58251501561pt" svg:height="113.77291718230pt" draw:transform="matrix(0.00764127285 -0.00032351262 0.00349617726 0.00490518785 73.89107980888pt 73.87462306394pt)" svg:viewBox="0 0 270 114" svg:d="M56.7542 0C28.3771 0 0 28.4431 0 56.8863C0 85.3294 28.3771 113.773 56.7542 113.773L212.828 113.773C241.206 113.773 269.583 85.3294 269.583 56.8863C269.583 27.1636 241.206 0 212.828 0Z" koffice:nodeTypes="ccccccc"/>
            <draw:path draw:style-name="gr11" draw:id="shape470" draw:name="path3589" draw:layer="" svg:width="269.58251501561pt" svg:height="113.77291718230pt" draw:transform="matrix(0.00947396613 -0.00032351262 0.00433469050 0.00490518785 72.98479712906pt 74.46172085036pt)" svg:viewBox="0 0 270 114" svg:d="M56.7542 0C28.3771 0 0 28.4431 0 56.8863C0 85.3294 28.3771 113.773 56.7542 113.773L212.828 113.773C241.206 113.773 269.583 85.3294 269.583 56.8863C269.583 27.1636 241.206 0 212.828 0Z" koffice:nodeTypes="ccccccc"/>
            <draw:path draw:style-name="gr11" draw:id="shape471" draw:name="path3590" draw:layer="" svg:width="269.58251501561pt" svg:height="113.77291718230pt" draw:transform="matrix(0.00947396613 -0.00032351262 0.00433469050 0.00490518785 73.70224910382pt 74.42503057661pt)" svg:viewBox="0 0 270 114" svg:d="M56.7542 0C28.3771 0 0 28.4431 0 56.8863C0 85.3294 28.3771 113.773 56.7542 113.773L212.828 113.773C241.206 113.773 269.583 85.3294 269.583 56.8863C269.583 27.1636 241.206 0 212.828 0Z" koffice:nodeTypes="ccccccc"/>
          </draw:g>
          <draw:rect draw:style-name="gr13" draw:id="shape472" draw:name="rect4998" draw:layer="" svg:width="49.99998160000pt" svg:height="99.99996800000pt"/>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5:26</dc:date>
    <meta:creation-date>2011-05-22T06:11:55</meta:creation-date>
    <dc:creator>Yue Liu</dc:creator>
  </office:meta>
</office:document-meta>
</file>